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0.39pt"/>
    </style:style>
    <style:style style:name="co11" style:family="table-column">
      <style:table-column-properties fo:break-before="auto" style:column-width="133.54pt"/>
    </style:style>
    <style:style style:name="co12" style:family="table-column">
      <style:table-column-properties fo:break-before="auto" style:column-width="140.46pt"/>
    </style:style>
    <style:style style:name="co13" style:family="table-column">
      <style:table-column-properties fo:break-before="auto" style:column-width="135.04pt"/>
    </style:style>
    <style:style style:name="co14" style:family="table-column">
      <style:table-column-properties fo:break-before="auto" style:column-width="121.21pt"/>
    </style:style>
    <style:style style:name="co15" style:family="table-column">
      <style:table-column-properties fo:break-before="auto" style:column-width="101.91pt"/>
    </style:style>
    <style:style style:name="co16" style:family="table-column">
      <style:table-column-properties fo:break-before="auto" style:column-width="95.7pt"/>
    </style:style>
    <style:style style:name="co17" style:family="table-column">
      <style:table-column-properties fo:break-before="auto" style:column-width="124.24pt"/>
    </style:style>
    <style:style style:name="co18" style:family="table-column">
      <style:table-column-properties fo:break-before="auto" style:column-width="94.39pt"/>
    </style:style>
    <style:style style:name="co19" style:family="table-column">
      <style:table-column-properties fo:break-before="auto" style:column-width="65.06pt"/>
    </style:style>
    <style:style style:name="co20" style:family="table-column">
      <style:table-column-properties fo:break-before="auto" style:column-width="55.05pt"/>
    </style:style>
    <style:style style:name="co21" style:family="table-column">
      <style:table-column-properties fo:break-before="auto" style:column-width="312.09pt"/>
    </style:style>
    <style:style style:name="co22" style:family="table-column">
      <style:table-column-properties fo:break-before="auto" style:column-width="79.74pt"/>
    </style:style>
    <style:style style:name="co23" style:family="table-column">
      <style:table-column-properties fo:break-before="auto" style:column-width="71.26pt"/>
    </style:style>
    <style:style style:name="co2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122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 style:data-style-name="N122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122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ategory" style:data-style-name="N0"/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22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22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122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Value" style:data-style-name="N122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122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122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Value" style:data-style-name="N122"/>
    <style:style style:name="ce23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5" style:family="table-cell" style:parent-style-name="Pivot_20_Table_20_Result" style:data-style-name="N122">
      <style:table-cell-properties fo:border-bottom="none" fo:border-left="0.99pt solid #000000" fo:border-right="0.99pt solid #000000" fo:border-top="0.99pt solid #000000"/>
    </style:style>
    <style:style style:name="ce26" style:family="table-cell" style:parent-style-name="Pivot_20_Table_20_Result" style:data-style-name="N122">
      <style:table-cell-properties fo:border-bottom="0.99pt solid #000000" fo:border-left="0.99pt solid #000000" fo:border-right="0.99pt solid #000000" fo:border-top="none"/>
    </style:style>
    <style:style style:name="ce27" style:family="table-cell" style:parent-style-name="Pivot_20_Table_20_Result" style:data-style-name="N122">
      <style:table-cell-properties fo:border-bottom="2.01pt solid #000000" fo:border-left="0.99pt solid #000000" fo:border-right="0.99pt solid #000000" fo:border-top="0.99pt solid #000000"/>
    </style:style>
    <style:style style:name="ce28" style:family="table-cell" style:parent-style-name="Pivot_20_Table_20_Result" style:data-style-name="N122"/>
    <style:style style:name="ce2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Result" style:data-style-name="N122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Result" style:data-style-name="N122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122">
      <style:table-cell-properties fo:border-bottom="2.01pt solid #000000" fo:border-left="0.99pt solid #000000" fo:border-right="2.01pt solid #000000" fo:border-top="0.99pt solid #000000"/>
    </style:style>
    <style:style style:name="ce3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0.99pt solid #000000" fo:border-left="2.01pt solid #000000" fo:border-right="none" fo:border-top="0.99pt solid #000000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40" style:family="table-cell" style:parent-style-name="Pivot_20_Table_20_Field">
      <style:table-cell-properties fo:border="0.99pt solid #000000"/>
    </style:style>
    <style:style style:name="ce4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43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46" style:family="table-cell" style:parent-style-name="Pivot_20_Table_20_Value" style:data-style-name="N122">
      <style:table-cell-properties fo:border-bottom="none" fo:border-left="0.99pt solid #000000" fo:border-right="0.99pt solid #000000" fo:border-top="0.99pt solid #000000"/>
    </style:style>
    <style:style style:name="ce47" style:family="table-cell" style:parent-style-name="Pivot_20_Table_20_Value" style:data-style-name="N122">
      <style:table-cell-properties fo:border-bottom="none" fo:border-left="0.99pt solid #000000" fo:border-right="0.99pt solid #000000" fo:border-top="none"/>
    </style:style>
    <style:style style:name="ce48" style:family="table-cell" style:parent-style-name="Pivot_20_Table_20_Value" style:data-style-name="N122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Pivot_20_Table_20_Result" style:data-style-name="N122">
      <style:table-cell-properties fo:border="0.99pt solid #000000"/>
    </style:style>
    <style:style style:name="ce5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2" style:family="table-cell" style:parent-style-name="Pivot_20_Table_20_Result" style:data-style-name="N122">
      <style:table-cell-properties fo:border-bottom="none" fo:border-left="0.99pt solid #000000" fo:border-right="2.01pt solid #000000" fo:border-top="none"/>
    </style:style>
    <style:style style:name="ce53" style:family="table-cell" style:parent-style-name="Pivot_20_Table_20_Result" style:data-style-name="N122">
      <style:table-cell-properties fo:border-bottom="0.99pt solid #000000" fo:border-left="0.99pt solid #000000" fo:border-right="2.01pt solid #000000" fo:border-top="0.99pt solid #000000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26">
      <style:text-properties style:text-underline-style="solid" style:text-underline-width="auto" style:text-underline-color="font-color"/>
    </style:style>
    <style:style style:name="ce56" style:family="table-cell" style:parent-style-name="Default" style:data-style-name="N122"/>
    <style:style style:name="ce57" style:family="table-cell" style:parent-style-name="Default" style:data-style-name="N122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png operation over issue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1" table:default-cell-style-name="ce7"/>
        <table:table-column table:style-name="co2" table:default-cell-style-name="ce18"/>
        <table:table-column table:style-name="co3" table:default-cell-style-name="ce18"/>
        <table:table-column table:style-name="co2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4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28"/>
        <table:table-column table:style-name="co11" table:default-cell-style-name="ce29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operation</text:p>
          </table:table-cell>
          <table:table-cell office:value-type="string" calcext:value-type="string">
            <text:p>Data</text:p>
          </table:table-cell>
          <table:table-cell table:number-columns-repeated="11"/>
          <table:table-cell table:style-name="ce18"/>
          <table:table-cell table:number-columns-repeated="4"/>
        </table:table-row>
        <table:table-row table:style-name="ro1">
          <table:table-cell table:style-name="ce2"/>
          <table:table-cell table:style-name="ce8" office:value-type="string" calcext:value-type="string">
            <text:p>cropDimensions</text:p>
          </table:table-cell>
          <table:table-cell table:style-name="ce13" table:number-columns-repeated="2"/>
          <table:table-cell table:style-name="ce13" office:value-type="string" calcext:value-type="string">
            <text:p>generateThumbnail</text:p>
          </table:table-cell>
          <table:table-cell table:style-name="ce13" table:number-columns-repeated="2"/>
          <table:table-cell table:style-name="ce13" office:value-type="string" calcext:value-type="string">
            <text:p>readPng</text:p>
          </table:table-cell>
          <table:table-cell table:style-name="ce13" table:number-columns-repeated="2"/>
          <table:table-cell table:style-name="ce13" office:value-type="string" calcext:value-type="string">
            <text:p>writePng</text:p>
          </table:table-cell>
          <table:table-cell table:style-name="ce13" table:number-columns-repeated="2"/>
          <table:table-cell table:style-name="ce23" office:value-type="string" calcext:value-type="string">
            <text:p>Total Average - duration[s]</text:p>
          </table:table-cell>
          <table:table-cell table:style-name="ce23" office:value-type="string" calcext:value-type="string">
            <text:p>Total Sum - duration[s]</text:p>
          </table:table-cell>
          <table:table-cell table:style-name="ce30" office:value-type="string" calcext:value-type="string">
            <text:p>Total Sum - duration[min]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ssuer</text:p>
          </table:table-cell>
          <table:table-cell table:style-name="ce9" office:value-type="string" calcext:value-type="string">
            <text:p>Average - duration[s]</text:p>
          </table:table-cell>
          <table:table-cell table:style-name="ce14" office:value-type="string" calcext:value-type="string">
            <text:p>Sum - duration[s]</text:p>
          </table:table-cell>
          <table:table-cell table:style-name="ce14" office:value-type="string" calcext:value-type="string">
            <text:p>Sum - duration[min]</text:p>
          </table:table-cell>
          <table:table-cell table:style-name="ce14" office:value-type="string" calcext:value-type="string">
            <text:p>Average - duration[s]</text:p>
          </table:table-cell>
          <table:table-cell table:style-name="ce14" office:value-type="string" calcext:value-type="string">
            <text:p>Sum - duration[s]</text:p>
          </table:table-cell>
          <table:table-cell table:style-name="ce14" office:value-type="string" calcext:value-type="string">
            <text:p>Sum - duration[min]</text:p>
          </table:table-cell>
          <table:table-cell table:style-name="ce14" office:value-type="string" calcext:value-type="string">
            <text:p>Average - duration[s]</text:p>
          </table:table-cell>
          <table:table-cell table:style-name="ce14" office:value-type="string" calcext:value-type="string">
            <text:p>Sum - duration[s]</text:p>
          </table:table-cell>
          <table:table-cell table:style-name="ce14" office:value-type="string" calcext:value-type="string">
            <text:p>Sum - duration[min]</text:p>
          </table:table-cell>
          <table:table-cell table:style-name="ce14" office:value-type="string" calcext:value-type="string">
            <text:p>Average - duration[s]</text:p>
          </table:table-cell>
          <table:table-cell table:style-name="ce14" office:value-type="string" calcext:value-type="string">
            <text:p>Sum - duration[s]</text:p>
          </table:table-cell>
          <table:table-cell table:style-name="ce14" office:value-type="string" calcext:value-type="string">
            <text:p>Sum - duration[min]</text:p>
          </table:table-cell>
          <table:table-cell table:style-name="ce24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4" office:value-type="string" calcext:value-type="string">
            <text:p>base.js</text:p>
          </table:table-cell>
          <table:table-cell table:style-name="ce10" office:value-type="float" office:value="0.0249988611111111" calcext:value-type="float">
            <text:p>0.025</text:p>
          </table:table-cell>
          <table:table-cell table:style-name="ce15" office:value-type="float" office:value="0.899959" calcext:value-type="float">
            <text:p>0.900</text:p>
          </table:table-cell>
          <table:table-cell table:style-name="ce19" office:value-type="float" office:value="0.0149993166666667" calcext:value-type="float">
            <text:p>0.015</text:p>
          </table:table-cell>
          <table:table-cell table:style-name="Pivot_20_Table_20_Value" table:number-columns-repeated="3"/>
          <table:table-cell table:style-name="ce10" office:value-type="float" office:value="1.48531208333333" calcext:value-type="float">
            <text:p>1.485</text:p>
          </table:table-cell>
          <table:table-cell table:style-name="ce15" office:value-type="float" office:value="53.471235" calcext:value-type="float">
            <text:p>53.471</text:p>
          </table:table-cell>
          <table:table-cell table:style-name="ce19" office:value-type="float" office:value="0.89118725" calcext:value-type="float">
            <text:p>0.891</text:p>
          </table:table-cell>
          <table:table-cell table:style-name="ce22" office:value-type="float" office:value="1.30373891666667" calcext:value-type="float">
            <text:p>1.304</text:p>
          </table:table-cell>
          <table:table-cell table:style-name="ce22" office:value-type="float" office:value="46.934601" calcext:value-type="float">
            <text:p>46.935</text:p>
          </table:table-cell>
          <table:table-cell table:style-name="ce22" office:value-type="float" office:value="0.78224335" calcext:value-type="float">
            <text:p>0.782</text:p>
          </table:table-cell>
          <table:table-cell table:style-name="ce25" office:value-type="float" office:value="0.93801662037037" calcext:value-type="float">
            <text:p>0.938</text:p>
          </table:table-cell>
          <table:table-cell office:value-type="float" office:value="101.305795" calcext:value-type="float">
            <text:p>101.306</text:p>
          </table:table-cell>
          <table:table-cell table:style-name="ce32" office:value-type="float" office:value="1.68842991666667" calcext:value-type="float">
            <text:p>1.688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apturer.js</text:p>
          </table:table-cell>
          <table:table-cell table:style-name="ce11" office:value-type="float" office:value="0.000665916666666667" calcext:value-type="float">
            <text:p>0.001</text:p>
          </table:table-cell>
          <table:table-cell table:style-name="ce16" office:value-type="float" office:value="0.023973" calcext:value-type="float">
            <text:p>0.024</text:p>
          </table:table-cell>
          <table:table-cell table:style-name="ce20" office:value-type="float" office:value="0.00039955" calcext:value-type="float">
            <text:p>0.000</text:p>
          </table:table-cell>
          <table:table-cell table:style-name="ce22" office:value-type="float" office:value="1.24300294444444" calcext:value-type="float">
            <text:p>1.243</text:p>
          </table:table-cell>
          <table:table-cell table:style-name="ce22" office:value-type="float" office:value="44.748106" calcext:value-type="float">
            <text:p>44.748</text:p>
          </table:table-cell>
          <table:table-cell table:style-name="ce22" office:value-type="float" office:value="0.745801766666667" calcext:value-type="float">
            <text:p>0.746</text:p>
          </table:table-cell>
          <table:table-cell table:style-name="ce11" office:value-type="float" office:value="1.22283430555556" calcext:value-type="float">
            <text:p>1.223</text:p>
          </table:table-cell>
          <table:table-cell table:style-name="ce16" office:value-type="float" office:value="44.022035" calcext:value-type="float">
            <text:p>44.022</text:p>
          </table:table-cell>
          <table:table-cell table:style-name="ce20" office:value-type="float" office:value="0.733700583333333" calcext:value-type="float">
            <text:p>0.734</text:p>
          </table:table-cell>
          <table:table-cell table:style-name="Pivot_20_Table_20_Value" table:number-columns-repeated="3"/>
          <table:table-cell table:style-name="ce26" office:value-type="float" office:value="0.822167722222222" calcext:value-type="float">
            <text:p>0.822</text:p>
          </table:table-cell>
          <table:table-cell office:value-type="float" office:value="88.794114" calcext:value-type="float">
            <text:p>88.794</text:p>
          </table:table-cell>
          <table:table-cell table:style-name="ce33" office:value-type="float" office:value="1.4799019" calcext:value-type="float">
            <text:p>1.48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0.0128323888888889" calcext:value-type="float">
            <text:p>0.013</text:p>
          </table:table-cell>
          <table:table-cell table:style-name="ce17" office:value-type="float" office:value="0.923932" calcext:value-type="float">
            <text:p>0.924</text:p>
          </table:table-cell>
          <table:table-cell table:style-name="ce21" office:value-type="float" office:value="0.0153988666666667" calcext:value-type="float">
            <text:p>0.015</text:p>
          </table:table-cell>
          <table:table-cell table:style-name="ce12" office:value-type="float" office:value="1.24300294444444" calcext:value-type="float">
            <text:p>1.243</text:p>
          </table:table-cell>
          <table:table-cell table:style-name="ce17" office:value-type="float" office:value="44.748106" calcext:value-type="float">
            <text:p>44.748</text:p>
          </table:table-cell>
          <table:table-cell table:style-name="ce21" office:value-type="float" office:value="0.745801766666667" calcext:value-type="float">
            <text:p>0.746</text:p>
          </table:table-cell>
          <table:table-cell table:style-name="ce12" office:value-type="float" office:value="1.35407319444444" calcext:value-type="float">
            <text:p>1.354</text:p>
          </table:table-cell>
          <table:table-cell table:style-name="ce17" office:value-type="float" office:value="97.49327" calcext:value-type="float">
            <text:p>97.493</text:p>
          </table:table-cell>
          <table:table-cell table:style-name="ce21" office:value-type="float" office:value="1.62488783333333" calcext:value-type="float">
            <text:p>1.625</text:p>
          </table:table-cell>
          <table:table-cell table:style-name="ce12" office:value-type="float" office:value="1.30373891666667" calcext:value-type="float">
            <text:p>1.304</text:p>
          </table:table-cell>
          <table:table-cell table:style-name="ce17" office:value-type="float" office:value="46.934601" calcext:value-type="float">
            <text:p>46.935</text:p>
          </table:table-cell>
          <table:table-cell table:style-name="ce21" office:value-type="float" office:value="0.78224335" calcext:value-type="float">
            <text:p>0.782</text:p>
          </table:table-cell>
          <table:table-cell table:style-name="ce27" office:value-type="float" office:value="0.880092171296296" calcext:value-type="float">
            <text:p>0.880</text:p>
          </table:table-cell>
          <table:table-cell table:style-name="ce27" office:value-type="float" office:value="190.099909" calcext:value-type="float">
            <text:p>190.100</text:p>
          </table:table-cell>
          <table:table-cell table:style-name="ce34" office:value-type="float" office:value="3.16833181666667" calcext:value-type="float">
            <text:p>3.168</text:p>
          </table:table-cell>
          <table:table-cell table:number-columns-repeated="3"/>
        </table:table-row>
      </table:table>
      <table:table table:name="getScreenshot operation  over  firefox" table:style-name="ta1">
        <office:forms form:automatic-focus="false" form:apply-design-mode="false"/>
        <table:table-column table:style-name="co14" table:default-cell-style-name="ce4"/>
        <table:table-column table:style-name="co15" table:default-cell-style-name="ce41"/>
        <table:table-column table:style-name="co16" table:default-cell-style-name="ce46"/>
        <table:table-column table:style-name="co2" table:default-cell-style-name="ce32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5"/>
          <table:table-cell table:style-name="ce39"/>
          <table:table-cell table:style-name="ce7" office:value-type="string" calcext:value-type="string">
            <text:p>operation</text:p>
          </table:table-cell>
          <table:table-cell table:style-name="ce50"/>
          <table:table-cell table:number-columns-repeated="3"/>
        </table:table-row>
        <table:table-row table:style-name="ro1">
          <table:table-cell table:style-name="ce3" office:value-type="string" calcext:value-type="string">
            <text:p>producer/screenshot</text:p>
          </table:table-cell>
          <table:table-cell table:style-name="ce40" office:value-type="string" calcext:value-type="string">
            <text:p>Data</text:p>
          </table:table-cell>
          <table:table-cell table:style-name="ce9" office:value-type="string" calcext:value-type="string">
            <text:p>getScreenshotData</text:p>
          </table:table-cell>
          <table:table-cell table:style-name="ce51" office:value-type="string" calcext:value-type="string">
            <text:p>Total Resul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foot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401819" calcext:value-type="float">
            <text:p>0.402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0.401819" calcext:value-type="float">
            <text:p>0.402</text:p>
          </table:table-cell>
          <table:table-cell table:style-name="ce52" office:value-type="float" office:value="0.401819" calcext:value-type="float">
            <text:p>0.402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0669698333333333" calcext:value-type="float">
            <text:p>0.007</text:p>
          </table:table-cell>
          <table:table-cell table:style-name="ce33" office:value-type="float" office:value="0.00669698333333333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header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0.77675" calcext:value-type="float">
            <text:p>0.777</text:p>
          </table:table-cell>
          <table:table-cell office:value-type="float" office:value="0.77675" calcext:value-type="float">
            <text:p>0.777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0.77675" calcext:value-type="float">
            <text:p>0.777</text:p>
          </table:table-cell>
          <table:table-cell table:style-name="ce52" office:value-type="float" office:value="0.77675" calcext:value-type="float">
            <text:p>0.777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129458333333333" calcext:value-type="float">
            <text:p>0.013</text:p>
          </table:table-cell>
          <table:table-cell table:style-name="ce33" office:value-type="float" office:value="0.0129458333333333" calcext:value-type="float">
            <text:p>0.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about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756148" calcext:value-type="float">
            <text:p>1.756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1.756148" calcext:value-type="float">
            <text:p>1.756</text:p>
          </table:table-cell>
          <table:table-cell table:style-name="ce52" office:value-type="float" office:value="1.756148" calcext:value-type="float">
            <text:p>1.756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292691333333333" calcext:value-type="float">
            <text:p>0.029</text:p>
          </table:table-cell>
          <table:table-cell table:style-name="ce33" office:value-type="float" office:value="0.0292691333333333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book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1.431308" calcext:value-type="float">
            <text:p>1.431</text:p>
          </table:table-cell>
          <table:table-cell office:value-type="float" office:value="1.431308" calcext:value-type="float">
            <text:p>1.431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1.431308" calcext:value-type="float">
            <text:p>1.431</text:p>
          </table:table-cell>
          <table:table-cell table:style-name="ce52" office:value-type="float" office:value="1.431308" calcext:value-type="float">
            <text:p>1.431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238551333333333" calcext:value-type="float">
            <text:p>0.024</text:p>
          </table:table-cell>
          <table:table-cell table:style-name="ce33" office:value-type="float" office:value="0.0238551333333333" calcext:value-type="float">
            <text:p>0.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featur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657069" calcext:value-type="float">
            <text:p>0.657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0.657069" calcext:value-type="float">
            <text:p>0.657</text:p>
          </table:table-cell>
          <table:table-cell table:style-name="ce52" office:value-type="float" office:value="0.657069" calcext:value-type="float">
            <text:p>0.657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1095115" calcext:value-type="float">
            <text:p>0.011</text:p>
          </table:table-cell>
          <table:table-cell table:style-name="ce33" office:value-type="float" office:value="0.01095115" calcext:value-type="float">
            <text:p>0.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stories-jack-hovered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0.850823" calcext:value-type="float">
            <text:p>0.851</text:p>
          </table:table-cell>
          <table:table-cell office:value-type="float" office:value="0.850823" calcext:value-type="float">
            <text:p>0.851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0.850823" calcext:value-type="float">
            <text:p>0.851</text:p>
          </table:table-cell>
          <table:table-cell table:style-name="ce52" office:value-type="float" office:value="0.850823" calcext:value-type="float">
            <text:p>0.851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141803833333333" calcext:value-type="float">
            <text:p>0.014</text:p>
          </table:table-cell>
          <table:table-cell table:style-name="ce33" office:value-type="float" office:value="0.0141803833333333" calcext:value-type="float">
            <text:p>0.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stori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219721" calcext:value-type="float">
            <text:p>2.22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2.219721" calcext:value-type="float">
            <text:p>2.220</text:p>
          </table:table-cell>
          <table:table-cell table:style-name="ce52" office:value-type="float" office:value="2.219721" calcext:value-type="float">
            <text:p>2.220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3699535" calcext:value-type="float">
            <text:p>0.037</text:p>
          </table:table-cell>
          <table:table-cell table:style-name="ce33" office:value-type="float" office:value="0.03699535" calcext:value-type="float">
            <text:p>0.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tours-card-hovered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0.352012" calcext:value-type="float">
            <text:p>0.352</text:p>
          </table:table-cell>
          <table:table-cell office:value-type="float" office:value="0.352012" calcext:value-type="float">
            <text:p>0.352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0.352012" calcext:value-type="float">
            <text:p>0.352</text:p>
          </table:table-cell>
          <table:table-cell table:style-name="ce52" office:value-type="float" office:value="0.352012" calcext:value-type="float">
            <text:p>0.352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0586686666666667" calcext:value-type="float">
            <text:p>0.006</text:p>
          </table:table-cell>
          <table:table-cell table:style-name="ce33" office:value-type="float" office:value="0.00586686666666667" calcext:value-type="float">
            <text:p>0.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0x1024_1_true/section-tour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41953" calcext:value-type="float">
            <text:p>0.42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0.41953" calcext:value-type="float">
            <text:p>0.420</text:p>
          </table:table-cell>
          <table:table-cell table:style-name="ce52" office:value-type="float" office:value="0.41953" calcext:value-type="float">
            <text:p>0.420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0699216666666667" calcext:value-type="float">
            <text:p>0.007</text:p>
          </table:table-cell>
          <table:table-cell table:style-name="ce33" office:value-type="float" office:value="0.00699216666666667" calcext:value-type="float">
            <text:p>0.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footer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1.137416" calcext:value-type="float">
            <text:p>1.137</text:p>
          </table:table-cell>
          <table:table-cell office:value-type="float" office:value="1.137416" calcext:value-type="float">
            <text:p>1.137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1.137416" calcext:value-type="float">
            <text:p>1.137</text:p>
          </table:table-cell>
          <table:table-cell table:style-name="ce52" office:value-type="float" office:value="1.137416" calcext:value-type="float">
            <text:p>1.137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189569333333333" calcext:value-type="float">
            <text:p>0.019</text:p>
          </table:table-cell>
          <table:table-cell table:style-name="ce33" office:value-type="float" office:value="0.0189569333333333" calcext:value-type="float">
            <text:p>0.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head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3.251473" calcext:value-type="float">
            <text:p>3.251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3.251473" calcext:value-type="float">
            <text:p>3.251</text:p>
          </table:table-cell>
          <table:table-cell table:style-name="ce52" office:value-type="float" office:value="3.251473" calcext:value-type="float">
            <text:p>3.251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541912166666667" calcext:value-type="float">
            <text:p>0.054</text:p>
          </table:table-cell>
          <table:table-cell table:style-name="ce33" office:value-type="float" office:value="0.0541912166666667" calcext:value-type="float">
            <text:p>0.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about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2.026794" calcext:value-type="float">
            <text:p>2.027</text:p>
          </table:table-cell>
          <table:table-cell office:value-type="float" office:value="2.026794" calcext:value-type="float">
            <text:p>2.027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2.026794" calcext:value-type="float">
            <text:p>2.027</text:p>
          </table:table-cell>
          <table:table-cell table:style-name="ce52" office:value-type="float" office:value="2.026794" calcext:value-type="float">
            <text:p>2.027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337799" calcext:value-type="float">
            <text:p>0.034</text:p>
          </table:table-cell>
          <table:table-cell table:style-name="ce33" office:value-type="float" office:value="0.0337799" calcext:value-type="float">
            <text:p>0.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book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156436" calcext:value-type="float">
            <text:p>2.156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2.156436" calcext:value-type="float">
            <text:p>2.156</text:p>
          </table:table-cell>
          <table:table-cell table:style-name="ce52" office:value-type="float" office:value="2.156436" calcext:value-type="float">
            <text:p>2.156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359406" calcext:value-type="float">
            <text:p>0.036</text:p>
          </table:table-cell>
          <table:table-cell table:style-name="ce33" office:value-type="float" office:value="0.0359406" calcext:value-type="float">
            <text:p>0.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features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2.388909" calcext:value-type="float">
            <text:p>2.389</text:p>
          </table:table-cell>
          <table:table-cell office:value-type="float" office:value="2.388909" calcext:value-type="float">
            <text:p>2.389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2.388909" calcext:value-type="float">
            <text:p>2.389</text:p>
          </table:table-cell>
          <table:table-cell table:style-name="ce52" office:value-type="float" office:value="2.388909" calcext:value-type="float">
            <text:p>2.389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3981515" calcext:value-type="float">
            <text:p>0.040</text:p>
          </table:table-cell>
          <table:table-cell table:style-name="ce33" office:value-type="float" office:value="0.03981515" calcext:value-type="float">
            <text:p>0.0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stories-jack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910586" calcext:value-type="float">
            <text:p>1.911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1.910586" calcext:value-type="float">
            <text:p>1.911</text:p>
          </table:table-cell>
          <table:table-cell table:style-name="ce52" office:value-type="float" office:value="1.910586" calcext:value-type="float">
            <text:p>1.911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318431" calcext:value-type="float">
            <text:p>0.032</text:p>
          </table:table-cell>
          <table:table-cell table:style-name="ce33" office:value-type="float" office:value="0.0318431" calcext:value-type="float">
            <text:p>0.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stories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2.627057" calcext:value-type="float">
            <text:p>2.627</text:p>
          </table:table-cell>
          <table:table-cell office:value-type="float" office:value="2.627057" calcext:value-type="float">
            <text:p>2.627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2.627057" calcext:value-type="float">
            <text:p>2.627</text:p>
          </table:table-cell>
          <table:table-cell table:style-name="ce52" office:value-type="float" office:value="2.627057" calcext:value-type="float">
            <text:p>2.627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437842833333333" calcext:value-type="float">
            <text:p>0.044</text:p>
          </table:table-cell>
          <table:table-cell table:style-name="ce33" office:value-type="float" office:value="0.0437842833333333" calcext:value-type="float">
            <text:p>0.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tours-card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73073" calcext:value-type="float">
            <text:p>1.731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1.73073" calcext:value-type="float">
            <text:p>1.731</text:p>
          </table:table-cell>
          <table:table-cell table:style-name="ce52" office:value-type="float" office:value="1.73073" calcext:value-type="float">
            <text:p>1.731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288455" calcext:value-type="float">
            <text:p>0.029</text:p>
          </table:table-cell>
          <table:table-cell table:style-name="ce33" office:value-type="float" office:value="0.0288455" calcext:value-type="float">
            <text:p>0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fox_ubuntu_1285x1024_2_false/section-tours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2.211749" calcext:value-type="float">
            <text:p>2.212</text:p>
          </table:table-cell>
          <table:table-cell office:value-type="float" office:value="2.211749" calcext:value-type="float">
            <text:p>2.212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2.211749" calcext:value-type="float">
            <text:p>2.212</text:p>
          </table:table-cell>
          <table:table-cell table:style-name="ce52" office:value-type="float" office:value="2.211749" calcext:value-type="float">
            <text:p>2.212</text:p>
          </table:table-cell>
          <table:table-cell table:number-columns-repeated="3"/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368624833333333" calcext:value-type="float">
            <text:p>0.037</text:p>
          </table:table-cell>
          <table:table-cell table:style-name="ce33" office:value-type="float" office:value="0.0368624833333333" calcext:value-type="float">
            <text:p>0.037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Total Average - duration[s]</text:p>
          </table:table-cell>
          <table:table-cell table:style-name="ce44"/>
          <table:table-cell table:style-name="ce49" office:value-type="float" office:value="1.57257388888889" calcext:value-type="float">
            <text:p>1.573</text:p>
          </table:table-cell>
          <table:table-cell table:style-name="ce53" office:value-type="float" office:value="1.57257388888889" calcext:value-type="float">
            <text:p>1.573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Total Sum - duration[s]</text:p>
          </table:table-cell>
          <table:table-cell table:style-name="ce44"/>
          <table:table-cell table:style-name="ce28" office:value-type="float" office:value="28.30633" calcext:value-type="float">
            <text:p>28.306</text:p>
          </table:table-cell>
          <table:table-cell table:style-name="ce53" office:value-type="float" office:value="28.30633" calcext:value-type="float">
            <text:p>28.306</text:p>
          </table:table-cell>
          <table:table-cell table:number-columns-repeated="3"/>
        </table:table-row>
        <table:table-row table:style-name="ro1">
          <table:table-cell table:style-name="ce38" office:value-type="string" calcext:value-type="string">
            <text:p>Total Sum - duration[min]</text:p>
          </table:table-cell>
          <table:table-cell table:style-name="ce45"/>
          <table:table-cell table:style-name="ce27" office:value-type="float" office:value="0.471772166666667" calcext:value-type="float">
            <text:p>0.472</text:p>
          </table:table-cell>
          <table:table-cell table:style-name="ce34" office:value-type="float" office:value="0.471772166666667" calcext:value-type="float">
            <text:p>0.472</text:p>
          </table:table-cell>
          <table:table-cell table:number-columns-repeated="3"/>
        </table:table-row>
      </table:table>
      <table:table table:name="getScreenshot  operation  over chrome" table:style-name="ta1">
        <office:forms form:automatic-focus="false" form:apply-design-mode="false"/>
        <table:table-column table:style-name="co17" table:default-cell-style-name="ce4"/>
        <table:table-column table:style-name="co3" table:default-cell-style-name="ce41"/>
        <table:table-column table:style-name="co18" table:default-cell-style-name="ce46"/>
        <table:table-column table:style-name="co19" table:default-cell-style-name="ce32"/>
        <table:table-row table:style-name="ro1">
          <table:table-cell table:style-name="ce35"/>
          <table:table-cell table:style-name="ce39"/>
          <table:table-cell table:style-name="ce7" office:value-type="string" calcext:value-type="string">
            <text:p>operation</text:p>
          </table:table-cell>
          <table:table-cell table:style-name="ce50"/>
        </table:table-row>
        <table:table-row table:style-name="ro1">
          <table:table-cell table:style-name="ce3" office:value-type="string" calcext:value-type="string">
            <text:p>producer/screenshot</text:p>
          </table:table-cell>
          <table:table-cell table:style-name="ce40" office:value-type="string" calcext:value-type="string">
            <text:p>Data</text:p>
          </table:table-cell>
          <table:table-cell table:style-name="ce9" office:value-type="string" calcext:value-type="string">
            <text:p>getScreenshotData</text:p>
          </table:table-cell>
          <table:table-cell table:style-name="ce51"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chrome_linux_1280x1024_1_false/foot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893796" calcext:value-type="float">
            <text:p>1.894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1.893796" calcext:value-type="float">
            <text:p>1.894</text:p>
          </table:table-cell>
          <table:table-cell table:style-name="ce52" office:value-type="float" office:value="1.893796" calcext:value-type="float">
            <text:p>1.894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315632666666667" calcext:value-type="float">
            <text:p>0.032</text:p>
          </table:table-cell>
          <table:table-cell table:style-name="ce33" office:value-type="float" office:value="0.0315632666666667" calcext:value-type="float">
            <text:p>0.032</text:p>
          </table:table-cell>
        </table:table-row>
        <table:table-row table:style-name="ro1">
          <table:table-cell office:value-type="string" calcext:value-type="string">
            <text:p>chrome_linux_1280x1024_1_false/header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2.033717" calcext:value-type="float">
            <text:p>2.034</text:p>
          </table:table-cell>
          <table:table-cell office:value-type="float" office:value="2.033717" calcext:value-type="float">
            <text:p>2.034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2.033717" calcext:value-type="float">
            <text:p>2.034</text:p>
          </table:table-cell>
          <table:table-cell table:style-name="ce52" office:value-type="float" office:value="2.033717" calcext:value-type="float">
            <text:p>2.034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338952833333333" calcext:value-type="float">
            <text:p>0.034</text:p>
          </table:table-cell>
          <table:table-cell table:style-name="ce33" office:value-type="float" office:value="0.0338952833333333" calcext:value-type="float">
            <text:p>0.034</text:p>
          </table:table-cell>
        </table:table-row>
        <table:table-row table:style-name="ro1">
          <table:table-cell office:value-type="string" calcext:value-type="string">
            <text:p>chrome_linux_1280x1024_1_false/section-about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87127" calcext:value-type="float">
            <text:p>0.871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0.87127" calcext:value-type="float">
            <text:p>0.871</text:p>
          </table:table-cell>
          <table:table-cell table:style-name="ce52" office:value-type="float" office:value="0.87127" calcext:value-type="float">
            <text:p>0.871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145211666666667" calcext:value-type="float">
            <text:p>0.015</text:p>
          </table:table-cell>
          <table:table-cell table:style-name="ce33" office:value-type="float" office:value="0.01452116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chrome_linux_1280x1024_1_false/section-book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1.952077" calcext:value-type="float">
            <text:p>1.952</text:p>
          </table:table-cell>
          <table:table-cell office:value-type="float" office:value="1.952077" calcext:value-type="float">
            <text:p>1.952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1.952077" calcext:value-type="float">
            <text:p>1.952</text:p>
          </table:table-cell>
          <table:table-cell table:style-name="ce52" office:value-type="float" office:value="1.952077" calcext:value-type="float">
            <text:p>1.952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325346166666667" calcext:value-type="float">
            <text:p>0.033</text:p>
          </table:table-cell>
          <table:table-cell table:style-name="ce33" office:value-type="float" office:value="0.0325346166666667" calcext:value-type="float">
            <text:p>0.033</text:p>
          </table:table-cell>
        </table:table-row>
        <table:table-row table:style-name="ro1">
          <table:table-cell office:value-type="string" calcext:value-type="string">
            <text:p>chrome_linux_1280x1024_1_false/section-featur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353189" calcext:value-type="float">
            <text:p>2.353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2.353189" calcext:value-type="float">
            <text:p>2.353</text:p>
          </table:table-cell>
          <table:table-cell table:style-name="ce52" office:value-type="float" office:value="2.353189" calcext:value-type="float">
            <text:p>2.353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392198166666667" calcext:value-type="float">
            <text:p>0.039</text:p>
          </table:table-cell>
          <table:table-cell table:style-name="ce33" office:value-type="float" office:value="0.0392198166666667" calcext:value-type="float">
            <text:p>0.039</text:p>
          </table:table-cell>
        </table:table-row>
        <table:table-row table:style-name="ro1">
          <table:table-cell office:value-type="string" calcext:value-type="string">
            <text:p>chrome_linux_1280x1024_1_false/section-stories-jack-hovered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1.949765" calcext:value-type="float">
            <text:p>1.950</text:p>
          </table:table-cell>
          <table:table-cell office:value-type="float" office:value="1.949765" calcext:value-type="float">
            <text:p>1.950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1.949765" calcext:value-type="float">
            <text:p>1.950</text:p>
          </table:table-cell>
          <table:table-cell table:style-name="ce52" office:value-type="float" office:value="1.949765" calcext:value-type="float">
            <text:p>1.950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324960833333333" calcext:value-type="float">
            <text:p>0.032</text:p>
          </table:table-cell>
          <table:table-cell table:style-name="ce33" office:value-type="float" office:value="0.0324960833333333" calcext:value-type="float">
            <text:p>0.032</text:p>
          </table:table-cell>
        </table:table-row>
        <table:table-row table:style-name="ro1">
          <table:table-cell office:value-type="string" calcext:value-type="string">
            <text:p>chrome_linux_1280x1024_1_false/section-storie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396976" calcext:value-type="float">
            <text:p>2.397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2.396976" calcext:value-type="float">
            <text:p>2.397</text:p>
          </table:table-cell>
          <table:table-cell table:style-name="ce52" office:value-type="float" office:value="2.396976" calcext:value-type="float">
            <text:p>2.397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399496" calcext:value-type="float">
            <text:p>0.040</text:p>
          </table:table-cell>
          <table:table-cell table:style-name="ce33" office:value-type="float" office:value="0.0399496" calcext:value-type="float">
            <text:p>0.040</text:p>
          </table:table-cell>
        </table:table-row>
        <table:table-row table:style-name="ro1">
          <table:table-cell office:value-type="string" calcext:value-type="string">
            <text:p>chrome_linux_1280x1024_1_false/section-tours-card-hovered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0.956268" calcext:value-type="float">
            <text:p>0.956</text:p>
          </table:table-cell>
          <table:table-cell office:value-type="float" office:value="0.956268" calcext:value-type="float">
            <text:p>0.956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0.956268" calcext:value-type="float">
            <text:p>0.956</text:p>
          </table:table-cell>
          <table:table-cell table:style-name="ce52" office:value-type="float" office:value="0.956268" calcext:value-type="float">
            <text:p>0.956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159378" calcext:value-type="float">
            <text:p>0.016</text:p>
          </table:table-cell>
          <table:table-cell table:style-name="ce33" office:value-type="float" office:value="0.0159378" calcext:value-type="float">
            <text:p>0.016</text:p>
          </table:table-cell>
        </table:table-row>
        <table:table-row table:style-name="ro1">
          <table:table-cell office:value-type="string" calcext:value-type="string">
            <text:p>chrome_linux_1280x1024_1_false/section-tours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0.958941" calcext:value-type="float">
            <text:p>0.959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0.958941" calcext:value-type="float">
            <text:p>0.959</text:p>
          </table:table-cell>
          <table:table-cell table:style-name="ce52" office:value-type="float" office:value="0.958941" calcext:value-type="float">
            <text:p>0.959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1598235" calcext:value-type="float">
            <text:p>0.016</text:p>
          </table:table-cell>
          <table:table-cell table:style-name="ce33" office:value-type="float" office:value="0.01598235" calcext:value-type="float">
            <text:p>0.016</text:p>
          </table:table-cell>
        </table:table-row>
        <table:table-row table:style-name="ro1">
          <table:table-cell office:value-type="string" calcext:value-type="string">
            <text:p>chrome_linux_1280x1024_2_true/footer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1.043638" calcext:value-type="float">
            <text:p>1.044</text:p>
          </table:table-cell>
          <table:table-cell office:value-type="float" office:value="1.043638" calcext:value-type="float">
            <text:p>1.044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1.043638" calcext:value-type="float">
            <text:p>1.044</text:p>
          </table:table-cell>
          <table:table-cell table:style-name="ce52" office:value-type="float" office:value="1.043638" calcext:value-type="float">
            <text:p>1.044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173939666666667" calcext:value-type="float">
            <text:p>0.017</text:p>
          </table:table-cell>
          <table:table-cell table:style-name="ce33" office:value-type="float" office:value="0.0173939666666667" calcext:value-type="float">
            <text:p>0.017</text:p>
          </table:table-cell>
        </table:table-row>
        <table:table-row table:style-name="ro1">
          <table:table-cell office:value-type="string" calcext:value-type="string">
            <text:p>chrome_linux_1280x1024_2_true/header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6.771356" calcext:value-type="float">
            <text:p>6.771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6.771356" calcext:value-type="float">
            <text:p>6.771</text:p>
          </table:table-cell>
          <table:table-cell table:style-name="ce52" office:value-type="float" office:value="6.771356" calcext:value-type="float">
            <text:p>6.771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112855933333333" calcext:value-type="float">
            <text:p>0.113</text:p>
          </table:table-cell>
          <table:table-cell table:style-name="ce33" office:value-type="float" office:value="0.112855933333333" calcext:value-type="float">
            <text:p>0.113</text:p>
          </table:table-cell>
        </table:table-row>
        <table:table-row table:style-name="ro1">
          <table:table-cell office:value-type="string" calcext:value-type="string">
            <text:p>chrome_linux_1280x1024_2_true/section-about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4.269637" calcext:value-type="float">
            <text:p>4.270</text:p>
          </table:table-cell>
          <table:table-cell office:value-type="float" office:value="4.269637" calcext:value-type="float">
            <text:p>4.270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4.269637" calcext:value-type="float">
            <text:p>4.270</text:p>
          </table:table-cell>
          <table:table-cell table:style-name="ce52" office:value-type="float" office:value="4.269637" calcext:value-type="float">
            <text:p>4.270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711606166666667" calcext:value-type="float">
            <text:p>0.071</text:p>
          </table:table-cell>
          <table:table-cell table:style-name="ce33" office:value-type="float" office:value="0.0711606166666667" calcext:value-type="float">
            <text:p>0.071</text:p>
          </table:table-cell>
        </table:table-row>
        <table:table-row table:style-name="ro1">
          <table:table-cell office:value-type="string" calcext:value-type="string">
            <text:p>chrome_linux_1280x1024_2_true/section-book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2.07884" calcext:value-type="float">
            <text:p>2.079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2.07884" calcext:value-type="float">
            <text:p>2.079</text:p>
          </table:table-cell>
          <table:table-cell table:style-name="ce52" office:value-type="float" office:value="2.07884" calcext:value-type="float">
            <text:p>2.079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346473333333333" calcext:value-type="float">
            <text:p>0.035</text:p>
          </table:table-cell>
          <table:table-cell table:style-name="ce33" office:value-type="float" office:value="0.0346473333333333" calcext:value-type="float">
            <text:p>0.035</text:p>
          </table:table-cell>
        </table:table-row>
        <table:table-row table:style-name="ro1">
          <table:table-cell office:value-type="string" calcext:value-type="string">
            <text:p>chrome_linux_1280x1024_2_true/section-features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9.648555" calcext:value-type="float">
            <text:p>9.649</text:p>
          </table:table-cell>
          <table:table-cell office:value-type="float" office:value="9.648555" calcext:value-type="float">
            <text:p>9.649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9.648555" calcext:value-type="float">
            <text:p>9.649</text:p>
          </table:table-cell>
          <table:table-cell table:style-name="ce52" office:value-type="float" office:value="9.648555" calcext:value-type="float">
            <text:p>9.649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16080925" calcext:value-type="float">
            <text:p>0.161</text:p>
          </table:table-cell>
          <table:table-cell table:style-name="ce33" office:value-type="float" office:value="0.16080925" calcext:value-type="float">
            <text:p>0.161</text:p>
          </table:table-cell>
        </table:table-row>
        <table:table-row table:style-name="ro1">
          <table:table-cell office:value-type="string" calcext:value-type="string">
            <text:p>chrome_linux_1280x1024_2_true/section-stories-jack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5.362514" calcext:value-type="float">
            <text:p>5.363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5.362514" calcext:value-type="float">
            <text:p>5.363</text:p>
          </table:table-cell>
          <table:table-cell table:style-name="ce52" office:value-type="float" office:value="5.362514" calcext:value-type="float">
            <text:p>5.363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893752333333333" calcext:value-type="float">
            <text:p>0.089</text:p>
          </table:table-cell>
          <table:table-cell table:style-name="ce33" office:value-type="float" office:value="0.0893752333333333" calcext:value-type="float">
            <text:p>0.089</text:p>
          </table:table-cell>
        </table:table-row>
        <table:table-row table:style-name="ro1">
          <table:table-cell office:value-type="string" calcext:value-type="string">
            <text:p>chrome_linux_1280x1024_2_true/section-stories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5.325901" calcext:value-type="float">
            <text:p>5.326</text:p>
          </table:table-cell>
          <table:table-cell office:value-type="float" office:value="5.325901" calcext:value-type="float">
            <text:p>5.326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5.325901" calcext:value-type="float">
            <text:p>5.326</text:p>
          </table:table-cell>
          <table:table-cell table:style-name="ce52" office:value-type="float" office:value="5.325901" calcext:value-type="float">
            <text:p>5.326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887650166666667" calcext:value-type="float">
            <text:p>0.089</text:p>
          </table:table-cell>
          <table:table-cell table:style-name="ce33" office:value-type="float" office:value="0.0887650166666667" calcext:value-type="float">
            <text:p>0.089</text:p>
          </table:table-cell>
        </table:table-row>
        <table:table-row table:style-name="ro1">
          <table:table-cell office:value-type="string" calcext:value-type="string">
            <text:p>chrome_linux_1280x1024_2_true/section-tours-card-hovered.png</text:p>
          </table:table-cell>
          <table:table-cell office:value-type="string" calcext:value-type="string">
            <text:p>Average - duration[s]</text:p>
          </table:table-cell>
          <table:table-cell table:number-columns-repeated="2" office:value-type="float" office:value="1.645995" calcext:value-type="float">
            <text:p>1.646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47" office:value-type="float" office:value="1.645995" calcext:value-type="float">
            <text:p>1.646</text:p>
          </table:table-cell>
          <table:table-cell table:style-name="ce52" office:value-type="float" office:value="1.645995" calcext:value-type="float">
            <text:p>1.646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48" office:value-type="float" office:value="0.02743325" calcext:value-type="float">
            <text:p>0.027</text:p>
          </table:table-cell>
          <table:table-cell table:style-name="ce33" office:value-type="float" office:value="0.02743325" calcext:value-type="float">
            <text:p>0.027</text:p>
          </table:table-cell>
        </table:table-row>
        <table:table-row table:style-name="ro1">
          <table:table-cell office:value-type="string" calcext:value-type="string">
            <text:p>chrome_linux_1280x1024_2_true/section-tours.png</text:p>
          </table:table-cell>
          <table:table-cell office:value-type="string" calcext:value-type="string">
            <text:p>Average - duration[s]</text:p>
          </table:table-cell>
          <table:table-cell table:style-name="ce15" office:value-type="float" office:value="2.463795" calcext:value-type="float">
            <text:p>2.464</text:p>
          </table:table-cell>
          <table:table-cell office:value-type="float" office:value="2.463795" calcext:value-type="float">
            <text:p>2.464</text:p>
          </table:table-cell>
        </table:table-row>
        <table:table-row table:style-name="ro1">
          <table:table-cell table:style-name="ce5"/>
          <table:table-cell table:style-name="ce42" office:value-type="string" calcext:value-type="string">
            <text:p>Sum - duration[s]</text:p>
          </table:table-cell>
          <table:table-cell table:style-name="ce22" office:value-type="float" office:value="2.463795" calcext:value-type="float">
            <text:p>2.464</text:p>
          </table:table-cell>
          <table:table-cell table:style-name="ce52" office:value-type="float" office:value="2.463795" calcext:value-type="float">
            <text:p>2.464</text:p>
          </table:table-cell>
        </table:table-row>
        <table:table-row table:style-name="ro1">
          <table:table-cell table:style-name="ce36"/>
          <table:table-cell table:style-name="ce43" office:value-type="string" calcext:value-type="string">
            <text:p>Sum - duration[min]</text:p>
          </table:table-cell>
          <table:table-cell table:style-name="ce16" office:value-type="float" office:value="0.04106325" calcext:value-type="float">
            <text:p>0.041</text:p>
          </table:table-cell>
          <table:table-cell table:style-name="ce33" office:value-type="float" office:value="0.04106325" calcext:value-type="float">
            <text:p>0.041</text:p>
          </table:table-cell>
        </table:table-row>
        <table:table-row table:style-name="ro1">
          <table:table-cell table:style-name="ce37" office:value-type="string" calcext:value-type="string">
            <text:p>Total Average - duration[s]</text:p>
          </table:table-cell>
          <table:table-cell table:style-name="ce44"/>
          <table:table-cell table:style-name="ce49" office:value-type="float" office:value="2.99867944444444" calcext:value-type="float">
            <text:p>2.999</text:p>
          </table:table-cell>
          <table:table-cell table:style-name="ce53" office:value-type="float" office:value="2.99867944444444" calcext:value-type="float">
            <text:p>2.999</text:p>
          </table:table-cell>
        </table:table-row>
        <table:table-row table:style-name="ro1">
          <table:table-cell table:style-name="ce37" office:value-type="string" calcext:value-type="string">
            <text:p>Total Sum - duration[s]</text:p>
          </table:table-cell>
          <table:table-cell table:style-name="ce44"/>
          <table:table-cell table:style-name="ce28" office:value-type="float" office:value="53.97623" calcext:value-type="float">
            <text:p>53.976</text:p>
          </table:table-cell>
          <table:table-cell table:style-name="ce53" office:value-type="float" office:value="53.97623" calcext:value-type="float">
            <text:p>53.976</text:p>
          </table:table-cell>
        </table:table-row>
        <table:table-row table:style-name="ro1">
          <table:table-cell table:style-name="ce38" office:value-type="string" calcext:value-type="string">
            <text:p>Total Sum - duration[min]</text:p>
          </table:table-cell>
          <table:table-cell table:style-name="ce45"/>
          <table:table-cell table:style-name="ce27" office:value-type="float" office:value="0.899603833333333" calcext:value-type="float">
            <text:p>0.900</text:p>
          </table:table-cell>
          <table:table-cell table:style-name="ce34" office:value-type="float" office:value="0.899603833333333" calcext:value-type="float">
            <text:p>0.900</text:p>
          </table:table-cell>
        </table:table-row>
      </table:table>
      <table:table table:name="logged durations" table:style-name="ta1">
        <office:forms form:automatic-focus="false" form:apply-design-mode="false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56"/>
        <table:table-column table:style-name="co24" table:default-cell-style-name="ce56"/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producer/screenshot</text:p>
          </table:table-cell>
          <table:table-cell office:value-type="string" calcext:value-type="string">
            <text:p>duration[ms]</text:p>
          </table:table-cell>
          <table:table-cell table:style-name="Default" office:value-type="string" calcext:value-type="string">
            <text:p>duration[s]</text:p>
          </table:table-cell>
          <table:table-cell table:style-name="Default" office:value-type="string" calcext:value-type="string">
            <text:p>duration[min]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776.75" calcext:value-type="float">
            <text:p>776.75</text:p>
          </table:table-cell>
          <table:table-cell table:formula="of:=['logged durations'.D2]/1000" office:value-type="float" office:value="0.77675" calcext:value-type="float">
            <text:p>0.777</text:p>
          </table:table-cell>
          <table:table-cell table:formula="of:=['logged durations'.E2]/60" office:value-type="float" office:value="0.0129458333333333" calcext:value-type="float">
            <text:p>0.013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2033.717" calcext:value-type="float">
            <text:p>2033.717</text:p>
          </table:table-cell>
          <table:table-cell table:formula="of:=['logged durations'.D3]/1000" office:value-type="float" office:value="2.033717" calcext:value-type="float">
            <text:p>2.034</text:p>
          </table:table-cell>
          <table:table-cell table:formula="of:=['logged durations'.E3]/60" office:value-type="float" office:value="0.0338952833333333" calcext:value-type="float">
            <text:p>0.03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698.324" calcext:value-type="float">
            <text:p>698.324</text:p>
          </table:table-cell>
          <table:table-cell table:formula="of:=['logged durations'.D4]/1000" office:value-type="float" office:value="0.698324" calcext:value-type="float">
            <text:p>0.698</text:p>
          </table:table-cell>
          <table:table-cell table:formula="of:=['logged durations'.E4]/60" office:value-type="float" office:value="0.0116387333333333" calcext:value-type="float">
            <text:p>0.01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7.528" calcext:value-type="float">
            <text:p>7.528</text:p>
          </table:table-cell>
          <table:table-cell table:formula="of:=['logged durations'.D5]/1000" office:value-type="float" office:value="0.007528" calcext:value-type="float">
            <text:p>0.008</text:p>
          </table:table-cell>
          <table:table-cell table:formula="of:=['logged durations'.E5]/60" office:value-type="float" office:value="0.0001254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795.657" calcext:value-type="float">
            <text:p>795.657</text:p>
          </table:table-cell>
          <table:table-cell table:formula="of:=['logged durations'.D6]/1000" office:value-type="float" office:value="0.795657" calcext:value-type="float">
            <text:p>0.796</text:p>
          </table:table-cell>
          <table:table-cell table:formula="of:=['logged durations'.E6]/60" office:value-type="float" office:value="0.01326095" calcext:value-type="float">
            <text:p>0.01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1382.462" calcext:value-type="float">
            <text:p>1382.462</text:p>
          </table:table-cell>
          <table:table-cell table:formula="of:=['logged durations'.D7]/1000" office:value-type="float" office:value="1.382462" calcext:value-type="float">
            <text:p>1.382</text:p>
          </table:table-cell>
          <table:table-cell table:formula="of:=['logged durations'.E7]/60" office:value-type="float" office:value="0.0230410333333333" calcext:value-type="float">
            <text:p>0.02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7.106" calcext:value-type="float">
            <text:p>7.106</text:p>
          </table:table-cell>
          <table:table-cell table:formula="of:=['logged durations'.D8]/1000" office:value-type="float" office:value="0.007106" calcext:value-type="float">
            <text:p>0.007</text:p>
          </table:table-cell>
          <table:table-cell table:formula="of:=['logged durations'.E8]/60" office:value-type="float" office:value="0.0001184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1138.655" calcext:value-type="float">
            <text:p>1138.655</text:p>
          </table:table-cell>
          <table:table-cell table:formula="of:=['logged durations'.D9]/1000" office:value-type="float" office:value="1.138655" calcext:value-type="float">
            <text:p>1.139</text:p>
          </table:table-cell>
          <table:table-cell table:formula="of:=['logged durations'.E9]/60" office:value-type="float" office:value="0.0189775833333333" calcext:value-type="float">
            <text:p>0.01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15.828" calcext:value-type="float">
            <text:p>15.828</text:p>
          </table:table-cell>
          <table:table-cell table:formula="of:=['logged durations'.D10]/1000" office:value-type="float" office:value="0.015828" calcext:value-type="float">
            <text:p>0.016</text:p>
          </table:table-cell>
          <table:table-cell table:formula="of:=['logged durations'.E10]/60" office:value-type="float" office:value="0.0002638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1096.932" calcext:value-type="float">
            <text:p>1096.932</text:p>
          </table:table-cell>
          <table:table-cell table:formula="of:=['logged durations'.D11]/1000" office:value-type="float" office:value="1.096932" calcext:value-type="float">
            <text:p>1.097</text:p>
          </table:table-cell>
          <table:table-cell table:formula="of:=['logged durations'.E11]/60" office:value-type="float" office:value="0.0182822" calcext:value-type="float">
            <text:p>0.018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715.804" calcext:value-type="float">
            <text:p>715.804</text:p>
          </table:table-cell>
          <table:table-cell table:formula="of:=['logged durations'.D12]/1000" office:value-type="float" office:value="0.715804" calcext:value-type="float">
            <text:p>0.716</text:p>
          </table:table-cell>
          <table:table-cell table:formula="of:=['logged durations'.E12]/60" office:value-type="float" office:value="0.0119300666666667" calcext:value-type="float">
            <text:p>0.01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2.472" calcext:value-type="float">
            <text:p>2.472</text:p>
          </table:table-cell>
          <table:table-cell table:formula="of:=['logged durations'.D13]/1000" office:value-type="float" office:value="0.002472" calcext:value-type="float">
            <text:p>0.002</text:p>
          </table:table-cell>
          <table:table-cell table:formula="of:=['logged durations'.E13]/60" office:value-type="float" office:value="0.0000412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header.png</text:p>
          </table:table-cell>
          <table:table-cell office:value-type="float" office:value="804.586" calcext:value-type="float">
            <text:p>804.586</text:p>
          </table:table-cell>
          <table:table-cell table:formula="of:=['logged durations'.D14]/1000" office:value-type="float" office:value="0.804586" calcext:value-type="float">
            <text:p>0.805</text:p>
          </table:table-cell>
          <table:table-cell table:formula="of:=['logged durations'.E14]/60" office:value-type="float" office:value="0.0134097666666667" calcext:value-type="float">
            <text:p>0.013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3251.473" calcext:value-type="float">
            <text:p>3251.473</text:p>
          </table:table-cell>
          <table:table-cell table:formula="of:=['logged durations'.D15]/1000" office:value-type="float" office:value="3.251473" calcext:value-type="float">
            <text:p>3.251</text:p>
          </table:table-cell>
          <table:table-cell table:formula="of:=['logged durations'.E15]/60" office:value-type="float" office:value="0.0541912166666667" calcext:value-type="float">
            <text:p>0.054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6771.356" calcext:value-type="float">
            <text:p>6771.356</text:p>
          </table:table-cell>
          <table:table-cell table:formula="of:=['logged durations'.D16]/1000" office:value-type="float" office:value="6.771356" calcext:value-type="float">
            <text:p>6.771</text:p>
          </table:table-cell>
          <table:table-cell table:formula="of:=['logged durations'.E16]/60" office:value-type="float" office:value="0.112855933333333" calcext:value-type="float">
            <text:p>0.113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header.png</text:p>
          </table:table-cell>
          <table:table-cell office:value-type="float" office:value="1693.425" calcext:value-type="float">
            <text:p>1693.425</text:p>
          </table:table-cell>
          <table:table-cell table:formula="of:=['logged durations'.D17]/1000" office:value-type="float" office:value="1.693425" calcext:value-type="float">
            <text:p>1.693</text:p>
          </table:table-cell>
          <table:table-cell table:formula="of:=['logged durations'.E17]/60" office:value-type="float" office:value="0.02822375" calcext:value-type="float">
            <text:p>0.028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1908.569" calcext:value-type="float">
            <text:p>1908.569</text:p>
          </table:table-cell>
          <table:table-cell table:formula="of:=['logged durations'.D18]/1000" office:value-type="float" office:value="1.908569" calcext:value-type="float">
            <text:p>1.909</text:p>
          </table:table-cell>
          <table:table-cell table:formula="of:=['logged durations'.E18]/60" office:value-type="float" office:value="0.0318094833333333" calcext:value-type="float">
            <text:p>0.03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42.802" calcext:value-type="float">
            <text:p>42.802</text:p>
          </table:table-cell>
          <table:table-cell table:formula="of:=['logged durations'.D19]/1000" office:value-type="float" office:value="0.042802" calcext:value-type="float">
            <text:p>0.043</text:p>
          </table:table-cell>
          <table:table-cell table:formula="of:=['logged durations'.E19]/60" office:value-type="float" office:value="0.00071336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1756.148" calcext:value-type="float">
            <text:p>1756.148</text:p>
          </table:table-cell>
          <table:table-cell table:formula="of:=['logged durations'.D20]/1000" office:value-type="float" office:value="1.756148" calcext:value-type="float">
            <text:p>1.756</text:p>
          </table:table-cell>
          <table:table-cell table:formula="of:=['logged durations'.E20]/60" office:value-type="float" office:value="0.0292691333333333" calcext:value-type="float">
            <text:p>0.02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304.91" calcext:value-type="float">
            <text:p>304.91</text:p>
          </table:table-cell>
          <table:table-cell table:formula="of:=['logged durations'.D21]/1000" office:value-type="float" office:value="0.30491" calcext:value-type="float">
            <text:p>0.305</text:p>
          </table:table-cell>
          <table:table-cell table:formula="of:=['logged durations'.E21]/60" office:value-type="float" office:value="0.00508183333333333" calcext:value-type="float">
            <text:p>0.00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7.866" calcext:value-type="float">
            <text:p>7.866</text:p>
          </table:table-cell>
          <table:table-cell table:formula="of:=['logged durations'.D22]/1000" office:value-type="float" office:value="0.007866" calcext:value-type="float">
            <text:p>0.008</text:p>
          </table:table-cell>
          <table:table-cell table:formula="of:=['logged durations'.E22]/60" office:value-type="float" office:value="0.0001311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436.238" calcext:value-type="float">
            <text:p>436.238</text:p>
          </table:table-cell>
          <table:table-cell table:formula="of:=['logged durations'.D23]/1000" office:value-type="float" office:value="0.436238" calcext:value-type="float">
            <text:p>0.436</text:p>
          </table:table-cell>
          <table:table-cell table:formula="of:=['logged durations'.E23]/60" office:value-type="float" office:value="0.00727063333333333" calcext:value-type="float">
            <text:p>0.00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383.824" calcext:value-type="float">
            <text:p>383.824</text:p>
          </table:table-cell>
          <table:table-cell table:formula="of:=['logged durations'.D24]/1000" office:value-type="float" office:value="0.383824" calcext:value-type="float">
            <text:p>0.384</text:p>
          </table:table-cell>
          <table:table-cell table:formula="of:=['logged durations'.E24]/60" office:value-type="float" office:value="0.00639706666666667" calcext:value-type="float">
            <text:p>0.00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0.174" calcext:value-type="float">
            <text:p>0.174</text:p>
          </table:table-cell>
          <table:table-cell table:formula="of:=['logged durations'.D25]/1000" office:value-type="float" office:value="0.000174" calcext:value-type="float">
            <text:p>0.000</text:p>
          </table:table-cell>
          <table:table-cell table:formula="of:=['logged durations'.E25]/60" office:value-type="float" office:value="0.0000029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2331.194" calcext:value-type="float">
            <text:p>2331.194</text:p>
          </table:table-cell>
          <table:table-cell table:formula="of:=['logged durations'.D26]/1000" office:value-type="float" office:value="2.331194" calcext:value-type="float">
            <text:p>2.331</text:p>
          </table:table-cell>
          <table:table-cell table:formula="of:=['logged durations'.E26]/60" office:value-type="float" office:value="0.0388532333333333" calcext:value-type="float">
            <text:p>0.039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871.27" calcext:value-type="float">
            <text:p>871.27</text:p>
          </table:table-cell>
          <table:table-cell table:formula="of:=['logged durations'.D27]/1000" office:value-type="float" office:value="0.87127" calcext:value-type="float">
            <text:p>0.871</text:p>
          </table:table-cell>
          <table:table-cell table:formula="of:=['logged durations'.E27]/60" office:value-type="float" office:value="0.01452116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about.png</text:p>
          </table:table-cell>
          <table:table-cell office:value-type="float" office:value="459.494" calcext:value-type="float">
            <text:p>459.494</text:p>
          </table:table-cell>
          <table:table-cell table:formula="of:=['logged durations'.D28]/1000" office:value-type="float" office:value="0.459494" calcext:value-type="float">
            <text:p>0.459</text:p>
          </table:table-cell>
          <table:table-cell table:formula="of:=['logged durations'.E28]/60" office:value-type="float" office:value="0.00765823333333333" calcext:value-type="float">
            <text:p>0.008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3900.81" calcext:value-type="float">
            <text:p>3900.81</text:p>
          </table:table-cell>
          <table:table-cell table:formula="of:=['logged durations'.D29]/1000" office:value-type="float" office:value="3.90081" calcext:value-type="float">
            <text:p>3.901</text:p>
          </table:table-cell>
          <table:table-cell table:formula="of:=['logged durations'.E29]/60" office:value-type="float" office:value="0.0650135" calcext:value-type="float">
            <text:p>0.06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73.953" calcext:value-type="float">
            <text:p>73.953</text:p>
          </table:table-cell>
          <table:table-cell table:formula="of:=['logged durations'.D30]/1000" office:value-type="float" office:value="0.073953" calcext:value-type="float">
            <text:p>0.074</text:p>
          </table:table-cell>
          <table:table-cell table:formula="of:=['logged durations'.E30]/60" office:value-type="float" office:value="0.00123255" calcext:value-type="float">
            <text:p>0.00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2087.59" calcext:value-type="float">
            <text:p>2087.59</text:p>
          </table:table-cell>
          <table:table-cell table:formula="of:=['logged durations'.D31]/1000" office:value-type="float" office:value="2.08759" calcext:value-type="float">
            <text:p>2.088</text:p>
          </table:table-cell>
          <table:table-cell table:formula="of:=['logged durations'.E31]/60" office:value-type="float" office:value="0.0347931666666667" calcext:value-type="float">
            <text:p>0.03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2.147" calcext:value-type="float">
            <text:p>2.147</text:p>
          </table:table-cell>
          <table:table-cell table:formula="of:=['logged durations'.D32]/1000" office:value-type="float" office:value="0.002147" calcext:value-type="float">
            <text:p>0.002</text:p>
          </table:table-cell>
          <table:table-cell table:formula="of:=['logged durations'.E32]/60" office:value-type="float" office:value="0.00003578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440.96" calcext:value-type="float">
            <text:p>440.96</text:p>
          </table:table-cell>
          <table:table-cell table:formula="of:=['logged durations'.D33]/1000" office:value-type="float" office:value="0.44096" calcext:value-type="float">
            <text:p>0.441</text:p>
          </table:table-cell>
          <table:table-cell table:formula="of:=['logged durations'.E33]/60" office:value-type="float" office:value="0.00734933333333333" calcext:value-type="float">
            <text:p>0.00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3183.349" calcext:value-type="float">
            <text:p>3183.349</text:p>
          </table:table-cell>
          <table:table-cell table:formula="of:=['logged durations'.D34]/1000" office:value-type="float" office:value="3.183349" calcext:value-type="float">
            <text:p>3.183</text:p>
          </table:table-cell>
          <table:table-cell table:formula="of:=['logged durations'.E34]/60" office:value-type="float" office:value="0.0530558166666667" calcext:value-type="float">
            <text:p>0.05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0.157" calcext:value-type="float">
            <text:p>0.157</text:p>
          </table:table-cell>
          <table:table-cell table:formula="of:=['logged durations'.D35]/1000" office:value-type="float" office:value="0.000157" calcext:value-type="float">
            <text:p>0.000</text:p>
          </table:table-cell>
          <table:table-cell table:formula="of:=['logged durations'.E35]/60" office:value-type="float" office:value="0.0000026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657.069" calcext:value-type="float">
            <text:p>657.069</text:p>
          </table:table-cell>
          <table:table-cell table:formula="of:=['logged durations'.D36]/1000" office:value-type="float" office:value="0.657069" calcext:value-type="float">
            <text:p>0.657</text:p>
          </table:table-cell>
          <table:table-cell table:formula="of:=['logged durations'.E36]/60" office:value-type="float" office:value="0.01095115" calcext:value-type="float">
            <text:p>0.01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917.106" calcext:value-type="float">
            <text:p>917.106</text:p>
          </table:table-cell>
          <table:table-cell table:formula="of:=['logged durations'.D37]/1000" office:value-type="float" office:value="0.917106" calcext:value-type="float">
            <text:p>0.917</text:p>
          </table:table-cell>
          <table:table-cell table:formula="of:=['logged durations'.E37]/60" office:value-type="float" office:value="0.0152851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0.207" calcext:value-type="float">
            <text:p>0.207</text:p>
          </table:table-cell>
          <table:table-cell table:formula="of:=['logged durations'.D38]/1000" office:value-type="float" office:value="0.000207" calcext:value-type="float">
            <text:p>0.000</text:p>
          </table:table-cell>
          <table:table-cell table:formula="of:=['logged durations'.E38]/60" office:value-type="float" office:value="0.00000345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795.204" calcext:value-type="float">
            <text:p>795.204</text:p>
          </table:table-cell>
          <table:table-cell table:formula="of:=['logged durations'.D39]/1000" office:value-type="float" office:value="0.795204" calcext:value-type="float">
            <text:p>0.795</text:p>
          </table:table-cell>
          <table:table-cell table:formula="of:=['logged durations'.E39]/60" office:value-type="float" office:value="0.0132534" calcext:value-type="float">
            <text:p>0.01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4.969" calcext:value-type="float">
            <text:p>4.969</text:p>
          </table:table-cell>
          <table:table-cell table:formula="of:=['logged durations'.D40]/1000" office:value-type="float" office:value="0.004969" calcext:value-type="float">
            <text:p>0.005</text:p>
          </table:table-cell>
          <table:table-cell table:formula="of:=['logged durations'.E40]/60" office:value-type="float" office:value="0.00008281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3679.669" calcext:value-type="float">
            <text:p>3679.669</text:p>
          </table:table-cell>
          <table:table-cell table:formula="of:=['logged durations'.D41]/1000" office:value-type="float" office:value="3.679669" calcext:value-type="float">
            <text:p>3.680</text:p>
          </table:table-cell>
          <table:table-cell table:formula="of:=['logged durations'.E41]/60" office:value-type="float" office:value="0.0613278166666667" calcext:value-type="float">
            <text:p>0.06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about.png</text:p>
          </table:table-cell>
          <table:table-cell office:value-type="float" office:value="744.201" calcext:value-type="float">
            <text:p>744.201</text:p>
          </table:table-cell>
          <table:table-cell table:formula="of:=['logged durations'.D42]/1000" office:value-type="float" office:value="0.744201" calcext:value-type="float">
            <text:p>0.744</text:p>
          </table:table-cell>
          <table:table-cell table:formula="of:=['logged durations'.E42]/60" office:value-type="float" office:value="0.01240335" calcext:value-type="float">
            <text:p>0.012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574.775" calcext:value-type="float">
            <text:p>574.775</text:p>
          </table:table-cell>
          <table:table-cell table:formula="of:=['logged durations'.D43]/1000" office:value-type="float" office:value="0.574775" calcext:value-type="float">
            <text:p>0.575</text:p>
          </table:table-cell>
          <table:table-cell table:formula="of:=['logged durations'.E43]/60" office:value-type="float" office:value="0.009579583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header.png</text:p>
          </table:table-cell>
          <table:table-cell office:value-type="float" office:value="2118.061" calcext:value-type="float">
            <text:p>2118.061</text:p>
          </table:table-cell>
          <table:table-cell table:formula="of:=['logged durations'.D44]/1000" office:value-type="float" office:value="2.118061" calcext:value-type="float">
            <text:p>2.118</text:p>
          </table:table-cell>
          <table:table-cell table:formula="of:=['logged durations'.E44]/60" office:value-type="float" office:value="0.0353010166666667" calcext:value-type="float">
            <text:p>0.0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808.28" calcext:value-type="float">
            <text:p>808.28</text:p>
          </table:table-cell>
          <table:table-cell table:formula="of:=['logged durations'.D45]/1000" office:value-type="float" office:value="0.80828" calcext:value-type="float">
            <text:p>0.808</text:p>
          </table:table-cell>
          <table:table-cell table:formula="of:=['logged durations'.E45]/60" office:value-type="float" office:value="0.0134713333333333" calcext:value-type="float">
            <text:p>0.01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0.245" calcext:value-type="float">
            <text:p>0.245</text:p>
          </table:table-cell>
          <table:table-cell table:formula="of:=['logged durations'.D46]/1000" office:value-type="float" office:value="0.000245" calcext:value-type="float">
            <text:p>0.000</text:p>
          </table:table-cell>
          <table:table-cell table:formula="of:=['logged durations'.E46]/60" office:value-type="float" office:value="0.0000040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features.png</text:p>
          </table:table-cell>
          <table:table-cell office:value-type="float" office:value="612.747" calcext:value-type="float">
            <text:p>612.747</text:p>
          </table:table-cell>
          <table:table-cell table:formula="of:=['logged durations'.D47]/1000" office:value-type="float" office:value="0.612747" calcext:value-type="float">
            <text:p>0.613</text:p>
          </table:table-cell>
          <table:table-cell table:formula="of:=['logged durations'.E47]/60" office:value-type="float" office:value="0.01021245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2510.16" calcext:value-type="float">
            <text:p>2510.16</text:p>
          </table:table-cell>
          <table:table-cell table:formula="of:=['logged durations'.D48]/1000" office:value-type="float" office:value="2.51016" calcext:value-type="float">
            <text:p>2.510</text:p>
          </table:table-cell>
          <table:table-cell table:formula="of:=['logged durations'.E48]/60" office:value-type="float" office:value="0.041836" calcext:value-type="float">
            <text:p>0.04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0.256" calcext:value-type="float">
            <text:p>0.256</text:p>
          </table:table-cell>
          <table:table-cell table:formula="of:=['logged durations'.D49]/1000" office:value-type="float" office:value="0.000256" calcext:value-type="float">
            <text:p>0.000</text:p>
          </table:table-cell>
          <table:table-cell table:formula="of:=['logged durations'.E49]/60" office:value-type="float" office:value="0.00000426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419.53" calcext:value-type="float">
            <text:p>419.53</text:p>
          </table:table-cell>
          <table:table-cell table:formula="of:=['logged durations'.D50]/1000" office:value-type="float" office:value="0.41953" calcext:value-type="float">
            <text:p>0.420</text:p>
          </table:table-cell>
          <table:table-cell table:formula="of:=['logged durations'.E50]/60" office:value-type="float" office:value="0.00699216666666667" calcext:value-type="float">
            <text:p>0.00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413.386" calcext:value-type="float">
            <text:p>413.386</text:p>
          </table:table-cell>
          <table:table-cell table:formula="of:=['logged durations'.D51]/1000" office:value-type="float" office:value="0.413386" calcext:value-type="float">
            <text:p>0.413</text:p>
          </table:table-cell>
          <table:table-cell table:formula="of:=['logged durations'.E51]/60" office:value-type="float" office:value="0.00688976666666667" calcext:value-type="float">
            <text:p>0.00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5.575" calcext:value-type="float">
            <text:p>5.575</text:p>
          </table:table-cell>
          <table:table-cell table:formula="of:=['logged durations'.D52]/1000" office:value-type="float" office:value="0.005575" calcext:value-type="float">
            <text:p>0.006</text:p>
          </table:table-cell>
          <table:table-cell table:formula="of:=['logged durations'.E52]/60" office:value-type="float" office:value="0.00009291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2026.794" calcext:value-type="float">
            <text:p>2026.794</text:p>
          </table:table-cell>
          <table:table-cell table:formula="of:=['logged durations'.D53]/1000" office:value-type="float" office:value="2.026794" calcext:value-type="float">
            <text:p>2.027</text:p>
          </table:table-cell>
          <table:table-cell table:formula="of:=['logged durations'.E53]/60" office:value-type="float" office:value="0.0337799" calcext:value-type="float">
            <text:p>0.034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2353.189" calcext:value-type="float">
            <text:p>2353.189</text:p>
          </table:table-cell>
          <table:table-cell table:formula="of:=['logged durations'.D54]/1000" office:value-type="float" office:value="2.353189" calcext:value-type="float">
            <text:p>2.353</text:p>
          </table:table-cell>
          <table:table-cell table:formula="of:=['logged durations'.E54]/60" office:value-type="float" office:value="0.0392198166666667" calcext:value-type="float">
            <text:p>0.03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776.33" calcext:value-type="float">
            <text:p>776.33</text:p>
          </table:table-cell>
          <table:table-cell table:formula="of:=['logged durations'.D55]/1000" office:value-type="float" office:value="0.77633" calcext:value-type="float">
            <text:p>0.776</text:p>
          </table:table-cell>
          <table:table-cell table:formula="of:=['logged durations'.E55]/60" office:value-type="float" office:value="0.0129388333333333" calcext:value-type="float">
            <text:p>0.013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header.png</text:p>
          </table:table-cell>
          <table:table-cell office:value-type="float" office:value="2195.041" calcext:value-type="float">
            <text:p>2195.041</text:p>
          </table:table-cell>
          <table:table-cell table:formula="of:=['logged durations'.D56]/1000" office:value-type="float" office:value="2.195041" calcext:value-type="float">
            <text:p>2.195</text:p>
          </table:table-cell>
          <table:table-cell table:formula="of:=['logged durations'.E56]/60" office:value-type="float" office:value="0.0365840166666667" calcext:value-type="float">
            <text:p>0.03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536.273" calcext:value-type="float">
            <text:p>536.273</text:p>
          </table:table-cell>
          <table:table-cell table:formula="of:=['logged durations'.D57]/1000" office:value-type="float" office:value="0.536273" calcext:value-type="float">
            <text:p>0.536</text:p>
          </table:table-cell>
          <table:table-cell table:formula="of:=['logged durations'.E57]/60" office:value-type="float" office:value="0.00893788333333333" calcext:value-type="float">
            <text:p>0.00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0.122" calcext:value-type="float">
            <text:p>0.122</text:p>
          </table:table-cell>
          <table:table-cell table:formula="of:=['logged durations'.D58]/1000" office:value-type="float" office:value="0.000122" calcext:value-type="float">
            <text:p>0.000</text:p>
          </table:table-cell>
          <table:table-cell table:formula="of:=['logged durations'.E58]/60" office:value-type="float" office:value="0.00000203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906.605" calcext:value-type="float">
            <text:p>906.605</text:p>
          </table:table-cell>
          <table:table-cell table:formula="of:=['logged durations'.D59]/1000" office:value-type="float" office:value="0.906605" calcext:value-type="float">
            <text:p>0.907</text:p>
          </table:table-cell>
          <table:table-cell table:formula="of:=['logged durations'.E59]/60" office:value-type="float" office:value="0.0151100833333333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4.147" calcext:value-type="float">
            <text:p>4.147</text:p>
          </table:table-cell>
          <table:table-cell table:formula="of:=['logged durations'.D60]/1000" office:value-type="float" office:value="0.004147" calcext:value-type="float">
            <text:p>0.004</text:p>
          </table:table-cell>
          <table:table-cell table:formula="of:=['logged durations'.E60]/60" office:value-type="float" office:value="0.00006911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.png</text:p>
          </table:table-cell>
          <table:table-cell office:value-type="float" office:value="524.529" calcext:value-type="float">
            <text:p>524.529</text:p>
          </table:table-cell>
          <table:table-cell table:formula="of:=['logged durations'.D61]/1000" office:value-type="float" office:value="0.524529" calcext:value-type="float">
            <text:p>0.525</text:p>
          </table:table-cell>
          <table:table-cell table:formula="of:=['logged durations'.E61]/60" office:value-type="float" office:value="0.00874215" calcext:value-type="float">
            <text:p>0.00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530.843" calcext:value-type="float">
            <text:p>530.843</text:p>
          </table:table-cell>
          <table:table-cell table:formula="of:=['logged durations'.D62]/1000" office:value-type="float" office:value="0.530843" calcext:value-type="float">
            <text:p>0.531</text:p>
          </table:table-cell>
          <table:table-cell table:formula="of:=['logged durations'.E62]/60" office:value-type="float" office:value="0.00884738333333333" calcext:value-type="float">
            <text:p>0.00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2231.186" calcext:value-type="float">
            <text:p>2231.186</text:p>
          </table:table-cell>
          <table:table-cell table:formula="of:=['logged durations'.D63]/1000" office:value-type="float" office:value="2.231186" calcext:value-type="float">
            <text:p>2.231</text:p>
          </table:table-cell>
          <table:table-cell table:formula="of:=['logged durations'.E63]/60" office:value-type="float" office:value="0.0371864333333333" calcext:value-type="float">
            <text:p>0.03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44.027" calcext:value-type="float">
            <text:p>44.027</text:p>
          </table:table-cell>
          <table:table-cell table:formula="of:=['logged durations'.D64]/1000" office:value-type="float" office:value="0.044027" calcext:value-type="float">
            <text:p>0.044</text:p>
          </table:table-cell>
          <table:table-cell table:formula="of:=['logged durations'.E64]/60" office:value-type="float" office:value="0.00073378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1880.026" calcext:value-type="float">
            <text:p>1880.026</text:p>
          </table:table-cell>
          <table:table-cell table:formula="of:=['logged durations'.D65]/1000" office:value-type="float" office:value="1.880026" calcext:value-type="float">
            <text:p>1.880</text:p>
          </table:table-cell>
          <table:table-cell table:formula="of:=['logged durations'.E65]/60" office:value-type="float" office:value="0.0313337666666667" calcext:value-type="float">
            <text:p>0.031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0.121" calcext:value-type="float">
            <text:p>0.121</text:p>
          </table:table-cell>
          <table:table-cell table:formula="of:=['logged durations'.D66]/1000" office:value-type="float" office:value="0.000121" calcext:value-type="float">
            <text:p>0.000</text:p>
          </table:table-cell>
          <table:table-cell table:formula="of:=['logged durations'.E66]/60" office:value-type="float" office:value="0.0000020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1393.007" calcext:value-type="float">
            <text:p>1393.007</text:p>
          </table:table-cell>
          <table:table-cell table:formula="of:=['logged durations'.D67]/1000" office:value-type="float" office:value="1.393007" calcext:value-type="float">
            <text:p>1.393</text:p>
          </table:table-cell>
          <table:table-cell table:formula="of:=['logged durations'.E67]/60" office:value-type="float" office:value="0.0232167833333333" calcext:value-type="float">
            <text:p>0.023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features.png</text:p>
          </table:table-cell>
          <table:table-cell office:value-type="float" office:value="558.371" calcext:value-type="float">
            <text:p>558.371</text:p>
          </table:table-cell>
          <table:table-cell table:formula="of:=['logged durations'.D68]/1000" office:value-type="float" office:value="0.558371" calcext:value-type="float">
            <text:p>0.558</text:p>
          </table:table-cell>
          <table:table-cell table:formula="of:=['logged durations'.E68]/60" office:value-type="float" office:value="0.00930618333333333" calcext:value-type="float">
            <text:p>0.009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352.012" calcext:value-type="float">
            <text:p>352.012</text:p>
          </table:table-cell>
          <table:table-cell table:formula="of:=['logged durations'.D69]/1000" office:value-type="float" office:value="0.352012" calcext:value-type="float">
            <text:p>0.352</text:p>
          </table:table-cell>
          <table:table-cell table:formula="of:=['logged durations'.E69]/60" office:value-type="float" office:value="0.00586686666666667" calcext:value-type="float">
            <text:p>0.00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1549.293" calcext:value-type="float">
            <text:p>1549.293</text:p>
          </table:table-cell>
          <table:table-cell table:formula="of:=['logged durations'.D70]/1000" office:value-type="float" office:value="1.549293" calcext:value-type="float">
            <text:p>1.549</text:p>
          </table:table-cell>
          <table:table-cell table:formula="of:=['logged durations'.E70]/60" office:value-type="float" office:value="0.02582155" calcext:value-type="float">
            <text:p>0.02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0.193" calcext:value-type="float">
            <text:p>0.193</text:p>
          </table:table-cell>
          <table:table-cell table:formula="of:=['logged durations'.D71]/1000" office:value-type="float" office:value="0.000193" calcext:value-type="float">
            <text:p>0.000</text:p>
          </table:table-cell>
          <table:table-cell table:formula="of:=['logged durations'.E71]/60" office:value-type="float" office:value="0.0000032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1220.718" calcext:value-type="float">
            <text:p>1220.718</text:p>
          </table:table-cell>
          <table:table-cell table:formula="of:=['logged durations'.D72]/1000" office:value-type="float" office:value="1.220718" calcext:value-type="float">
            <text:p>1.221</text:p>
          </table:table-cell>
          <table:table-cell table:formula="of:=['logged durations'.E72]/60" office:value-type="float" office:value="0.0203453" calcext:value-type="float">
            <text:p>0.02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5.559" calcext:value-type="float">
            <text:p>5.559</text:p>
          </table:table-cell>
          <table:table-cell table:formula="of:=['logged durations'.D73]/1000" office:value-type="float" office:value="0.005559" calcext:value-type="float">
            <text:p>0.006</text:p>
          </table:table-cell>
          <table:table-cell table:formula="of:=['logged durations'.E73]/60" office:value-type="float" office:value="0.00009265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643.409" calcext:value-type="float">
            <text:p>643.409</text:p>
          </table:table-cell>
          <table:table-cell table:formula="of:=['logged durations'.D74]/1000" office:value-type="float" office:value="0.643409" calcext:value-type="float">
            <text:p>0.643</text:p>
          </table:table-cell>
          <table:table-cell table:formula="of:=['logged durations'.E74]/60" office:value-type="float" office:value="0.0107234833333333" calcext:value-type="float">
            <text:p>0.01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958.941" calcext:value-type="float">
            <text:p>958.941</text:p>
          </table:table-cell>
          <table:table-cell table:formula="of:=['logged durations'.D75]/1000" office:value-type="float" office:value="0.958941" calcext:value-type="float">
            <text:p>0.959</text:p>
          </table:table-cell>
          <table:table-cell table:formula="of:=['logged durations'.E75]/60" office:value-type="float" office:value="0.01598235" calcext:value-type="float">
            <text:p>0.01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523.165" calcext:value-type="float">
            <text:p>523.165</text:p>
          </table:table-cell>
          <table:table-cell table:formula="of:=['logged durations'.D76]/1000" office:value-type="float" office:value="0.523165" calcext:value-type="float">
            <text:p>0.523</text:p>
          </table:table-cell>
          <table:table-cell table:formula="of:=['logged durations'.E76]/60" office:value-type="float" office:value="0.00871941666666667" calcext:value-type="float">
            <text:p>0.00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0.138" calcext:value-type="float">
            <text:p>0.138</text:p>
          </table:table-cell>
          <table:table-cell table:formula="of:=['logged durations'.D77]/1000" office:value-type="float" office:value="0.000138" calcext:value-type="float">
            <text:p>0.000</text:p>
          </table:table-cell>
          <table:table-cell table:formula="of:=['logged durations'.E77]/60" office:value-type="float" office:value="0.000002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about.png</text:p>
          </table:table-cell>
          <table:table-cell office:value-type="float" office:value="1505.696" calcext:value-type="float">
            <text:p>1505.696</text:p>
          </table:table-cell>
          <table:table-cell table:formula="of:=['logged durations'.D78]/1000" office:value-type="float" office:value="1.505696" calcext:value-type="float">
            <text:p>1.506</text:p>
          </table:table-cell>
          <table:table-cell table:formula="of:=['logged durations'.E78]/60" office:value-type="float" office:value="0.0250949333333333" calcext:value-type="float">
            <text:p>0.02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848.908" calcext:value-type="float">
            <text:p>848.908</text:p>
          </table:table-cell>
          <table:table-cell table:formula="of:=['logged durations'.D79]/1000" office:value-type="float" office:value="0.848908" calcext:value-type="float">
            <text:p>0.849</text:p>
          </table:table-cell>
          <table:table-cell table:formula="of:=['logged durations'.E79]/60" office:value-type="float" office:value="0.0141484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45.9" calcext:value-type="float">
            <text:p>45.9</text:p>
          </table:table-cell>
          <table:table-cell table:formula="of:=['logged durations'.D80]/1000" office:value-type="float" office:value="0.0459" calcext:value-type="float">
            <text:p>0.046</text:p>
          </table:table-cell>
          <table:table-cell table:formula="of:=['logged durations'.E80]/60" office:value-type="float" office:value="0.000765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tours-card-hovered.png</text:p>
          </table:table-cell>
          <table:table-cell office:value-type="float" office:value="856.742" calcext:value-type="float">
            <text:p>856.742</text:p>
          </table:table-cell>
          <table:table-cell table:formula="of:=['logged durations'.D81]/1000" office:value-type="float" office:value="0.856742" calcext:value-type="float">
            <text:p>0.857</text:p>
          </table:table-cell>
          <table:table-cell table:formula="of:=['logged durations'.E81]/60" office:value-type="float" office:value="0.0142790333333333" calcext:value-type="float">
            <text:p>0.014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4269.637" calcext:value-type="float">
            <text:p>4269.637</text:p>
          </table:table-cell>
          <table:table-cell table:formula="of:=['logged durations'.D82]/1000" office:value-type="float" office:value="4.269637" calcext:value-type="float">
            <text:p>4.270</text:p>
          </table:table-cell>
          <table:table-cell table:formula="of:=['logged durations'.E82]/60" office:value-type="float" office:value="0.0711606166666667" calcext:value-type="float">
            <text:p>0.07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636.899" calcext:value-type="float">
            <text:p>636.899</text:p>
          </table:table-cell>
          <table:table-cell table:formula="of:=['logged durations'.D83]/1000" office:value-type="float" office:value="0.636899" calcext:value-type="float">
            <text:p>0.637</text:p>
          </table:table-cell>
          <table:table-cell table:formula="of:=['logged durations'.E83]/60" office:value-type="float" office:value="0.0106149833333333" calcext:value-type="float">
            <text:p>0.01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584.889" calcext:value-type="float">
            <text:p>584.889</text:p>
          </table:table-cell>
          <table:table-cell table:formula="of:=['logged durations'.D84]/1000" office:value-type="float" office:value="0.584889" calcext:value-type="float">
            <text:p>0.585</text:p>
          </table:table-cell>
          <table:table-cell table:formula="of:=['logged durations'.E84]/60" office:value-type="float" office:value="0.00974815" calcext:value-type="float">
            <text:p>0.01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0.144" calcext:value-type="float">
            <text:p>0.144</text:p>
          </table:table-cell>
          <table:table-cell table:formula="of:=['logged durations'.D85]/1000" office:value-type="float" office:value="0.000144" calcext:value-type="float">
            <text:p>0.000</text:p>
          </table:table-cell>
          <table:table-cell table:formula="of:=['logged durations'.E85]/60" office:value-type="float" office:value="0.0000024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.png</text:p>
          </table:table-cell>
          <table:table-cell office:value-type="float" office:value="585.002" calcext:value-type="float">
            <text:p>585.002</text:p>
          </table:table-cell>
          <table:table-cell table:formula="of:=['logged durations'.D86]/1000" office:value-type="float" office:value="0.585002" calcext:value-type="float">
            <text:p>0.585</text:p>
          </table:table-cell>
          <table:table-cell table:formula="of:=['logged durations'.E86]/60" office:value-type="float" office:value="0.009750033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1841.386" calcext:value-type="float">
            <text:p>1841.386</text:p>
          </table:table-cell>
          <table:table-cell table:formula="of:=['logged durations'.D87]/1000" office:value-type="float" office:value="1.841386" calcext:value-type="float">
            <text:p>1.841</text:p>
          </table:table-cell>
          <table:table-cell table:formula="of:=['logged durations'.E87]/60" office:value-type="float" office:value="0.0306897666666667" calcext:value-type="float">
            <text:p>0.031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58.784" calcext:value-type="float">
            <text:p>58.784</text:p>
          </table:table-cell>
          <table:table-cell table:formula="of:=['logged durations'.D88]/1000" office:value-type="float" office:value="0.058784" calcext:value-type="float">
            <text:p>0.059</text:p>
          </table:table-cell>
          <table:table-cell table:formula="of:=['logged durations'.E88]/60" office:value-type="float" office:value="0.00097973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2219.721" calcext:value-type="float">
            <text:p>2219.721</text:p>
          </table:table-cell>
          <table:table-cell table:formula="of:=['logged durations'.D89]/1000" office:value-type="float" office:value="2.219721" calcext:value-type="float">
            <text:p>2.220</text:p>
          </table:table-cell>
          <table:table-cell table:formula="of:=['logged durations'.E89]/60" office:value-type="float" office:value="0.03699535" calcext:value-type="float">
            <text:p>0.037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388.909" calcext:value-type="float">
            <text:p>2388.909</text:p>
          </table:table-cell>
          <table:table-cell table:formula="of:=['logged durations'.D90]/1000" office:value-type="float" office:value="2.388909" calcext:value-type="float">
            <text:p>2.389</text:p>
          </table:table-cell>
          <table:table-cell table:formula="of:=['logged durations'.E90]/60" office:value-type="float" office:value="0.03981515" calcext:value-type="float">
            <text:p>0.04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727.545" calcext:value-type="float">
            <text:p>727.545</text:p>
          </table:table-cell>
          <table:table-cell table:formula="of:=['logged durations'.D91]/1000" office:value-type="float" office:value="0.727545" calcext:value-type="float">
            <text:p>0.728</text:p>
          </table:table-cell>
          <table:table-cell table:formula="of:=['logged durations'.E91]/60" office:value-type="float" office:value="0.01212575" calcext:value-type="float">
            <text:p>0.01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3.394" calcext:value-type="float">
            <text:p>3.394</text:p>
          </table:table-cell>
          <table:table-cell table:formula="of:=['logged durations'.D92]/1000" office:value-type="float" office:value="0.003394" calcext:value-type="float">
            <text:p>0.003</text:p>
          </table:table-cell>
          <table:table-cell table:formula="of:=['logged durations'.E92]/60" office:value-type="float" office:value="0.0000565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2276.214" calcext:value-type="float">
            <text:p>2276.214</text:p>
          </table:table-cell>
          <table:table-cell table:formula="of:=['logged durations'.D93]/1000" office:value-type="float" office:value="2.276214" calcext:value-type="float">
            <text:p>2.276</text:p>
          </table:table-cell>
          <table:table-cell table:formula="of:=['logged durations'.E93]/60" office:value-type="float" office:value="0.0379369" calcext:value-type="float">
            <text:p>0.038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591.03" calcext:value-type="float">
            <text:p>591.03</text:p>
          </table:table-cell>
          <table:table-cell table:formula="of:=['logged durations'.D94]/1000" office:value-type="float" office:value="0.59103" calcext:value-type="float">
            <text:p>0.591</text:p>
          </table:table-cell>
          <table:table-cell table:formula="of:=['logged durations'.E94]/60" office:value-type="float" office:value="0.0098505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548.164" calcext:value-type="float">
            <text:p>548.164</text:p>
          </table:table-cell>
          <table:table-cell table:formula="of:=['logged durations'.D95]/1000" office:value-type="float" office:value="0.548164" calcext:value-type="float">
            <text:p>0.548</text:p>
          </table:table-cell>
          <table:table-cell table:formula="of:=['logged durations'.E95]/60" office:value-type="float" office:value="0.00913606666666667" calcext:value-type="float">
            <text:p>0.00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0.161" calcext:value-type="float">
            <text:p>0.161</text:p>
          </table:table-cell>
          <table:table-cell table:formula="of:=['logged durations'.D96]/1000" office:value-type="float" office:value="0.000161" calcext:value-type="float">
            <text:p>0.000</text:p>
          </table:table-cell>
          <table:table-cell table:formula="of:=['logged durations'.E96]/60" office:value-type="float" office:value="0.0000026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956.268" calcext:value-type="float">
            <text:p>956.268</text:p>
          </table:table-cell>
          <table:table-cell table:formula="of:=['logged durations'.D97]/1000" office:value-type="float" office:value="0.956268" calcext:value-type="float">
            <text:p>0.956</text:p>
          </table:table-cell>
          <table:table-cell table:formula="of:=['logged durations'.E97]/60" office:value-type="float" office:value="0.0159378" calcext:value-type="float">
            <text:p>0.01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248.893" calcext:value-type="float">
            <text:p>2248.893</text:p>
          </table:table-cell>
          <table:table-cell table:formula="of:=['logged durations'.D98]/1000" office:value-type="float" office:value="2.248893" calcext:value-type="float">
            <text:p>2.249</text:p>
          </table:table-cell>
          <table:table-cell table:formula="of:=['logged durations'.E98]/60" office:value-type="float" office:value="0.03748155" calcext:value-type="float">
            <text:p>0.03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1.971" calcext:value-type="float">
            <text:p>21.971</text:p>
          </table:table-cell>
          <table:table-cell table:formula="of:=['logged durations'.D99]/1000" office:value-type="float" office:value="0.021971" calcext:value-type="float">
            <text:p>0.022</text:p>
          </table:table-cell>
          <table:table-cell table:formula="of:=['logged durations'.E99]/60" office:value-type="float" office:value="0.00036618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.png</text:p>
          </table:table-cell>
          <table:table-cell office:value-type="float" office:value="1559.2" calcext:value-type="float">
            <text:p>1559.2</text:p>
          </table:table-cell>
          <table:table-cell table:formula="of:=['logged durations'.D100]/1000" office:value-type="float" office:value="1.5592" calcext:value-type="float">
            <text:p>1.559</text:p>
          </table:table-cell>
          <table:table-cell table:formula="of:=['logged durations'.E100]/60" office:value-type="float" office:value="0.0259866666666667" calcext:value-type="float">
            <text:p>0.02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2724.322" calcext:value-type="float">
            <text:p>2724.322</text:p>
          </table:table-cell>
          <table:table-cell table:formula="of:=['logged durations'.D101]/1000" office:value-type="float" office:value="2.724322" calcext:value-type="float">
            <text:p>2.724</text:p>
          </table:table-cell>
          <table:table-cell table:formula="of:=['logged durations'.E101]/60" office:value-type="float" office:value="0.0454053666666667" calcext:value-type="float">
            <text:p>0.04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0.155" calcext:value-type="float">
            <text:p>0.155</text:p>
          </table:table-cell>
          <table:table-cell table:formula="of:=['logged durations'.D102]/1000" office:value-type="float" office:value="0.000155" calcext:value-type="float">
            <text:p>0.000</text:p>
          </table:table-cell>
          <table:table-cell table:formula="of:=['logged durations'.E102]/60" office:value-type="float" office:value="0.0000025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2129.636" calcext:value-type="float">
            <text:p>2129.636</text:p>
          </table:table-cell>
          <table:table-cell table:formula="of:=['logged durations'.D103]/1000" office:value-type="float" office:value="2.129636" calcext:value-type="float">
            <text:p>2.130</text:p>
          </table:table-cell>
          <table:table-cell table:formula="of:=['logged durations'.E103]/60" office:value-type="float" office:value="0.0354939333333333" calcext:value-type="float">
            <text:p>0.03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5.088" calcext:value-type="float">
            <text:p>5.088</text:p>
          </table:table-cell>
          <table:table-cell table:formula="of:=['logged durations'.D104]/1000" office:value-type="float" office:value="0.005088" calcext:value-type="float">
            <text:p>0.005</text:p>
          </table:table-cell>
          <table:table-cell table:formula="of:=['logged durations'.E104]/60" office:value-type="float" office:value="0.0000848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529.322" calcext:value-type="float">
            <text:p>529.322</text:p>
          </table:table-cell>
          <table:table-cell table:formula="of:=['logged durations'.D105]/1000" office:value-type="float" office:value="0.529322" calcext:value-type="float">
            <text:p>0.529</text:p>
          </table:table-cell>
          <table:table-cell table:formula="of:=['logged durations'.E105]/60" office:value-type="float" office:value="0.00882203333333333" calcext:value-type="float">
            <text:p>0.00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361.548" calcext:value-type="float">
            <text:p>2361.548</text:p>
          </table:table-cell>
          <table:table-cell table:formula="of:=['logged durations'.D106]/1000" office:value-type="float" office:value="2.361548" calcext:value-type="float">
            <text:p>2.362</text:p>
          </table:table-cell>
          <table:table-cell table:formula="of:=['logged durations'.E106]/60" office:value-type="float" office:value="0.0393591333333333" calcext:value-type="float">
            <text:p>0.03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491.416" calcext:value-type="float">
            <text:p>491.416</text:p>
          </table:table-cell>
          <table:table-cell table:formula="of:=['logged durations'.D107]/1000" office:value-type="float" office:value="0.491416" calcext:value-type="float">
            <text:p>0.491</text:p>
          </table:table-cell>
          <table:table-cell table:formula="of:=['logged durations'.E107]/60" office:value-type="float" office:value="0.00819026666666667" calcext:value-type="float">
            <text:p>0.00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0.191" calcext:value-type="float">
            <text:p>0.191</text:p>
          </table:table-cell>
          <table:table-cell table:formula="of:=['logged durations'.D108]/1000" office:value-type="float" office:value="0.000191" calcext:value-type="float">
            <text:p>0.000</text:p>
          </table:table-cell>
          <table:table-cell table:formula="of:=['logged durations'.E108]/60" office:value-type="float" office:value="0.0000031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about.png</text:p>
          </table:table-cell>
          <table:table-cell office:value-type="float" office:value="1470.568" calcext:value-type="float">
            <text:p>1470.568</text:p>
          </table:table-cell>
          <table:table-cell table:formula="of:=['logged durations'.D109]/1000" office:value-type="float" office:value="1.470568" calcext:value-type="float">
            <text:p>1.471</text:p>
          </table:table-cell>
          <table:table-cell table:formula="of:=['logged durations'.E109]/60" office:value-type="float" office:value="0.0245094666666667" calcext:value-type="float">
            <text:p>0.025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tours-card-hovered.png</text:p>
          </table:table-cell>
          <table:table-cell office:value-type="float" office:value="463.339" calcext:value-type="float">
            <text:p>463.339</text:p>
          </table:table-cell>
          <table:table-cell table:formula="of:=['logged durations'.D110]/1000" office:value-type="float" office:value="0.463339" calcext:value-type="float">
            <text:p>0.463</text:p>
          </table:table-cell>
          <table:table-cell table:formula="of:=['logged durations'.E110]/60" office:value-type="float" office:value="0.00772231666666667" calcext:value-type="float">
            <text:p>0.008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1806.076" calcext:value-type="float">
            <text:p>1806.076</text:p>
          </table:table-cell>
          <table:table-cell table:formula="of:=['logged durations'.D111]/1000" office:value-type="float" office:value="1.806076" calcext:value-type="float">
            <text:p>1.806</text:p>
          </table:table-cell>
          <table:table-cell table:formula="of:=['logged durations'.E111]/60" office:value-type="float" office:value="0.0301012666666667" calcext:value-type="float">
            <text:p>0.03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0.181" calcext:value-type="float">
            <text:p>0.181</text:p>
          </table:table-cell>
          <table:table-cell table:formula="of:=['logged durations'.D112]/1000" office:value-type="float" office:value="0.000181" calcext:value-type="float">
            <text:p>0.000</text:p>
          </table:table-cell>
          <table:table-cell table:formula="of:=['logged durations'.E112]/60" office:value-type="float" office:value="0.0000030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850.823" calcext:value-type="float">
            <text:p>850.823</text:p>
          </table:table-cell>
          <table:table-cell table:formula="of:=['logged durations'.D113]/1000" office:value-type="float" office:value="0.850823" calcext:value-type="float">
            <text:p>0.851</text:p>
          </table:table-cell>
          <table:table-cell table:formula="of:=['logged durations'.E113]/60" office:value-type="float" office:value="0.0141803833333333" calcext:value-type="float">
            <text:p>0.01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799.419" calcext:value-type="float">
            <text:p>799.419</text:p>
          </table:table-cell>
          <table:table-cell table:formula="of:=['logged durations'.D114]/1000" office:value-type="float" office:value="0.799419" calcext:value-type="float">
            <text:p>0.799</text:p>
          </table:table-cell>
          <table:table-cell table:formula="of:=['logged durations'.E114]/60" office:value-type="float" office:value="0.01332365" calcext:value-type="float">
            <text:p>0.01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6.461" calcext:value-type="float">
            <text:p>6.461</text:p>
          </table:table-cell>
          <table:table-cell table:formula="of:=['logged durations'.D115]/1000" office:value-type="float" office:value="0.006461" calcext:value-type="float">
            <text:p>0.006</text:p>
          </table:table-cell>
          <table:table-cell table:formula="of:=['logged durations'.E115]/60" office:value-type="float" office:value="0.00010768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904.806" calcext:value-type="float">
            <text:p>904.806</text:p>
          </table:table-cell>
          <table:table-cell table:formula="of:=['logged durations'.D116]/1000" office:value-type="float" office:value="0.904806" calcext:value-type="float">
            <text:p>0.905</text:p>
          </table:table-cell>
          <table:table-cell table:formula="of:=['logged durations'.E116]/60" office:value-type="float" office:value="0.0150801" calcext:value-type="float">
            <text:p>0.015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features.png</text:p>
          </table:table-cell>
          <table:table-cell office:value-type="float" office:value="2100.649" calcext:value-type="float">
            <text:p>2100.649</text:p>
          </table:table-cell>
          <table:table-cell table:formula="of:=['logged durations'.D117]/1000" office:value-type="float" office:value="2.100649" calcext:value-type="float">
            <text:p>2.101</text:p>
          </table:table-cell>
          <table:table-cell table:formula="of:=['logged durations'.E117]/60" office:value-type="float" office:value="0.0350108166666667" calcext:value-type="float">
            <text:p>0.0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667.068" calcext:value-type="float">
            <text:p>667.068</text:p>
          </table:table-cell>
          <table:table-cell table:formula="of:=['logged durations'.D118]/1000" office:value-type="float" office:value="0.667068" calcext:value-type="float">
            <text:p>0.667</text:p>
          </table:table-cell>
          <table:table-cell table:formula="of:=['logged durations'.E118]/60" office:value-type="float" office:value="0.0111178" calcext:value-type="float">
            <text:p>0.011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0.228" calcext:value-type="float">
            <text:p>0.228</text:p>
          </table:table-cell>
          <table:table-cell table:formula="of:=['logged durations'.D119]/1000" office:value-type="float" office:value="0.000228" calcext:value-type="float">
            <text:p>0.000</text:p>
          </table:table-cell>
          <table:table-cell table:formula="of:=['logged durations'.E119]/60" office:value-type="float" office:value="0.0000038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2396.976" calcext:value-type="float">
            <text:p>2396.976</text:p>
          </table:table-cell>
          <table:table-cell table:formula="of:=['logged durations'.D120]/1000" office:value-type="float" office:value="2.396976" calcext:value-type="float">
            <text:p>2.397</text:p>
          </table:table-cell>
          <table:table-cell table:formula="of:=['logged durations'.E120]/60" office:value-type="float" office:value="0.0399496" calcext:value-type="float">
            <text:p>0.04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stories-jack-hovered.png</text:p>
          </table:table-cell>
          <table:table-cell office:value-type="float" office:value="902.156" calcext:value-type="float">
            <text:p>902.156</text:p>
          </table:table-cell>
          <table:table-cell table:formula="of:=['logged durations'.D121]/1000" office:value-type="float" office:value="0.902156" calcext:value-type="float">
            <text:p>0.902</text:p>
          </table:table-cell>
          <table:table-cell table:formula="of:=['logged durations'.E121]/60" office:value-type="float" office:value="0.0150359333333333" calcext:value-type="float">
            <text:p>0.01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529.268" calcext:value-type="float">
            <text:p>1529.268</text:p>
          </table:table-cell>
          <table:table-cell table:formula="of:=['logged durations'.D122]/1000" office:value-type="float" office:value="1.529268" calcext:value-type="float">
            <text:p>1.529</text:p>
          </table:table-cell>
          <table:table-cell table:formula="of:=['logged durations'.E122]/60" office:value-type="float" office:value="0.0254878" calcext:value-type="float">
            <text:p>0.02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7.366" calcext:value-type="float">
            <text:p>7.366</text:p>
          </table:table-cell>
          <table:table-cell table:formula="of:=['logged durations'.D123]/1000" office:value-type="float" office:value="0.007366" calcext:value-type="float">
            <text:p>0.007</text:p>
          </table:table-cell>
          <table:table-cell table:formula="of:=['logged durations'.E123]/60" office:value-type="float" office:value="0.0001227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922.231" calcext:value-type="float">
            <text:p>922.231</text:p>
          </table:table-cell>
          <table:table-cell table:formula="of:=['logged durations'.D124]/1000" office:value-type="float" office:value="0.922231" calcext:value-type="float">
            <text:p>0.922</text:p>
          </table:table-cell>
          <table:table-cell table:formula="of:=['logged durations'.E124]/60" office:value-type="float" office:value="0.01537051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211.749" calcext:value-type="float">
            <text:p>2211.749</text:p>
          </table:table-cell>
          <table:table-cell table:formula="of:=['logged durations'.D125]/1000" office:value-type="float" office:value="2.211749" calcext:value-type="float">
            <text:p>2.212</text:p>
          </table:table-cell>
          <table:table-cell table:formula="of:=['logged durations'.E125]/60" office:value-type="float" office:value="0.0368624833333333" calcext:value-type="float">
            <text:p>0.037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1431.308" calcext:value-type="float">
            <text:p>1431.308</text:p>
          </table:table-cell>
          <table:table-cell table:formula="of:=['logged durations'.D126]/1000" office:value-type="float" office:value="1.431308" calcext:value-type="float">
            <text:p>1.431</text:p>
          </table:table-cell>
          <table:table-cell table:formula="of:=['logged durations'.E126]/60" office:value-type="float" office:value="0.0238551333333333" calcext:value-type="float">
            <text:p>0.02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316.414" calcext:value-type="float">
            <text:p>1316.414</text:p>
          </table:table-cell>
          <table:table-cell table:formula="of:=['logged durations'.D127]/1000" office:value-type="float" office:value="1.316414" calcext:value-type="float">
            <text:p>1.316</text:p>
          </table:table-cell>
          <table:table-cell table:formula="of:=['logged durations'.E127]/60" office:value-type="float" office:value="0.0219402333333333" calcext:value-type="float">
            <text:p>0.02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0.194" calcext:value-type="float">
            <text:p>0.194</text:p>
          </table:table-cell>
          <table:table-cell table:formula="of:=['logged durations'.D128]/1000" office:value-type="float" office:value="0.000194" calcext:value-type="float">
            <text:p>0.000</text:p>
          </table:table-cell>
          <table:table-cell table:formula="of:=['logged durations'.E128]/60" office:value-type="float" office:value="0.00000323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854.972" calcext:value-type="float">
            <text:p>854.972</text:p>
          </table:table-cell>
          <table:table-cell table:formula="of:=['logged durations'.D129]/1000" office:value-type="float" office:value="0.854972" calcext:value-type="float">
            <text:p>0.855</text:p>
          </table:table-cell>
          <table:table-cell table:formula="of:=['logged durations'.E129]/60" office:value-type="float" office:value="0.0142495333333333" calcext:value-type="float">
            <text:p>0.01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6.089" calcext:value-type="float">
            <text:p>6.089</text:p>
          </table:table-cell>
          <table:table-cell table:formula="of:=['logged durations'.D130]/1000" office:value-type="float" office:value="0.006089" calcext:value-type="float">
            <text:p>0.006</text:p>
          </table:table-cell>
          <table:table-cell table:formula="of:=['logged durations'.E130]/60" office:value-type="float" office:value="0.00010148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.png</text:p>
          </table:table-cell>
          <table:table-cell office:value-type="float" office:value="1162.352" calcext:value-type="float">
            <text:p>1162.352</text:p>
          </table:table-cell>
          <table:table-cell table:formula="of:=['logged durations'.D131]/1000" office:value-type="float" office:value="1.162352" calcext:value-type="float">
            <text:p>1.162</text:p>
          </table:table-cell>
          <table:table-cell table:formula="of:=['logged durations'.E131]/60" office:value-type="float" office:value="0.0193725333333333" calcext:value-type="float">
            <text:p>0.01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724.484" calcext:value-type="float">
            <text:p>724.484</text:p>
          </table:table-cell>
          <table:table-cell table:formula="of:=['logged durations'.D132]/1000" office:value-type="float" office:value="0.724484" calcext:value-type="float">
            <text:p>0.724</text:p>
          </table:table-cell>
          <table:table-cell table:formula="of:=['logged durations'.E132]/60" office:value-type="float" office:value="0.0120747333333333" calcext:value-type="float">
            <text:p>0.01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538.468" calcext:value-type="float">
            <text:p>2538.468</text:p>
          </table:table-cell>
          <table:table-cell table:formula="of:=['logged durations'.D133]/1000" office:value-type="float" office:value="2.538468" calcext:value-type="float">
            <text:p>2.538</text:p>
          </table:table-cell>
          <table:table-cell table:formula="of:=['logged durations'.E133]/60" office:value-type="float" office:value="0.0423078" calcext:value-type="float">
            <text:p>0.04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42.178" calcext:value-type="float">
            <text:p>42.178</text:p>
          </table:table-cell>
          <table:table-cell table:formula="of:=['logged durations'.D134]/1000" office:value-type="float" office:value="0.042178" calcext:value-type="float">
            <text:p>0.042</text:p>
          </table:table-cell>
          <table:table-cell table:formula="of:=['logged durations'.E134]/60" office:value-type="float" office:value="0.00070296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9648.555" calcext:value-type="float">
            <text:p>9648.555</text:p>
          </table:table-cell>
          <table:table-cell table:formula="of:=['logged durations'.D135]/1000" office:value-type="float" office:value="9.648555" calcext:value-type="float">
            <text:p>9.649</text:p>
          </table:table-cell>
          <table:table-cell table:formula="of:=['logged durations'.E135]/60" office:value-type="float" office:value="0.16080925" calcext:value-type="float">
            <text:p>0.16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2323.855" calcext:value-type="float">
            <text:p>2323.855</text:p>
          </table:table-cell>
          <table:table-cell table:formula="of:=['logged durations'.D136]/1000" office:value-type="float" office:value="2.323855" calcext:value-type="float">
            <text:p>2.324</text:p>
          </table:table-cell>
          <table:table-cell table:formula="of:=['logged durations'.E136]/60" office:value-type="float" office:value="0.0387309166666667" calcext:value-type="float">
            <text:p>0.03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0.161" calcext:value-type="float">
            <text:p>0.161</text:p>
          </table:table-cell>
          <table:table-cell table:formula="of:=['logged durations'.D137]/1000" office:value-type="float" office:value="0.000161" calcext:value-type="float">
            <text:p>0.000</text:p>
          </table:table-cell>
          <table:table-cell table:formula="of:=['logged durations'.E137]/60" office:value-type="float" office:value="0.0000026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1987.32" calcext:value-type="float">
            <text:p>1987.32</text:p>
          </table:table-cell>
          <table:table-cell table:formula="of:=['logged durations'.D138]/1000" office:value-type="float" office:value="1.98732" calcext:value-type="float">
            <text:p>1.987</text:p>
          </table:table-cell>
          <table:table-cell table:formula="of:=['logged durations'.E138]/60" office:value-type="float" office:value="0.033122" calcext:value-type="float">
            <text:p>0.033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section-book.png</text:p>
          </table:table-cell>
          <table:table-cell office:value-type="float" office:value="623.975" calcext:value-type="float">
            <text:p>623.975</text:p>
          </table:table-cell>
          <table:table-cell table:formula="of:=['logged durations'.D139]/1000" office:value-type="float" office:value="0.623975" calcext:value-type="float">
            <text:p>0.624</text:p>
          </table:table-cell>
          <table:table-cell table:formula="of:=['logged durations'.E139]/60" office:value-type="float" office:value="0.01039958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1472.064" calcext:value-type="float">
            <text:p>1472.064</text:p>
          </table:table-cell>
          <table:table-cell table:formula="of:=['logged durations'.D140]/1000" office:value-type="float" office:value="1.472064" calcext:value-type="float">
            <text:p>1.472</text:p>
          </table:table-cell>
          <table:table-cell table:formula="of:=['logged durations'.E140]/60" office:value-type="float" office:value="0.0245344" calcext:value-type="float">
            <text:p>0.02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0.208" calcext:value-type="float">
            <text:p>0.208</text:p>
          </table:table-cell>
          <table:table-cell table:formula="of:=['logged durations'.D141]/1000" office:value-type="float" office:value="0.000208" calcext:value-type="float">
            <text:p>0.000</text:p>
          </table:table-cell>
          <table:table-cell table:formula="of:=['logged durations'.E141]/60" office:value-type="float" office:value="0.00000346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1949.765" calcext:value-type="float">
            <text:p>1949.765</text:p>
          </table:table-cell>
          <table:table-cell table:formula="of:=['logged durations'.D142]/1000" office:value-type="float" office:value="1.949765" calcext:value-type="float">
            <text:p>1.950</text:p>
          </table:table-cell>
          <table:table-cell table:formula="of:=['logged durations'.E142]/60" office:value-type="float" office:value="0.0324960833333333" calcext:value-type="float">
            <text:p>0.032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401.819" calcext:value-type="float">
            <text:p>401.819</text:p>
          </table:table-cell>
          <table:table-cell table:formula="of:=['logged durations'.D143]/1000" office:value-type="float" office:value="0.401819" calcext:value-type="float">
            <text:p>0.402</text:p>
          </table:table-cell>
          <table:table-cell table:formula="of:=['logged durations'.E143]/60" office:value-type="float" office:value="0.00669698333333333" calcext:value-type="float">
            <text:p>0.00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3452.709" calcext:value-type="float">
            <text:p>3452.709</text:p>
          </table:table-cell>
          <table:table-cell table:formula="of:=['logged durations'.D144]/1000" office:value-type="float" office:value="3.452709" calcext:value-type="float">
            <text:p>3.453</text:p>
          </table:table-cell>
          <table:table-cell table:formula="of:=['logged durations'.E144]/60" office:value-type="float" office:value="0.05754515" calcext:value-type="float">
            <text:p>0.05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38.613" calcext:value-type="float">
            <text:p>38.613</text:p>
          </table:table-cell>
          <table:table-cell table:formula="of:=['logged durations'.D145]/1000" office:value-type="float" office:value="0.038613" calcext:value-type="float">
            <text:p>0.039</text:p>
          </table:table-cell>
          <table:table-cell table:formula="of:=['logged durations'.E145]/60" office:value-type="float" office:value="0.00064355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.png</text:p>
          </table:table-cell>
          <table:table-cell office:value-type="float" office:value="2732.974" calcext:value-type="float">
            <text:p>2732.974</text:p>
          </table:table-cell>
          <table:table-cell table:formula="of:=['logged durations'.D146]/1000" office:value-type="float" office:value="2.732974" calcext:value-type="float">
            <text:p>2.733</text:p>
          </table:table-cell>
          <table:table-cell table:formula="of:=['logged durations'.E146]/60" office:value-type="float" office:value="0.0455495666666667" calcext:value-type="float">
            <text:p>0.04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2529.395" calcext:value-type="float">
            <text:p>2529.395</text:p>
          </table:table-cell>
          <table:table-cell table:formula="of:=['logged durations'.D147]/1000" office:value-type="float" office:value="2.529395" calcext:value-type="float">
            <text:p>2.529</text:p>
          </table:table-cell>
          <table:table-cell table:formula="of:=['logged durations'.E147]/60" office:value-type="float" office:value="0.0421565833333333" calcext:value-type="float">
            <text:p>0.04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5.492" calcext:value-type="float">
            <text:p>5.492</text:p>
          </table:table-cell>
          <table:table-cell table:formula="of:=['logged durations'.D148]/1000" office:value-type="float" office:value="0.005492" calcext:value-type="float">
            <text:p>0.005</text:p>
          </table:table-cell>
          <table:table-cell table:formula="of:=['logged durations'.E148]/60" office:value-type="float" office:value="0.0000915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3282.969" calcext:value-type="float">
            <text:p>3282.969</text:p>
          </table:table-cell>
          <table:table-cell table:formula="of:=['logged durations'.D149]/1000" office:value-type="float" office:value="3.282969" calcext:value-type="float">
            <text:p>3.283</text:p>
          </table:table-cell>
          <table:table-cell table:formula="of:=['logged durations'.E149]/60" office:value-type="float" office:value="0.05471615" calcext:value-type="float">
            <text:p>0.05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2.615" calcext:value-type="float">
            <text:p>2.615</text:p>
          </table:table-cell>
          <table:table-cell table:formula="of:=['logged durations'.D150]/1000" office:value-type="float" office:value="0.002615" calcext:value-type="float">
            <text:p>0.003</text:p>
          </table:table-cell>
          <table:table-cell table:formula="of:=['logged durations'.E150]/60" office:value-type="float" office:value="0.00004358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928.316" calcext:value-type="float">
            <text:p>928.316</text:p>
          </table:table-cell>
          <table:table-cell table:formula="of:=['logged durations'.D151]/1000" office:value-type="float" office:value="0.928316" calcext:value-type="float">
            <text:p>0.928</text:p>
          </table:table-cell>
          <table:table-cell table:formula="of:=['logged durations'.E151]/60" office:value-type="float" office:value="0.0154719333333333" calcext:value-type="float">
            <text:p>0.01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482.572" calcext:value-type="float">
            <text:p>482.572</text:p>
          </table:table-cell>
          <table:table-cell table:formula="of:=['logged durations'.D152]/1000" office:value-type="float" office:value="0.482572" calcext:value-type="float">
            <text:p>0.483</text:p>
          </table:table-cell>
          <table:table-cell table:formula="of:=['logged durations'.E152]/60" office:value-type="float" office:value="0.00804286666666667" calcext:value-type="float">
            <text:p>0.00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0.213" calcext:value-type="float">
            <text:p>0.213</text:p>
          </table:table-cell>
          <table:table-cell table:formula="of:=['logged durations'.D153]/1000" office:value-type="float" office:value="0.000213" calcext:value-type="float">
            <text:p>0.000</text:p>
          </table:table-cell>
          <table:table-cell table:formula="of:=['logged durations'.E153]/60" office:value-type="float" office:value="0.00000355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1123.845" calcext:value-type="float">
            <text:p>1123.845</text:p>
          </table:table-cell>
          <table:table-cell table:formula="of:=['logged durations'.D154]/1000" office:value-type="float" office:value="1.123845" calcext:value-type="float">
            <text:p>1.124</text:p>
          </table:table-cell>
          <table:table-cell table:formula="of:=['logged durations'.E154]/60" office:value-type="float" office:value="0.01873075" calcext:value-type="float">
            <text:p>0.019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0x1024_1_true/footer.png</text:p>
          </table:table-cell>
          <table:table-cell office:value-type="float" office:value="551.553" calcext:value-type="float">
            <text:p>551.553</text:p>
          </table:table-cell>
          <table:table-cell table:formula="of:=['logged durations'.D155]/1000" office:value-type="float" office:value="0.551553" calcext:value-type="float">
            <text:p>0.552</text:p>
          </table:table-cell>
          <table:table-cell table:formula="of:=['logged durations'.E155]/60" office:value-type="float" office:value="0.00919255" calcext:value-type="float">
            <text:p>0.00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3969.447" calcext:value-type="float">
            <text:p>3969.447</text:p>
          </table:table-cell>
          <table:table-cell table:formula="of:=['logged durations'.D156]/1000" office:value-type="float" office:value="3.969447" calcext:value-type="float">
            <text:p>3.969</text:p>
          </table:table-cell>
          <table:table-cell table:formula="of:=['logged durations'.E156]/60" office:value-type="float" office:value="0.06615745" calcext:value-type="float">
            <text:p>0.06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950.531" calcext:value-type="float">
            <text:p>950.531</text:p>
          </table:table-cell>
          <table:table-cell table:formula="of:=['logged durations'.D157]/1000" office:value-type="float" office:value="0.950531" calcext:value-type="float">
            <text:p>0.951</text:p>
          </table:table-cell>
          <table:table-cell table:formula="of:=['logged durations'.E157]/60" office:value-type="float" office:value="0.0158421833333333" calcext:value-type="float">
            <text:p>0.01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0.203" calcext:value-type="float">
            <text:p>0.203</text:p>
          </table:table-cell>
          <table:table-cell table:formula="of:=['logged durations'.D158]/1000" office:value-type="float" office:value="0.000203" calcext:value-type="float">
            <text:p>0.000</text:p>
          </table:table-cell>
          <table:table-cell table:formula="of:=['logged durations'.E158]/60" office:value-type="float" office:value="0.0000033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730.73" calcext:value-type="float">
            <text:p>1730.73</text:p>
          </table:table-cell>
          <table:table-cell table:formula="of:=['logged durations'.D159]/1000" office:value-type="float" office:value="1.73073" calcext:value-type="float">
            <text:p>1.731</text:p>
          </table:table-cell>
          <table:table-cell table:formula="of:=['logged durations'.E159]/60" office:value-type="float" office:value="0.0288455" calcext:value-type="float">
            <text:p>0.029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stories-jack-hovered.png</text:p>
          </table:table-cell>
          <table:table-cell office:value-type="float" office:value="869.734" calcext:value-type="float">
            <text:p>869.734</text:p>
          </table:table-cell>
          <table:table-cell table:formula="of:=['logged durations'.D160]/1000" office:value-type="float" office:value="0.869734" calcext:value-type="float">
            <text:p>0.870</text:p>
          </table:table-cell>
          <table:table-cell table:formula="of:=['logged durations'.E160]/60" office:value-type="float" office:value="0.0144955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2402.798" calcext:value-type="float">
            <text:p>2402.798</text:p>
          </table:table-cell>
          <table:table-cell table:formula="of:=['logged durations'.D161]/1000" office:value-type="float" office:value="2.402798" calcext:value-type="float">
            <text:p>2.403</text:p>
          </table:table-cell>
          <table:table-cell table:formula="of:=['logged durations'.E161]/60" office:value-type="float" office:value="0.0400466333333333" calcext:value-type="float">
            <text:p>0.04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0.119" calcext:value-type="float">
            <text:p>0.119</text:p>
          </table:table-cell>
          <table:table-cell table:formula="of:=['logged durations'.D162]/1000" office:value-type="float" office:value="0.000119" calcext:value-type="float">
            <text:p>0.000</text:p>
          </table:table-cell>
          <table:table-cell table:formula="of:=['logged durations'.E162]/60" office:value-type="float" office:value="0.0000019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2188.462" calcext:value-type="float">
            <text:p>2188.462</text:p>
          </table:table-cell>
          <table:table-cell table:formula="of:=['logged durations'.D163]/1000" office:value-type="float" office:value="2.188462" calcext:value-type="float">
            <text:p>2.188</text:p>
          </table:table-cell>
          <table:table-cell table:formula="of:=['logged durations'.E163]/60" office:value-type="float" office:value="0.0364743666666667" calcext:value-type="float">
            <text:p>0.03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72.867" calcext:value-type="float">
            <text:p>72.867</text:p>
          </table:table-cell>
          <table:table-cell table:formula="of:=['logged durations'.D164]/1000" office:value-type="float" office:value="0.072867" calcext:value-type="float">
            <text:p>0.073</text:p>
          </table:table-cell>
          <table:table-cell table:formula="of:=['logged durations'.E164]/60" office:value-type="float" office:value="0.00121445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features.png</text:p>
          </table:table-cell>
          <table:table-cell office:value-type="float" office:value="1964.149" calcext:value-type="float">
            <text:p>1964.149</text:p>
          </table:table-cell>
          <table:table-cell table:formula="of:=['logged durations'.D165]/1000" office:value-type="float" office:value="1.964149" calcext:value-type="float">
            <text:p>1.964</text:p>
          </table:table-cell>
          <table:table-cell table:formula="of:=['logged durations'.E165]/60" office:value-type="float" office:value="0.0327358166666667" calcext:value-type="float">
            <text:p>0.033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1952.077" calcext:value-type="float">
            <text:p>1952.077</text:p>
          </table:table-cell>
          <table:table-cell table:formula="of:=['logged durations'.D166]/1000" office:value-type="float" office:value="1.952077" calcext:value-type="float">
            <text:p>1.952</text:p>
          </table:table-cell>
          <table:table-cell table:formula="of:=['logged durations'.E166]/60" office:value-type="float" office:value="0.0325346166666667" calcext:value-type="float">
            <text:p>0.033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571.471" calcext:value-type="float">
            <text:p>1571.471</text:p>
          </table:table-cell>
          <table:table-cell table:formula="of:=['logged durations'.D167]/1000" office:value-type="float" office:value="1.571471" calcext:value-type="float">
            <text:p>1.571</text:p>
          </table:table-cell>
          <table:table-cell table:formula="of:=['logged durations'.E167]/60" office:value-type="float" office:value="0.0261911833333333" calcext:value-type="float">
            <text:p>0.02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432.482" calcext:value-type="float">
            <text:p>432.482</text:p>
          </table:table-cell>
          <table:table-cell table:formula="of:=['logged durations'.D168]/1000" office:value-type="float" office:value="0.432482" calcext:value-type="float">
            <text:p>0.432</text:p>
          </table:table-cell>
          <table:table-cell table:formula="of:=['logged durations'.E168]/60" office:value-type="float" office:value="0.00720803333333333" calcext:value-type="float">
            <text:p>0.00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4.818" calcext:value-type="float">
            <text:p>4.818</text:p>
          </table:table-cell>
          <table:table-cell table:formula="of:=['logged durations'.D169]/1000" office:value-type="float" office:value="0.004818" calcext:value-type="float">
            <text:p>0.005</text:p>
          </table:table-cell>
          <table:table-cell table:formula="of:=['logged durations'.E169]/60" office:value-type="float" office:value="0.0000803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776.808" calcext:value-type="float">
            <text:p>776.808</text:p>
          </table:table-cell>
          <table:table-cell table:formula="of:=['logged durations'.D170]/1000" office:value-type="float" office:value="0.776808" calcext:value-type="float">
            <text:p>0.777</text:p>
          </table:table-cell>
          <table:table-cell table:formula="of:=['logged durations'.E170]/60" office:value-type="float" office:value="0.0129468" calcext:value-type="float">
            <text:p>0.013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585.326" calcext:value-type="float">
            <text:p>1585.326</text:p>
          </table:table-cell>
          <table:table-cell table:formula="of:=['logged durations'.D171]/1000" office:value-type="float" office:value="1.585326" calcext:value-type="float">
            <text:p>1.585</text:p>
          </table:table-cell>
          <table:table-cell table:formula="of:=['logged durations'.E171]/60" office:value-type="float" office:value="0.0264221" calcext:value-type="float">
            <text:p>0.02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0.177" calcext:value-type="float">
            <text:p>0.177</text:p>
          </table:table-cell>
          <table:table-cell table:formula="of:=['logged durations'.D172]/1000" office:value-type="float" office:value="0.000177" calcext:value-type="float">
            <text:p>0.000</text:p>
          </table:table-cell>
          <table:table-cell table:formula="of:=['logged durations'.E172]/60" office:value-type="float" office:value="0.00000295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928.515" calcext:value-type="float">
            <text:p>928.515</text:p>
          </table:table-cell>
          <table:table-cell table:formula="of:=['logged durations'.D173]/1000" office:value-type="float" office:value="0.928515" calcext:value-type="float">
            <text:p>0.929</text:p>
          </table:table-cell>
          <table:table-cell table:formula="of:=['logged durations'.E173]/60" office:value-type="float" office:value="0.01547525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0.185" calcext:value-type="float">
            <text:p>0.185</text:p>
          </table:table-cell>
          <table:table-cell table:formula="of:=['logged durations'.D174]/1000" office:value-type="float" office:value="0.000185" calcext:value-type="float">
            <text:p>0.000</text:p>
          </table:table-cell>
          <table:table-cell table:formula="of:=['logged durations'.E174]/60" office:value-type="float" office:value="0.0000030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section-book.png</text:p>
          </table:table-cell>
          <table:table-cell office:value-type="float" office:value="612.666" calcext:value-type="float">
            <text:p>612.666</text:p>
          </table:table-cell>
          <table:table-cell table:formula="of:=['logged durations'.D175]/1000" office:value-type="float" office:value="0.612666" calcext:value-type="float">
            <text:p>0.613</text:p>
          </table:table-cell>
          <table:table-cell table:formula="of:=['logged durations'.E175]/60" office:value-type="float" office:value="0.0102111" calcext:value-type="float">
            <text:p>0.01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tours-card-hovered.png</text:p>
          </table:table-cell>
          <table:table-cell office:value-type="float" office:value="1252.119" calcext:value-type="float">
            <text:p>1252.119</text:p>
          </table:table-cell>
          <table:table-cell table:formula="of:=['logged durations'.D176]/1000" office:value-type="float" office:value="1.252119" calcext:value-type="float">
            <text:p>1.252</text:p>
          </table:table-cell>
          <table:table-cell table:formula="of:=['logged durations'.E176]/60" office:value-type="float" office:value="0.02086865" calcext:value-type="float">
            <text:p>0.02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2463.795" calcext:value-type="float">
            <text:p>2463.795</text:p>
          </table:table-cell>
          <table:table-cell table:formula="of:=['logged durations'.D177]/1000" office:value-type="float" office:value="2.463795" calcext:value-type="float">
            <text:p>2.464</text:p>
          </table:table-cell>
          <table:table-cell table:formula="of:=['logged durations'.E177]/60" office:value-type="float" office:value="0.04106325" calcext:value-type="float">
            <text:p>0.04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177.949" calcext:value-type="float">
            <text:p>1177.949</text:p>
          </table:table-cell>
          <table:table-cell table:formula="of:=['logged durations'.D178]/1000" office:value-type="float" office:value="1.177949" calcext:value-type="float">
            <text:p>1.178</text:p>
          </table:table-cell>
          <table:table-cell table:formula="of:=['logged durations'.E178]/60" office:value-type="float" office:value="0.0196324833333333" calcext:value-type="float">
            <text:p>0.02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37.578" calcext:value-type="float">
            <text:p>37.578</text:p>
          </table:table-cell>
          <table:table-cell table:formula="of:=['logged durations'.D179]/1000" office:value-type="float" office:value="0.037578" calcext:value-type="float">
            <text:p>0.038</text:p>
          </table:table-cell>
          <table:table-cell table:formula="of:=['logged durations'.E179]/60" office:value-type="float" office:value="0.0006263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1893.796" calcext:value-type="float">
            <text:p>1893.796</text:p>
          </table:table-cell>
          <table:table-cell table:formula="of:=['logged durations'.D180]/1000" office:value-type="float" office:value="1.893796" calcext:value-type="float">
            <text:p>1.894</text:p>
          </table:table-cell>
          <table:table-cell table:formula="of:=['logged durations'.E180]/60" office:value-type="float" office:value="0.0315632666666667" calcext:value-type="float">
            <text:p>0.03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324.946" calcext:value-type="float">
            <text:p>324.946</text:p>
          </table:table-cell>
          <table:table-cell table:formula="of:=['logged durations'.D181]/1000" office:value-type="float" office:value="0.324946" calcext:value-type="float">
            <text:p>0.325</text:p>
          </table:table-cell>
          <table:table-cell table:formula="of:=['logged durations'.E181]/60" office:value-type="float" office:value="0.00541576666666667" calcext:value-type="float">
            <text:p>0.00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6.499" calcext:value-type="float">
            <text:p>6.499</text:p>
          </table:table-cell>
          <table:table-cell table:formula="of:=['logged durations'.D182]/1000" office:value-type="float" office:value="0.006499" calcext:value-type="float">
            <text:p>0.006</text:p>
          </table:table-cell>
          <table:table-cell table:formula="of:=['logged durations'.E182]/60" office:value-type="float" office:value="0.00010831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714.794" calcext:value-type="float">
            <text:p>1714.794</text:p>
          </table:table-cell>
          <table:table-cell table:formula="of:=['logged durations'.D183]/1000" office:value-type="float" office:value="1.714794" calcext:value-type="float">
            <text:p>1.715</text:p>
          </table:table-cell>
          <table:table-cell table:formula="of:=['logged durations'.E183]/60" office:value-type="float" office:value="0.0285799" calcext:value-type="float">
            <text:p>0.02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456.926" calcext:value-type="float">
            <text:p>456.926</text:p>
          </table:table-cell>
          <table:table-cell table:formula="of:=['logged durations'.D184]/1000" office:value-type="float" office:value="0.456926" calcext:value-type="float">
            <text:p>0.457</text:p>
          </table:table-cell>
          <table:table-cell table:formula="of:=['logged durations'.E184]/60" office:value-type="float" office:value="0.00761543333333333" calcext:value-type="float">
            <text:p>0.008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2627.057" calcext:value-type="float">
            <text:p>2627.057</text:p>
          </table:table-cell>
          <table:table-cell table:formula="of:=['logged durations'.D185]/1000" office:value-type="float" office:value="2.627057" calcext:value-type="float">
            <text:p>2.627</text:p>
          </table:table-cell>
          <table:table-cell table:formula="of:=['logged durations'.E185]/60" office:value-type="float" office:value="0.0437842833333333" calcext:value-type="float">
            <text:p>0.04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892.558" calcext:value-type="float">
            <text:p>892.558</text:p>
          </table:table-cell>
          <table:table-cell table:formula="of:=['logged durations'.D186]/1000" office:value-type="float" office:value="0.892558" calcext:value-type="float">
            <text:p>0.893</text:p>
          </table:table-cell>
          <table:table-cell table:formula="of:=['logged durations'.E186]/60" office:value-type="float" office:value="0.01487596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0.108" calcext:value-type="float">
            <text:p>0.108</text:p>
          </table:table-cell>
          <table:table-cell table:formula="of:=['logged durations'.D187]/1000" office:value-type="float" office:value="0.000108" calcext:value-type="float">
            <text:p>0.000</text:p>
          </table:table-cell>
          <table:table-cell table:formula="of:=['logged durations'.E187]/60" office:value-type="float" office:value="0.0000018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497.381" calcext:value-type="float">
            <text:p>1497.381</text:p>
          </table:table-cell>
          <table:table-cell table:formula="of:=['logged durations'.D188]/1000" office:value-type="float" office:value="1.497381" calcext:value-type="float">
            <text:p>1.497</text:p>
          </table:table-cell>
          <table:table-cell table:formula="of:=['logged durations'.E188]/60" office:value-type="float" office:value="0.02495635" calcext:value-type="float">
            <text:p>0.02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0.151" calcext:value-type="float">
            <text:p>0.151</text:p>
          </table:table-cell>
          <table:table-cell table:formula="of:=['logged durations'.D189]/1000" office:value-type="float" office:value="0.000151" calcext:value-type="float">
            <text:p>0.000</text:p>
          </table:table-cell>
          <table:table-cell table:formula="of:=['logged durations'.E189]/60" office:value-type="float" office:value="0.000002516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1_false/footer.png</text:p>
          </table:table-cell>
          <table:table-cell office:value-type="float" office:value="578.915" calcext:value-type="float">
            <text:p>578.915</text:p>
          </table:table-cell>
          <table:table-cell table:formula="of:=['logged durations'.D190]/1000" office:value-type="float" office:value="0.578915" calcext:value-type="float">
            <text:p>0.579</text:p>
          </table:table-cell>
          <table:table-cell table:formula="of:=['logged durations'.E190]/60" office:value-type="float" office:value="0.009648583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807.456" calcext:value-type="float">
            <text:p>1807.456</text:p>
          </table:table-cell>
          <table:table-cell table:formula="of:=['logged durations'.D191]/1000" office:value-type="float" office:value="1.807456" calcext:value-type="float">
            <text:p>1.807</text:p>
          </table:table-cell>
          <table:table-cell table:formula="of:=['logged durations'.E191]/60" office:value-type="float" office:value="0.0301242666666667" calcext:value-type="float">
            <text:p>0.03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34.91" calcext:value-type="float">
            <text:p>34.91</text:p>
          </table:table-cell>
          <table:table-cell table:formula="of:=['logged durations'.D192]/1000" office:value-type="float" office:value="0.03491" calcext:value-type="float">
            <text:p>0.035</text:p>
          </table:table-cell>
          <table:table-cell table:formula="of:=['logged durations'.E192]/60" office:value-type="float" office:value="0.00058183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.png</text:p>
          </table:table-cell>
          <table:table-cell office:value-type="float" office:value="1883.09" calcext:value-type="float">
            <text:p>1883.09</text:p>
          </table:table-cell>
          <table:table-cell table:formula="of:=['logged durations'.D193]/1000" office:value-type="float" office:value="1.88309" calcext:value-type="float">
            <text:p>1.883</text:p>
          </table:table-cell>
          <table:table-cell table:formula="of:=['logged durations'.E193]/60" office:value-type="float" office:value="0.0313848333333333" calcext:value-type="float">
            <text:p>0.03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344.476" calcext:value-type="float">
            <text:p>1344.476</text:p>
          </table:table-cell>
          <table:table-cell table:formula="of:=['logged durations'.D194]/1000" office:value-type="float" office:value="1.344476" calcext:value-type="float">
            <text:p>1.344</text:p>
          </table:table-cell>
          <table:table-cell table:formula="of:=['logged durations'.E194]/60" office:value-type="float" office:value="0.0224079333333333" calcext:value-type="float">
            <text:p>0.02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886.735" calcext:value-type="float">
            <text:p>886.735</text:p>
          </table:table-cell>
          <table:table-cell table:formula="of:=['logged durations'.D195]/1000" office:value-type="float" office:value="0.886735" calcext:value-type="float">
            <text:p>0.887</text:p>
          </table:table-cell>
          <table:table-cell table:formula="of:=['logged durations'.E195]/60" office:value-type="float" office:value="0.01477891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0.095" calcext:value-type="float">
            <text:p>0.095</text:p>
          </table:table-cell>
          <table:table-cell table:formula="of:=['logged durations'.D196]/1000" office:value-type="float" office:value="0.000095" calcext:value-type="float">
            <text:p>0.000</text:p>
          </table:table-cell>
          <table:table-cell table:formula="of:=['logged durations'.E196]/60" office:value-type="float" office:value="0.0000015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.png</text:p>
          </table:table-cell>
          <table:table-cell office:value-type="float" office:value="1302.506" calcext:value-type="float">
            <text:p>1302.506</text:p>
          </table:table-cell>
          <table:table-cell table:formula="of:=['logged durations'.D197]/1000" office:value-type="float" office:value="1.302506" calcext:value-type="float">
            <text:p>1.303</text:p>
          </table:table-cell>
          <table:table-cell table:formula="of:=['logged durations'.E197]/60" office:value-type="float" office:value="0.0217084333333333" calcext:value-type="float">
            <text:p>0.022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1645.995" calcext:value-type="float">
            <text:p>1645.995</text:p>
          </table:table-cell>
          <table:table-cell table:formula="of:=['logged durations'.D198]/1000" office:value-type="float" office:value="1.645995" calcext:value-type="float">
            <text:p>1.646</text:p>
          </table:table-cell>
          <table:table-cell table:formula="of:=['logged durations'.E198]/60" office:value-type="float" office:value="0.02743325" calcext:value-type="float">
            <text:p>0.02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940.083" calcext:value-type="float">
            <text:p>940.083</text:p>
          </table:table-cell>
          <table:table-cell table:formula="of:=['logged durations'.D199]/1000" office:value-type="float" office:value="0.940083" calcext:value-type="float">
            <text:p>0.940</text:p>
          </table:table-cell>
          <table:table-cell table:formula="of:=['logged durations'.E199]/60" office:value-type="float" office:value="0.01566805" calcext:value-type="float">
            <text:p>0.01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38.293" calcext:value-type="float">
            <text:p>38.293</text:p>
          </table:table-cell>
          <table:table-cell table:formula="of:=['logged durations'.D200]/1000" office:value-type="float" office:value="0.038293" calcext:value-type="float">
            <text:p>0.038</text:p>
          </table:table-cell>
          <table:table-cell table:formula="of:=['logged durations'.E200]/60" office:value-type="float" office:value="0.00063821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1033.81" calcext:value-type="float">
            <text:p>1033.81</text:p>
          </table:table-cell>
          <table:table-cell table:formula="of:=['logged durations'.D201]/1000" office:value-type="float" office:value="1.03381" calcext:value-type="float">
            <text:p>1.034</text:p>
          </table:table-cell>
          <table:table-cell table:formula="of:=['logged durations'.E201]/60" office:value-type="float" office:value="0.0172301666666667" calcext:value-type="float">
            <text:p>0.01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791.927" calcext:value-type="float">
            <text:p>791.927</text:p>
          </table:table-cell>
          <table:table-cell table:formula="of:=['logged durations'.D202]/1000" office:value-type="float" office:value="0.791927" calcext:value-type="float">
            <text:p>0.792</text:p>
          </table:table-cell>
          <table:table-cell table:formula="of:=['logged durations'.E202]/60" office:value-type="float" office:value="0.0131987833333333" calcext:value-type="float">
            <text:p>0.013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0.137" calcext:value-type="float">
            <text:p>0.137</text:p>
          </table:table-cell>
          <table:table-cell table:formula="of:=['logged durations'.D203]/1000" office:value-type="float" office:value="0.000137" calcext:value-type="float">
            <text:p>0.000</text:p>
          </table:table-cell>
          <table:table-cell table:formula="of:=['logged durations'.E203]/60" office:value-type="float" office:value="0.0000022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tours-card-hovered.png</text:p>
          </table:table-cell>
          <table:table-cell office:value-type="float" office:value="852.94" calcext:value-type="float">
            <text:p>852.94</text:p>
          </table:table-cell>
          <table:table-cell table:formula="of:=['logged durations'.D204]/1000" office:value-type="float" office:value="0.85294" calcext:value-type="float">
            <text:p>0.853</text:p>
          </table:table-cell>
          <table:table-cell table:formula="of:=['logged durations'.E204]/60" office:value-type="float" office:value="0.0142156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1910.586" calcext:value-type="float">
            <text:p>1910.586</text:p>
          </table:table-cell>
          <table:table-cell table:formula="of:=['logged durations'.D205]/1000" office:value-type="float" office:value="1.910586" calcext:value-type="float">
            <text:p>1.911</text:p>
          </table:table-cell>
          <table:table-cell table:formula="of:=['logged durations'.E205]/60" office:value-type="float" office:value="0.0318431" calcext:value-type="float">
            <text:p>0.03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985.973" calcext:value-type="float">
            <text:p>985.973</text:p>
          </table:table-cell>
          <table:table-cell table:formula="of:=['logged durations'.D206]/1000" office:value-type="float" office:value="0.985973" calcext:value-type="float">
            <text:p>0.986</text:p>
          </table:table-cell>
          <table:table-cell table:formula="of:=['logged durations'.E206]/60" office:value-type="float" office:value="0.0164328833333333" calcext:value-type="float">
            <text:p>0.01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41.796" calcext:value-type="float">
            <text:p>41.796</text:p>
          </table:table-cell>
          <table:table-cell table:formula="of:=['logged durations'.D207]/1000" office:value-type="float" office:value="0.041796" calcext:value-type="float">
            <text:p>0.042</text:p>
          </table:table-cell>
          <table:table-cell table:formula="of:=['logged durations'.E207]/60" office:value-type="float" office:value="0.0006966" calcext:value-type="float">
            <text:p>0.00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1869.389" calcext:value-type="float">
            <text:p>1869.389</text:p>
          </table:table-cell>
          <table:table-cell table:formula="of:=['logged durations'.D208]/1000" office:value-type="float" office:value="1.869389" calcext:value-type="float">
            <text:p>1.869</text:p>
          </table:table-cell>
          <table:table-cell table:formula="of:=['logged durations'.E208]/60" office:value-type="float" office:value="0.0311564833333333" calcext:value-type="float">
            <text:p>0.031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1562.46" calcext:value-type="float">
            <text:p>1562.46</text:p>
          </table:table-cell>
          <table:table-cell table:formula="of:=['logged durations'.D209]/1000" office:value-type="float" office:value="1.56246" calcext:value-type="float">
            <text:p>1.562</text:p>
          </table:table-cell>
          <table:table-cell table:formula="of:=['logged durations'.E209]/60" office:value-type="float" office:value="0.026041" calcext:value-type="float">
            <text:p>0.02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0.24" calcext:value-type="float">
            <text:p>0.24</text:p>
          </table:table-cell>
          <table:table-cell table:formula="of:=['logged durations'.D210]/1000" office:value-type="float" office:value="0.00024" calcext:value-type="float">
            <text:p>0.000</text:p>
          </table:table-cell>
          <table:table-cell table:formula="of:=['logged durations'.E210]/60" office:value-type="float" office:value="0.000004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5325.901" calcext:value-type="float">
            <text:p>5325.901</text:p>
          </table:table-cell>
          <table:table-cell table:formula="of:=['logged durations'.D211]/1000" office:value-type="float" office:value="5.325901" calcext:value-type="float">
            <text:p>5.326</text:p>
          </table:table-cell>
          <table:table-cell table:formula="of:=['logged durations'.E211]/60" office:value-type="float" office:value="0.0887650166666667" calcext:value-type="float">
            <text:p>0.089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stories-jack-hovered.png</text:p>
          </table:table-cell>
          <table:table-cell office:value-type="float" office:value="2074.258" calcext:value-type="float">
            <text:p>2074.258</text:p>
          </table:table-cell>
          <table:table-cell table:formula="of:=['logged durations'.D212]/1000" office:value-type="float" office:value="2.074258" calcext:value-type="float">
            <text:p>2.074</text:p>
          </table:table-cell>
          <table:table-cell table:formula="of:=['logged durations'.E212]/60" office:value-type="float" office:value="0.0345709666666667" calcext:value-type="float">
            <text:p>0.0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1657.667" calcext:value-type="float">
            <text:p>1657.667</text:p>
          </table:table-cell>
          <table:table-cell table:formula="of:=['logged durations'.D213]/1000" office:value-type="float" office:value="1.657667" calcext:value-type="float">
            <text:p>1.658</text:p>
          </table:table-cell>
          <table:table-cell table:formula="of:=['logged durations'.E213]/60" office:value-type="float" office:value="0.0276277833333333" calcext:value-type="float">
            <text:p>0.02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41.321" calcext:value-type="float">
            <text:p>41.321</text:p>
          </table:table-cell>
          <table:table-cell table:formula="of:=['logged durations'.D214]/1000" office:value-type="float" office:value="0.041321" calcext:value-type="float">
            <text:p>0.041</text:p>
          </table:table-cell>
          <table:table-cell table:formula="of:=['logged durations'.E214]/60" office:value-type="float" office:value="0.00068868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1893.638" calcext:value-type="float">
            <text:p>1893.638</text:p>
          </table:table-cell>
          <table:table-cell table:formula="of:=['logged durations'.D215]/1000" office:value-type="float" office:value="1.893638" calcext:value-type="float">
            <text:p>1.894</text:p>
          </table:table-cell>
          <table:table-cell table:formula="of:=['logged durations'.E215]/60" office:value-type="float" office:value="0.0315606333333333" calcext:value-type="float">
            <text:p>0.032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1292.215" calcext:value-type="float">
            <text:p>1292.215</text:p>
          </table:table-cell>
          <table:table-cell table:formula="of:=['logged durations'.D216]/1000" office:value-type="float" office:value="1.292215" calcext:value-type="float">
            <text:p>1.292</text:p>
          </table:table-cell>
          <table:table-cell table:formula="of:=['logged durations'.E216]/60" office:value-type="float" office:value="0.0215369166666667" calcext:value-type="float">
            <text:p>0.022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0.165" calcext:value-type="float">
            <text:p>0.165</text:p>
          </table:table-cell>
          <table:table-cell table:formula="of:=['logged durations'.D217]/1000" office:value-type="float" office:value="0.000165" calcext:value-type="float">
            <text:p>0.000</text:p>
          </table:table-cell>
          <table:table-cell table:formula="of:=['logged durations'.E217]/60" office:value-type="float" office:value="0.00000275" calcext:value-type="float">
            <text:p>0.000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2156.436" calcext:value-type="float">
            <text:p>2156.436</text:p>
          </table:table-cell>
          <table:table-cell table:formula="of:=['logged durations'.D218]/1000" office:value-type="float" office:value="2.156436" calcext:value-type="float">
            <text:p>2.156</text:p>
          </table:table-cell>
          <table:table-cell table:formula="of:=['logged durations'.E218]/60" office:value-type="float" office:value="0.0359406" calcext:value-type="float">
            <text:p>0.036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954.895" calcext:value-type="float">
            <text:p>954.895</text:p>
          </table:table-cell>
          <table:table-cell table:formula="of:=['logged durations'.D219]/1000" office:value-type="float" office:value="0.954895" calcext:value-type="float">
            <text:p>0.955</text:p>
          </table:table-cell>
          <table:table-cell table:formula="of:=['logged durations'.E219]/60" office:value-type="float" office:value="0.0159149166666667" calcext:value-type="float">
            <text:p>0.016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42.694" calcext:value-type="float">
            <text:p>42.694</text:p>
          </table:table-cell>
          <table:table-cell table:formula="of:=['logged durations'.D220]/1000" office:value-type="float" office:value="0.042694" calcext:value-type="float">
            <text:p>0.043</text:p>
          </table:table-cell>
          <table:table-cell table:formula="of:=['logged durations'.E220]/60" office:value-type="float" office:value="0.00071156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.png</text:p>
          </table:table-cell>
          <table:table-cell office:value-type="float" office:value="2713.32" calcext:value-type="float">
            <text:p>2713.32</text:p>
          </table:table-cell>
          <table:table-cell table:formula="of:=['logged durations'.D221]/1000" office:value-type="float" office:value="2.71332" calcext:value-type="float">
            <text:p>2.713</text:p>
          </table:table-cell>
          <table:table-cell table:formula="of:=['logged durations'.E221]/60" office:value-type="float" office:value="0.045222" calcext:value-type="float">
            <text:p>0.045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620.653" calcext:value-type="float">
            <text:p>1620.653</text:p>
          </table:table-cell>
          <table:table-cell table:formula="of:=['logged durations'.D222]/1000" office:value-type="float" office:value="1.620653" calcext:value-type="float">
            <text:p>1.621</text:p>
          </table:table-cell>
          <table:table-cell table:formula="of:=['logged durations'.E222]/60" office:value-type="float" office:value="0.0270108833333333" calcext:value-type="float">
            <text:p>0.02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129.122" calcext:value-type="float">
            <text:p>1129.122</text:p>
          </table:table-cell>
          <table:table-cell table:formula="of:=['logged durations'.D223]/1000" office:value-type="float" office:value="1.129122" calcext:value-type="float">
            <text:p>1.129</text:p>
          </table:table-cell>
          <table:table-cell table:formula="of:=['logged durations'.E223]/60" office:value-type="float" office:value="0.0188187" calcext:value-type="float">
            <text:p>0.019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0.141" calcext:value-type="float">
            <text:p>0.141</text:p>
          </table:table-cell>
          <table:table-cell table:formula="of:=['logged durations'.D224]/1000" office:value-type="float" office:value="0.000141" calcext:value-type="float">
            <text:p>0.000</text:p>
          </table:table-cell>
          <table:table-cell table:formula="of:=['logged durations'.E224]/60" office:value-type="float" office:value="0.00000235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section-book.png</text:p>
          </table:table-cell>
          <table:table-cell office:value-type="float" office:value="1375.152" calcext:value-type="float">
            <text:p>1375.152</text:p>
          </table:table-cell>
          <table:table-cell table:formula="of:=['logged durations'.D225]/1000" office:value-type="float" office:value="1.375152" calcext:value-type="float">
            <text:p>1.375</text:p>
          </table:table-cell>
          <table:table-cell table:formula="of:=['logged durations'.E225]/60" office:value-type="float" office:value="0.0229192" calcext:value-type="float">
            <text:p>0.023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1137.416" calcext:value-type="float">
            <text:p>1137.416</text:p>
          </table:table-cell>
          <table:table-cell table:formula="of:=['logged durations'.D226]/1000" office:value-type="float" office:value="1.137416" calcext:value-type="float">
            <text:p>1.137</text:p>
          </table:table-cell>
          <table:table-cell table:formula="of:=['logged durations'.E226]/60" office:value-type="float" office:value="0.0189569333333333" calcext:value-type="float">
            <text:p>0.01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875.146" calcext:value-type="float">
            <text:p>875.146</text:p>
          </table:table-cell>
          <table:table-cell table:formula="of:=['logged durations'.D227]/1000" office:value-type="float" office:value="0.875146" calcext:value-type="float">
            <text:p>0.875</text:p>
          </table:table-cell>
          <table:table-cell table:formula="of:=['logged durations'.E227]/60" office:value-type="float" office:value="0.0145857666666667" calcext:value-type="float">
            <text:p>0.015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39.815" calcext:value-type="float">
            <text:p>39.815</text:p>
          </table:table-cell>
          <table:table-cell table:formula="of:=['logged durations'.D228]/1000" office:value-type="float" office:value="0.039815" calcext:value-type="float">
            <text:p>0.040</text:p>
          </table:table-cell>
          <table:table-cell table:formula="of:=['logged durations'.E228]/60" office:value-type="float" office:value="0.000663583333333333" calcext:value-type="float">
            <text:p>0.001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5362.514" calcext:value-type="float">
            <text:p>5362.514</text:p>
          </table:table-cell>
          <table:table-cell table:formula="of:=['logged durations'.D229]/1000" office:value-type="float" office:value="5.362514" calcext:value-type="float">
            <text:p>5.363</text:p>
          </table:table-cell>
          <table:table-cell table:formula="of:=['logged durations'.E229]/60" office:value-type="float" office:value="0.0893752333333333" calcext:value-type="float">
            <text:p>0.089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1412.68" calcext:value-type="float">
            <text:p>1412.68</text:p>
          </table:table-cell>
          <table:table-cell table:formula="of:=['logged durations'.D230]/1000" office:value-type="float" office:value="1.41268" calcext:value-type="float">
            <text:p>1.413</text:p>
          </table:table-cell>
          <table:table-cell table:formula="of:=['logged durations'.E230]/60" office:value-type="float" office:value="0.0235446666666667" calcext:value-type="float">
            <text:p>0.02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999.415" calcext:value-type="float">
            <text:p>999.415</text:p>
          </table:table-cell>
          <table:table-cell table:formula="of:=['logged durations'.D231]/1000" office:value-type="float" office:value="0.999415" calcext:value-type="float">
            <text:p>0.999</text:p>
          </table:table-cell>
          <table:table-cell table:formula="of:=['logged durations'.E231]/60" office:value-type="float" office:value="0.0166569166666667" calcext:value-type="float">
            <text:p>0.017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0.156" calcext:value-type="float">
            <text:p>0.156</text:p>
          </table:table-cell>
          <table:table-cell table:formula="of:=['logged durations'.D232]/1000" office:value-type="float" office:value="0.000156" calcext:value-type="float">
            <text:p>0.000</text:p>
          </table:table-cell>
          <table:table-cell table:formula="of:=['logged durations'.E232]/60" office:value-type="float" office:value="0.0000026" calcext:value-type="float">
            <text:p>0.000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2057.183" calcext:value-type="float">
            <text:p>2057.183</text:p>
          </table:table-cell>
          <table:table-cell table:formula="of:=['logged durations'.D233]/1000" office:value-type="float" office:value="2.057183" calcext:value-type="float">
            <text:p>2.057</text:p>
          </table:table-cell>
          <table:table-cell table:formula="of:=['logged durations'.E233]/60" office:value-type="float" office:value="0.0342863833333333" calcext:value-type="float">
            <text:p>0.03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39.25" calcext:value-type="float">
            <text:p>39.25</text:p>
          </table:table-cell>
          <table:table-cell table:formula="of:=['logged durations'.D234]/1000" office:value-type="float" office:value="0.03925" calcext:value-type="float">
            <text:p>0.039</text:p>
          </table:table-cell>
          <table:table-cell table:formula="of:=['logged durations'.E234]/60" office:value-type="float" office:value="0.000654166666666667" calcext:value-type="float">
            <text:p>0.001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firefox_ubuntu_1285x1024_2_false/footer.png</text:p>
          </table:table-cell>
          <table:table-cell office:value-type="float" office:value="2044.731" calcext:value-type="float">
            <text:p>2044.731</text:p>
          </table:table-cell>
          <table:table-cell table:formula="of:=['logged durations'.D235]/1000" office:value-type="float" office:value="2.044731" calcext:value-type="float">
            <text:p>2.045</text:p>
          </table:table-cell>
          <table:table-cell table:formula="of:=['logged durations'.E235]/60" office:value-type="float" office:value="0.03407885" calcext:value-type="float">
            <text:p>0.034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602.458" calcext:value-type="float">
            <text:p>1602.458</text:p>
          </table:table-cell>
          <table:table-cell table:formula="of:=['logged durations'.D236]/1000" office:value-type="float" office:value="1.602458" calcext:value-type="float">
            <text:p>1.602</text:p>
          </table:table-cell>
          <table:table-cell table:formula="of:=['logged durations'.E236]/60" office:value-type="float" office:value="0.0267076333333333" calcext:value-type="float">
            <text:p>0.02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055.967" calcext:value-type="float">
            <text:p>1055.967</text:p>
          </table:table-cell>
          <table:table-cell table:formula="of:=['logged durations'.D237]/1000" office:value-type="float" office:value="1.055967" calcext:value-type="float">
            <text:p>1.056</text:p>
          </table:table-cell>
          <table:table-cell table:formula="of:=['logged durations'.E237]/60" office:value-type="float" office:value="0.01759945" calcext:value-type="float">
            <text:p>0.018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0.129" calcext:value-type="float">
            <text:p>0.129</text:p>
          </table:table-cell>
          <table:table-cell table:formula="of:=['logged durations'.D238]/1000" office:value-type="float" office:value="0.000129" calcext:value-type="float">
            <text:p>0.000</text:p>
          </table:table-cell>
          <table:table-cell table:formula="of:=['logged durations'.E238]/60" office:value-type="float" office:value="0.00000215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stories-jack-hovered.png</text:p>
          </table:table-cell>
          <table:table-cell office:value-type="float" office:value="1139.965" calcext:value-type="float">
            <text:p>1139.965</text:p>
          </table:table-cell>
          <table:table-cell table:formula="of:=['logged durations'.D239]/1000" office:value-type="float" office:value="1.139965" calcext:value-type="float">
            <text:p>1.140</text:p>
          </table:table-cell>
          <table:table-cell table:formula="of:=['logged durations'.E239]/60" office:value-type="float" office:value="0.0189994166666667" calcext:value-type="float">
            <text:p>0.019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2078.84" calcext:value-type="float">
            <text:p>2078.84</text:p>
          </table:table-cell>
          <table:table-cell table:formula="of:=['logged durations'.D240]/1000" office:value-type="float" office:value="2.07884" calcext:value-type="float">
            <text:p>2.079</text:p>
          </table:table-cell>
          <table:table-cell table:formula="of:=['logged durations'.E240]/60" office:value-type="float" office:value="0.0346473333333333" calcext:value-type="float">
            <text:p>0.035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838.892" calcext:value-type="float">
            <text:p>838.892</text:p>
          </table:table-cell>
          <table:table-cell table:formula="of:=['logged durations'.D241]/1000" office:value-type="float" office:value="0.838892" calcext:value-type="float">
            <text:p>0.839</text:p>
          </table:table-cell>
          <table:table-cell table:formula="of:=['logged durations'.E241]/60" office:value-type="float" office:value="0.0139815333333333" calcext:value-type="float">
            <text:p>0.01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23.026" calcext:value-type="float">
            <text:p>23.026</text:p>
          </table:table-cell>
          <table:table-cell table:formula="of:=['logged durations'.D242]/1000" office:value-type="float" office:value="0.023026" calcext:value-type="float">
            <text:p>0.023</text:p>
          </table:table-cell>
          <table:table-cell table:formula="of:=['logged durations'.E242]/60" office:value-type="float" office:value="0.00038376666666666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1118.568" calcext:value-type="float">
            <text:p>1118.568</text:p>
          </table:table-cell>
          <table:table-cell table:formula="of:=['logged durations'.D243]/1000" office:value-type="float" office:value="1.118568" calcext:value-type="float">
            <text:p>1.119</text:p>
          </table:table-cell>
          <table:table-cell table:formula="of:=['logged durations'.E243]/60" office:value-type="float" office:value="0.0186428" calcext:value-type="float">
            <text:p>0.019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862.336" calcext:value-type="float">
            <text:p>862.336</text:p>
          </table:table-cell>
          <table:table-cell table:formula="of:=['logged durations'.D244]/1000" office:value-type="float" office:value="0.862336" calcext:value-type="float">
            <text:p>0.862</text:p>
          </table:table-cell>
          <table:table-cell table:formula="of:=['logged durations'.E244]/60" office:value-type="float" office:value="0.0143722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0.095" calcext:value-type="float">
            <text:p>0.095</text:p>
          </table:table-cell>
          <table:table-cell table:formula="of:=['logged durations'.D245]/1000" office:value-type="float" office:value="0.000095" calcext:value-type="float">
            <text:p>0.000</text:p>
          </table:table-cell>
          <table:table-cell table:formula="of:=['logged durations'.E245]/60" office:value-type="float" office:value="0.00000158333333333333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section-book.png</text:p>
          </table:table-cell>
          <table:table-cell office:value-type="float" office:value="1130.867" calcext:value-type="float">
            <text:p>1130.867</text:p>
          </table:table-cell>
          <table:table-cell table:formula="of:=['logged durations'.D246]/1000" office:value-type="float" office:value="1.130867" calcext:value-type="float">
            <text:p>1.131</text:p>
          </table:table-cell>
          <table:table-cell table:formula="of:=['logged durations'.E246]/60" office:value-type="float" office:value="0.0188477833333333" calcext:value-type="float">
            <text:p>0.019</text:p>
          </table:table-cell>
        </table:table-row>
        <table:table-row table:style-name="ro1">
          <table:table-cell office:value-type="string" calcext:value-type="string">
            <text:p>getScreenshotData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1043.638" calcext:value-type="float">
            <text:p>1043.638</text:p>
          </table:table-cell>
          <table:table-cell table:formula="of:=['logged durations'.D247]/1000" office:value-type="float" office:value="1.043638" calcext:value-type="float">
            <text:p>1.044</text:p>
          </table:table-cell>
          <table:table-cell table:formula="of:=['logged durations'.E247]/60" office:value-type="float" office:value="0.0173939666666667" calcext:value-type="float">
            <text:p>0.017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596.769" calcext:value-type="float">
            <text:p>596.769</text:p>
          </table:table-cell>
          <table:table-cell table:formula="of:=['logged durations'.D248]/1000" office:value-type="float" office:value="0.596769" calcext:value-type="float">
            <text:p>0.597</text:p>
          </table:table-cell>
          <table:table-cell table:formula="of:=['logged durations'.E248]/60" office:value-type="float" office:value="0.00994615" calcext:value-type="float">
            <text:p>0.01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27.462" calcext:value-type="float">
            <text:p>27.462</text:p>
          </table:table-cell>
          <table:table-cell table:formula="of:=['logged durations'.D249]/1000" office:value-type="float" office:value="0.027462" calcext:value-type="float">
            <text:p>0.027</text:p>
          </table:table-cell>
          <table:table-cell table:formula="of:=['logged durations'.E249]/60" office:value-type="float" office:value="0.0004577" calcext:value-type="float">
            <text:p>0.000</text:p>
          </table:table-cell>
        </table:table-row>
        <table:table-row table:style-name="ro1">
          <table:table-cell office:value-type="string" calcext:value-type="string">
            <text:p>writePng</text:p>
          </table:table-cell>
          <table:table-cell office:value-type="string" calcext:value-type="string">
            <text:p>base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864.454" calcext:value-type="float">
            <text:p>864.454</text:p>
          </table:table-cell>
          <table:table-cell table:formula="of:=['logged durations'.D250]/1000" office:value-type="float" office:value="0.864454" calcext:value-type="float">
            <text:p>0.864</text:p>
          </table:table-cell>
          <table:table-cell table:formula="of:=['logged durations'.E250]/60" office:value-type="float" office:value="0.0144075666666667" calcext:value-type="float">
            <text:p>0.014</text:p>
          </table:table-cell>
        </table:table-row>
        <table:table-row table:style-name="ro1">
          <table:table-cell office:value-type="string" calcext:value-type="string">
            <text:p>readPng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621.974" calcext:value-type="float">
            <text:p>621.974</text:p>
          </table:table-cell>
          <table:table-cell table:formula="of:=['logged durations'.D251]/1000" office:value-type="float" office:value="0.621974" calcext:value-type="float">
            <text:p>0.622</text:p>
          </table:table-cell>
          <table:table-cell table:formula="of:=['logged durations'.E251]/60" office:value-type="float" office:value="0.0103662333333333" calcext:value-type="float">
            <text:p>0.010</text:p>
          </table:table-cell>
        </table:table-row>
        <table:table-row table:style-name="ro1">
          <table:table-cell office:value-type="string" calcext:value-type="string">
            <text:p>cropDimensions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0.123" calcext:value-type="float">
            <text:p>0.123</text:p>
          </table:table-cell>
          <table:table-cell table:formula="of:=['logged durations'.D252]/1000" office:value-type="float" office:value="0.000123" calcext:value-type="float">
            <text:p>0.000</text:p>
          </table:table-cell>
          <table:table-cell table:formula="of:=['logged durations'.E252]/60" office:value-type="float" office:value="0.00000205" calcext:value-type="float">
            <text:p>0.000</text:p>
          </table:table-cell>
        </table:table-row>
        <table:table-row table:style-name="ro1">
          <table:table-cell office:value-type="string" calcext:value-type="string">
            <text:p>generateThumbnail</text:p>
          </table:table-cell>
          <table:table-cell office:value-type="string" calcext:value-type="string">
            <text:p>capturer.js</text:p>
          </table:table-cell>
          <table:table-cell office:value-type="string" calcext:value-type="string">
            <text:p>chrome_linux_1280x1024_2_true/footer.png</text:p>
          </table:table-cell>
          <table:table-cell office:value-type="float" office:value="729.033" calcext:value-type="float">
            <text:p>729.033</text:p>
          </table:table-cell>
          <table:table-cell table:formula="of:=['logged durations'.D253]/1000" office:value-type="float" office:value="0.729033" calcext:value-type="float">
            <text:p>0.729</text:p>
          </table:table-cell>
          <table:table-cell table:formula="of:=['logged durations'.E253]/60" office:value-type="float" office:value="0.01215055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54" office:value-type="string" calcext:value-type="string">
            <text:p>Screenshots Taken</text:p>
          </table:table-cell>
          <table:table-cell table:style-name="ce56"/>
          <table:table-cell table:number-columns-repeated="2"/>
        </table:table-row>
        <table:table-row table:style-name="ro1">
          <table:table-cell table:number-columns-repeated="2"/>
          <table:table-cell table:style-name="ce55" table:number-matrix-columns-spanned="1" table:number-matrix-rows-spanned="1" table:formula="of:=SUM(1/COUNTIF([.C2:.C253];[.C2:.C253]))" office:value-type="float" office:value="36" calcext:value-type="float">
            <text:p>36</text:p>
          </table:table-cell>
          <table:table-cell table:style-name="ce57" table:formula="of:=SUM(['logged durations'.D2:.D253])" office:value-type="float" office:value="272382.469" calcext:value-type="float">
            <text:p>272382.469</text:p>
          </table:table-cell>
          <table:table-cell table:style-name="ce57" table:formula="of:=SUM(['logged durations'.E2:.E253])" office:value-type="float" office:value="272.382469" calcext:value-type="float">
            <text:p>272.382</text:p>
          </table:table-cell>
          <table:table-cell table:style-name="ce57" table:formula="of:=SUM(['logged durations'.F2:.F253])" office:value-type="float" office:value="4.53970781666667" calcext:value-type="float">
            <text:p>4.540</text:p>
          </table:table-cell>
        </table:table-row>
      </table:table>
      <table:named-expressions/>
      <table:database-ranges>
        <table:database-range table:name="__Anonymous_Sheet_DB__3" table:target-range-address="'logged durations'.A1:'logged durations'.F253" table:display-filter-buttons="true">
          <table:sort>
            <table:sort-by table:field-number="4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ng operation over issuer'.A1:'png operation over issuer'.P6" table:buttons="'png operation over issuer'.A3 'png operation over issuer'.B1 'png operation over issuer'.C1" table:show-filter-button="false">
          <table:source-cell-range table:cell-range-address="'logged durations'.A1:'logged durations'.F253"/>
          <table:data-pilot-field table:source-field-name="operation" table:orientation="column" table:used-hierarchy="0" table:function="auto">
            <table:data-pilot-level table:show-empty="false" calcext:repeat-item-labels="false">
              <table:data-pilot-members>
                <table:data-pilot-member table:name="cropDimensions" table:display="true" table:show-details="true"/>
                <table:data-pilot-member table:name="generateThumbnail" table:display="true" table:show-details="true"/>
                <table:data-pilot-member table:name="getScreenshotData" table:display="false" table:show-details="true"/>
                <table:data-pilot-member table:name="readPng" table:display="true" table:show-details="true"/>
                <table:data-pilot-member table:name="writeP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ssuer" table:orientation="row" table:used-hierarchy="0" table:function="auto">
            <table:data-pilot-level table:show-empty="false" calcext:repeat-item-labels="false">
              <table:data-pilot-members>
                <table:data-pilot-member table:name="base.js" table:display="true" table:show-details="true"/>
                <table:data-pilot-member table:name="capturer.j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average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16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7" table:display="true" table:show-details="true"/>
                <table:data-pilot-member table:name="0.035" table:display="true" table:show-details="true"/>
                <table:data-pilot-member table:name="0.03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6" table:display="true" table:show-details="true"/>
                <table:data-pilot-member table:name="0.059" table:display="true" table:show-details="true"/>
                <table:data-pilot-member table:name="0.073" table:display="true" table:show-details="true"/>
                <table:data-pilot-member table:name="0.074" table:display="true" table:show-details="true"/>
                <table:data-pilot-member table:name="0.305" table:display="true" table:show-details="true"/>
                <table:data-pilot-member table:name="0.325" table:display="true" table:show-details="true"/>
                <table:data-pilot-member table:name="0.352" table:display="true" table:show-details="true"/>
                <table:data-pilot-member table:name="0.384" table:display="true" table:show-details="true"/>
                <table:data-pilot-member table:name="0.402" table:display="true" table:show-details="true"/>
                <table:data-pilot-member table:name="0.413" table:display="true" table:show-details="true"/>
                <table:data-pilot-member table:name="0.420" table:display="true" table:show-details="true"/>
                <table:data-pilot-member table:name="0.432" table:display="true" table:show-details="true"/>
                <table:data-pilot-member table:name="0.436" table:display="true" table:show-details="true"/>
                <table:data-pilot-member table:name="0.441" table:display="true" table:show-details="true"/>
                <table:data-pilot-member table:name="0.457" table:display="true" table:show-details="true"/>
                <table:data-pilot-member table:name="0.459" table:display="true" table:show-details="true"/>
                <table:data-pilot-member table:name="0.463" table:display="true" table:show-details="true"/>
                <table:data-pilot-member table:name="0.483" table:display="true" table:show-details="true"/>
                <table:data-pilot-member table:name="0.491" table:display="true" table:show-details="true"/>
                <table:data-pilot-member table:name="0.523" table:display="true" table:show-details="true"/>
                <table:data-pilot-member table:name="0.525" table:display="true" table:show-details="true"/>
                <table:data-pilot-member table:name="0.529" table:display="true" table:show-details="true"/>
                <table:data-pilot-member table:name="0.531" table:display="true" table:show-details="true"/>
                <table:data-pilot-member table:name="0.536" table:display="true" table:show-details="true"/>
                <table:data-pilot-member table:name="0.548" table:display="true" table:show-details="true"/>
                <table:data-pilot-member table:name="0.552" table:display="true" table:show-details="true"/>
                <table:data-pilot-member table:name="0.558" table:display="true" table:show-details="true"/>
                <table:data-pilot-member table:name="0.575" table:display="true" table:show-details="true"/>
                <table:data-pilot-member table:name="0.579" table:display="true" table:show-details="true"/>
                <table:data-pilot-member table:name="0.585" table:display="true" table:show-details="true"/>
                <table:data-pilot-member table:name="0.591" table:display="true" table:show-details="true"/>
                <table:data-pilot-member table:name="0.597" table:display="true" table:show-details="true"/>
                <table:data-pilot-member table:name="0.613" table:display="true" table:show-details="true"/>
                <table:data-pilot-member table:name="0.622" table:display="true" table:show-details="true"/>
                <table:data-pilot-member table:name="0.624" table:display="true" table:show-details="true"/>
                <table:data-pilot-member table:name="0.637" table:display="true" table:show-details="true"/>
                <table:data-pilot-member table:name="0.643" table:display="true" table:show-details="true"/>
                <table:data-pilot-member table:name="0.657" table:display="true" table:show-details="true"/>
                <table:data-pilot-member table:name="0.667" table:display="true" table:show-details="true"/>
                <table:data-pilot-member table:name="0.698" table:display="true" table:show-details="true"/>
                <table:data-pilot-member table:name="0.716" table:display="true" table:show-details="true"/>
                <table:data-pilot-member table:name="0.724" table:display="true" table:show-details="true"/>
                <table:data-pilot-member table:name="0.728" table:display="true" table:show-details="true"/>
                <table:data-pilot-member table:name="0.729" table:display="true" table:show-details="true"/>
                <table:data-pilot-member table:name="0.744" table:display="true" table:show-details="true"/>
                <table:data-pilot-member table:name="0.776" table:display="true" table:show-details="true"/>
                <table:data-pilot-member table:name="0.777" table:display="true" table:show-details="true"/>
                <table:data-pilot-member table:name="0.792" table:display="true" table:show-details="true"/>
                <table:data-pilot-member table:name="0.795" table:display="true" table:show-details="true"/>
                <table:data-pilot-member table:name="0.796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39" table:display="true" table:show-details="true"/>
                <table:data-pilot-member table:name="0.849" table:display="true" table:show-details="true"/>
                <table:data-pilot-member table:name="0.851" table:display="true" table:show-details="true"/>
                <table:data-pilot-member table:name="0.853" table:display="true" table:show-details="true"/>
                <table:data-pilot-member table:name="0.855" table:display="true" table:show-details="true"/>
                <table:data-pilot-member table:name="0.857" table:display="true" table:show-details="true"/>
                <table:data-pilot-member table:name="0.862" table:display="true" table:show-details="true"/>
                <table:data-pilot-member table:name="0.864" table:display="true" table:show-details="true"/>
                <table:data-pilot-member table:name="0.870" table:display="true" table:show-details="true"/>
                <table:data-pilot-member table:name="0.871" table:display="true" table:show-details="true"/>
                <table:data-pilot-member table:name="0.875" table:display="true" table:show-details="true"/>
                <table:data-pilot-member table:name="0.887" table:display="true" table:show-details="true"/>
                <table:data-pilot-member table:name="0.893" table:display="true" table:show-details="true"/>
                <table:data-pilot-member table:name="0.902" table:display="true" table:show-details="true"/>
                <table:data-pilot-member table:name="0.905" table:display="true" table:show-details="true"/>
                <table:data-pilot-member table:name="0.907" table:display="true" table:show-details="true"/>
                <table:data-pilot-member table:name="0.917" table:display="true" table:show-details="true"/>
                <table:data-pilot-member table:name="0.922" table:display="true" table:show-details="true"/>
                <table:data-pilot-member table:name="0.928" table:display="true" table:show-details="true"/>
                <table:data-pilot-member table:name="0.929" table:display="true" table:show-details="true"/>
                <table:data-pilot-member table:name="0.940" table:display="true" table:show-details="true"/>
                <table:data-pilot-member table:name="0.951" table:display="true" table:show-details="true"/>
                <table:data-pilot-member table:name="0.955" table:display="true" table:show-details="true"/>
                <table:data-pilot-member table:name="0.956" table:display="true" table:show-details="true"/>
                <table:data-pilot-member table:name="0.959" table:display="true" table:show-details="true"/>
                <table:data-pilot-member table:name="0.986" table:display="true" table:show-details="true"/>
                <table:data-pilot-member table:name="0.999" table:display="true" table:show-details="true"/>
                <table:data-pilot-member table:name="1.034" table:display="true" table:show-details="true"/>
                <table:data-pilot-member table:name="1.044" table:display="true" table:show-details="true"/>
                <table:data-pilot-member table:name="1.056" table:display="true" table:show-details="true"/>
                <table:data-pilot-member table:name="1.097" table:display="true" table:show-details="true"/>
                <table:data-pilot-member table:name="1.119" table:display="true" table:show-details="true"/>
                <table:data-pilot-member table:name="1.124" table:display="true" table:show-details="true"/>
                <table:data-pilot-member table:name="1.129" table:display="true" table:show-details="true"/>
                <table:data-pilot-member table:name="1.131" table:display="true" table:show-details="true"/>
                <table:data-pilot-member table:name="1.137" table:display="true" table:show-details="true"/>
                <table:data-pilot-member table:name="1.139" table:display="true" table:show-details="true"/>
                <table:data-pilot-member table:name="1.140" table:display="true" table:show-details="true"/>
                <table:data-pilot-member table:name="1.162" table:display="true" table:show-details="true"/>
                <table:data-pilot-member table:name="1.178" table:display="true" table:show-details="true"/>
                <table:data-pilot-member table:name="1.221" table:display="true" table:show-details="true"/>
                <table:data-pilot-member table:name="1.252" table:display="true" table:show-details="true"/>
                <table:data-pilot-member table:name="1.292" table:display="true" table:show-details="true"/>
                <table:data-pilot-member table:name="1.303" table:display="true" table:show-details="true"/>
                <table:data-pilot-member table:name="1.316" table:display="true" table:show-details="true"/>
                <table:data-pilot-member table:name="1.344" table:display="true" table:show-details="true"/>
                <table:data-pilot-member table:name="1.375" table:display="true" table:show-details="true"/>
                <table:data-pilot-member table:name="1.382" table:display="true" table:show-details="true"/>
                <table:data-pilot-member table:name="1.393" table:display="true" table:show-details="true"/>
                <table:data-pilot-member table:name="1.413" table:display="true" table:show-details="true"/>
                <table:data-pilot-member table:name="1.431" table:display="true" table:show-details="true"/>
                <table:data-pilot-member table:name="1.471" table:display="true" table:show-details="true"/>
                <table:data-pilot-member table:name="1.472" table:display="true" table:show-details="true"/>
                <table:data-pilot-member table:name="1.497" table:display="true" table:show-details="true"/>
                <table:data-pilot-member table:name="1.506" table:display="true" table:show-details="true"/>
                <table:data-pilot-member table:name="1.529" table:display="true" table:show-details="true"/>
                <table:data-pilot-member table:name="1.549" table:display="true" table:show-details="true"/>
                <table:data-pilot-member table:name="1.559" table:display="true" table:show-details="true"/>
                <table:data-pilot-member table:name="1.562" table:display="true" table:show-details="true"/>
                <table:data-pilot-member table:name="1.571" table:display="true" table:show-details="true"/>
                <table:data-pilot-member table:name="1.585" table:display="true" table:show-details="true"/>
                <table:data-pilot-member table:name="1.602" table:display="true" table:show-details="true"/>
                <table:data-pilot-member table:name="1.621" table:display="true" table:show-details="true"/>
                <table:data-pilot-member table:name="1.646" table:display="true" table:show-details="true"/>
                <table:data-pilot-member table:name="1.658" table:display="true" table:show-details="true"/>
                <table:data-pilot-member table:name="1.693" table:display="true" table:show-details="true"/>
                <table:data-pilot-member table:name="1.715" table:display="true" table:show-details="true"/>
                <table:data-pilot-member table:name="1.731" table:display="true" table:show-details="true"/>
                <table:data-pilot-member table:name="1.756" table:display="true" table:show-details="true"/>
                <table:data-pilot-member table:name="1.806" table:display="true" table:show-details="true"/>
                <table:data-pilot-member table:name="1.807" table:display="true" table:show-details="true"/>
                <table:data-pilot-member table:name="1.841" table:display="true" table:show-details="true"/>
                <table:data-pilot-member table:name="1.869" table:display="true" table:show-details="true"/>
                <table:data-pilot-member table:name="1.880" table:display="true" table:show-details="true"/>
                <table:data-pilot-member table:name="1.883" table:display="true" table:show-details="true"/>
                <table:data-pilot-member table:name="1.894" table:display="true" table:show-details="true"/>
                <table:data-pilot-member table:name="1.909" table:display="true" table:show-details="true"/>
                <table:data-pilot-member table:name="1.911" table:display="true" table:show-details="true"/>
                <table:data-pilot-member table:name="1.950" table:display="true" table:show-details="true"/>
                <table:data-pilot-member table:name="1.952" table:display="true" table:show-details="true"/>
                <table:data-pilot-member table:name="1.964" table:display="true" table:show-details="true"/>
                <table:data-pilot-member table:name="1.987" table:display="true" table:show-details="true"/>
                <table:data-pilot-member table:name="2.027" table:display="true" table:show-details="true"/>
                <table:data-pilot-member table:name="2.034" table:display="true" table:show-details="true"/>
                <table:data-pilot-member table:name="2.045" table:display="true" table:show-details="true"/>
                <table:data-pilot-member table:name="2.057" table:display="true" table:show-details="true"/>
                <table:data-pilot-member table:name="2.074" table:display="true" table:show-details="true"/>
                <table:data-pilot-member table:name="2.079" table:display="true" table:show-details="true"/>
                <table:data-pilot-member table:name="2.088" table:display="true" table:show-details="true"/>
                <table:data-pilot-member table:name="2.101" table:display="true" table:show-details="true"/>
                <table:data-pilot-member table:name="2.118" table:display="true" table:show-details="true"/>
                <table:data-pilot-member table:name="2.130" table:display="true" table:show-details="true"/>
                <table:data-pilot-member table:name="2.156" table:display="true" table:show-details="true"/>
                <table:data-pilot-member table:name="2.188" table:display="true" table:show-details="true"/>
                <table:data-pilot-member table:name="2.195" table:display="true" table:show-details="true"/>
                <table:data-pilot-member table:name="2.212" table:display="true" table:show-details="true"/>
                <table:data-pilot-member table:name="2.220" table:display="true" table:show-details="true"/>
                <table:data-pilot-member table:name="2.231" table:display="true" table:show-details="true"/>
                <table:data-pilot-member table:name="2.249" table:display="true" table:show-details="true"/>
                <table:data-pilot-member table:name="2.276" table:display="true" table:show-details="true"/>
                <table:data-pilot-member table:name="2.324" table:display="true" table:show-details="true"/>
                <table:data-pilot-member table:name="2.331" table:display="true" table:show-details="true"/>
                <table:data-pilot-member table:name="2.353" table:display="true" table:show-details="true"/>
                <table:data-pilot-member table:name="2.362" table:display="true" table:show-details="true"/>
                <table:data-pilot-member table:name="2.389" table:display="true" table:show-details="true"/>
                <table:data-pilot-member table:name="2.397" table:display="true" table:show-details="true"/>
                <table:data-pilot-member table:name="2.403" table:display="true" table:show-details="true"/>
                <table:data-pilot-member table:name="2.464" table:display="true" table:show-details="true"/>
                <table:data-pilot-member table:name="2.510" table:display="true" table:show-details="true"/>
                <table:data-pilot-member table:name="2.529" table:display="true" table:show-details="true"/>
                <table:data-pilot-member table:name="2.538" table:display="true" table:show-details="true"/>
                <table:data-pilot-member table:name="2.627" table:display="true" table:show-details="true"/>
                <table:data-pilot-member table:name="2.713" table:display="true" table:show-details="true"/>
                <table:data-pilot-member table:name="2.724" table:display="true" table:show-details="true"/>
                <table:data-pilot-member table:name="2.733" table:display="true" table:show-details="true"/>
                <table:data-pilot-member table:name="3.183" table:display="true" table:show-details="true"/>
                <table:data-pilot-member table:name="3.251" table:display="true" table:show-details="true"/>
                <table:data-pilot-member table:name="3.283" table:display="true" table:show-details="true"/>
                <table:data-pilot-member table:name="3.453" table:display="true" table:show-details="true"/>
                <table:data-pilot-member table:name="3.680" table:display="true" table:show-details="true"/>
                <table:data-pilot-member table:name="3.901" table:display="true" table:show-details="true"/>
                <table:data-pilot-member table:name="3.969" table:display="true" table:show-details="true"/>
                <table:data-pilot-member table:name="4.270" table:display="true" table:show-details="true"/>
                <table:data-pilot-member table:name="5.326" table:display="true" table:show-details="true"/>
                <table:data-pilot-member table:name="5.363" table:display="true" table:show-details="true"/>
                <table:data-pilot-member table:name="6.771" table:display="true" table:show-details="true"/>
                <table:data-pilot-member table:name="9.6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sum">
            <table:data-pilot-level table:show-empty="false" calcext:repeat-item-labels="false">
              <table:data-pilot-members>
                <table:data-pilot-member table:name="0.000116" table:display="true" table:show-details="true"/>
                <table:data-pilot-member table:name="0.000121" table:display="true" table:show-details="true"/>
                <table:data-pilot-member table:name="0.000123" table:display="true" table:show-details="true"/>
                <table:data-pilot-member table:name="0.000124" table:display="true" table:show-details="true"/>
                <table:data-pilot-member table:name="0.000126" table:display="true" table:show-details="true"/>
                <table:data-pilot-member table:name="0.000134" table:display="true" table:show-details="true"/>
                <table:data-pilot-member table:name="0.000161" table:display="true" table:show-details="true"/>
                <table:data-pilot-member table:name="0.000168" table:display="true" table:show-details="true"/>
                <table:data-pilot-member table:name="0.000173" table:display="true" table:show-details="true"/>
                <table:data-pilot-member table:name="0.000177" table:display="true" table:show-details="true"/>
                <table:data-pilot-member table:name="0.000178" table:display="true" table:show-details="true"/>
                <table:data-pilot-member table:name="0.000182" table:display="true" table:show-details="true"/>
                <table:data-pilot-member table:name="0.000184" table:display="true" table:show-details="true"/>
                <table:data-pilot-member table:name="0.000187" table:display="true" table:show-details="true"/>
                <table:data-pilot-member table:name="0.000189" table:display="true" table:show-details="true"/>
                <table:data-pilot-member table:name="0.000198" table:display="true" table:show-details="true"/>
                <table:data-pilot-member table:name="0.000201" table:display="true" table:show-details="true"/>
                <table:data-pilot-member table:name="0.000204" table:display="true" table:show-details="true"/>
                <table:data-pilot-member table:name="0.000205" table:display="true" table:show-details="true"/>
                <table:data-pilot-member table:name="0.000206" table:display="true" table:show-details="true"/>
                <table:data-pilot-member table:name="0.000207" table:display="true" table:show-details="true"/>
                <table:data-pilot-member table:name="0.000209" table:display="true" table:show-details="true"/>
                <table:data-pilot-member table:name="0.00021" table:display="true" table:show-details="true"/>
                <table:data-pilot-member table:name="0.000219" table:display="true" table:show-details="true"/>
                <table:data-pilot-member table:name="0.000223" table:display="true" table:show-details="true"/>
                <table:data-pilot-member table:name="0.000225" table:display="true" table:show-details="true"/>
                <table:data-pilot-member table:name="0.000233" table:display="true" table:show-details="true"/>
                <table:data-pilot-member table:name="0.000234" table:display="true" table:show-details="true"/>
                <table:data-pilot-member table:name="0.00058" table:display="true" table:show-details="true"/>
                <table:data-pilot-member table:name="0.000631" table:display="true" table:show-details="true"/>
                <table:data-pilot-member table:name="0.001351" table:display="true" table:show-details="true"/>
                <table:data-pilot-member table:name="0.001756" table:display="true" table:show-details="true"/>
                <table:data-pilot-member table:name="0.002159" table:display="true" table:show-details="true"/>
                <table:data-pilot-member table:name="0.0028" table:display="true" table:show-details="true"/>
                <table:data-pilot-member table:name="0.002925" table:display="true" table:show-details="true"/>
                <table:data-pilot-member table:name="0.003781" table:display="true" table:show-details="true"/>
                <table:data-pilot-member table:name="0.00509" table:display="true" table:show-details="true"/>
                <table:data-pilot-member table:name="0.005374" table:display="true" table:show-details="true"/>
                <table:data-pilot-member table:name="0.005402" table:display="true" table:show-details="true"/>
                <table:data-pilot-member table:name="0.005894" table:display="true" table:show-details="true"/>
                <table:data-pilot-member table:name="0.006202" table:display="true" table:show-details="true"/>
                <table:data-pilot-member table:name="0.006299" table:display="true" table:show-details="true"/>
                <table:data-pilot-member table:name="0.00709" table:display="true" table:show-details="true"/>
                <table:data-pilot-member table:name="0.007277" table:display="true" table:show-details="true"/>
                <table:data-pilot-member table:name="0.007419" table:display="true" table:show-details="true"/>
                <table:data-pilot-member table:name="0.007449" table:display="true" table:show-details="true"/>
                <table:data-pilot-member table:name="0.007459" table:display="true" table:show-details="true"/>
                <table:data-pilot-member table:name="0.007804" table:display="true" table:show-details="true"/>
                <table:data-pilot-member table:name="0.010602" table:display="true" table:show-details="true"/>
                <table:data-pilot-member table:name="0.011058" table:display="true" table:show-details="true"/>
                <table:data-pilot-member table:name="0.019915" table:display="true" table:show-details="true"/>
                <table:data-pilot-member table:name="0.024627" table:display="true" table:show-details="true"/>
                <table:data-pilot-member table:name="0.02502" table:display="true" table:show-details="true"/>
                <table:data-pilot-member table:name="0.026165" table:display="true" table:show-details="true"/>
                <table:data-pilot-member table:name="0.037244" table:display="true" table:show-details="true"/>
                <table:data-pilot-member table:name="0.038557" table:display="true" table:show-details="true"/>
                <table:data-pilot-member table:name="0.040098" table:display="true" table:show-details="true"/>
                <table:data-pilot-member table:name="0.042753" table:display="true" table:show-details="true"/>
                <table:data-pilot-member table:name="0.044315" table:display="true" table:show-details="true"/>
                <table:data-pilot-member table:name="0.045398" table:display="true" table:show-details="true"/>
                <table:data-pilot-member table:name="0.045584" table:display="true" table:show-details="true"/>
                <table:data-pilot-member table:name="0.045703" table:display="true" table:show-details="true"/>
                <table:data-pilot-member table:name="0.046468" table:display="true" table:show-details="true"/>
                <table:data-pilot-member table:name="0.047258" table:display="true" table:show-details="true"/>
                <table:data-pilot-member table:name="0.050196" table:display="true" table:show-details="true"/>
                <table:data-pilot-member table:name="0.050357" table:display="true" table:show-details="true"/>
                <table:data-pilot-member table:name="0.058261" table:display="true" table:show-details="true"/>
                <table:data-pilot-member table:name="0.060062" table:display="true" table:show-details="true"/>
                <table:data-pilot-member table:name="0.063135" table:display="true" table:show-details="true"/>
                <table:data-pilot-member table:name="0.081557" table:display="true" table:show-details="true"/>
                <table:data-pilot-member table:name="0.361565" table:display="true" table:show-details="true"/>
                <table:data-pilot-member table:name="0.437859" table:display="true" table:show-details="true"/>
                <table:data-pilot-member table:name="0.46355" table:display="true" table:show-details="true"/>
                <table:data-pilot-member table:name="0.464684" table:display="true" table:show-details="true"/>
                <table:data-pilot-member table:name="0.474937" table:display="true" table:show-details="true"/>
                <table:data-pilot-member table:name="0.48263" table:display="true" table:show-details="true"/>
                <table:data-pilot-member table:name="0.486154" table:display="true" table:show-details="true"/>
                <table:data-pilot-member table:name="0.500841" table:display="true" table:show-details="true"/>
                <table:data-pilot-member table:name="0.501725" table:display="true" table:show-details="true"/>
                <table:data-pilot-member table:name="0.516423" table:display="true" table:show-details="true"/>
                <table:data-pilot-member table:name="0.536098" table:display="true" table:show-details="true"/>
                <table:data-pilot-member table:name="0.539459" table:display="true" table:show-details="true"/>
                <table:data-pilot-member table:name="0.541878" table:display="true" table:show-details="true"/>
                <table:data-pilot-member table:name="0.547471" table:display="true" table:show-details="true"/>
                <table:data-pilot-member table:name="0.56582" table:display="true" table:show-details="true"/>
                <table:data-pilot-member table:name="0.588346" table:display="true" table:show-details="true"/>
                <table:data-pilot-member table:name="0.606844" table:display="true" table:show-details="true"/>
                <table:data-pilot-member table:name="0.607377" table:display="true" table:show-details="true"/>
                <table:data-pilot-member table:name="0.607981" table:display="true" table:show-details="true"/>
                <table:data-pilot-member table:name="0.647645" table:display="true" table:show-details="true"/>
                <table:data-pilot-member table:name="0.651599" table:display="true" table:show-details="true"/>
                <table:data-pilot-member table:name="0.674206" table:display="true" table:show-details="true"/>
                <table:data-pilot-member table:name="0.676563" table:display="true" table:show-details="true"/>
                <table:data-pilot-member table:name="0.682702" table:display="true" table:show-details="true"/>
                <table:data-pilot-member table:name="0.684935" table:display="true" table:show-details="true"/>
                <table:data-pilot-member table:name="0.687108" table:display="true" table:show-details="true"/>
                <table:data-pilot-member table:name="0.692642" table:display="true" table:show-details="true"/>
                <table:data-pilot-member table:name="0.71657" table:display="true" table:show-details="true"/>
                <table:data-pilot-member table:name="0.716711" table:display="true" table:show-details="true"/>
                <table:data-pilot-member table:name="0.716985" table:display="true" table:show-details="true"/>
                <table:data-pilot-member table:name="0.722592" table:display="true" table:show-details="true"/>
                <table:data-pilot-member table:name="0.736689" table:display="true" table:show-details="true"/>
                <table:data-pilot-member table:name="0.745354" table:display="true" table:show-details="true"/>
                <table:data-pilot-member table:name="0.74928" table:display="true" table:show-details="true"/>
                <table:data-pilot-member table:name="0.781096" table:display="true" table:show-details="true"/>
                <table:data-pilot-member table:name="0.781125" table:display="true" table:show-details="true"/>
                <table:data-pilot-member table:name="0.799125" table:display="true" table:show-details="true"/>
                <table:data-pilot-member table:name="0.80453" table:display="true" table:show-details="true"/>
                <table:data-pilot-member table:name="0.808461" table:display="true" table:show-details="true"/>
                <table:data-pilot-member table:name="0.832374" table:display="true" table:show-details="true"/>
                <table:data-pilot-member table:name="0.85328" table:display="true" table:show-details="true"/>
                <table:data-pilot-member table:name="0.868492" table:display="true" table:show-details="true"/>
                <table:data-pilot-member table:name="0.881975" table:display="true" table:show-details="true"/>
                <table:data-pilot-member table:name="0.882677" table:display="true" table:show-details="true"/>
                <table:data-pilot-member table:name="0.884175" table:display="true" table:show-details="true"/>
                <table:data-pilot-member table:name="0.887862" table:display="true" table:show-details="true"/>
                <table:data-pilot-member table:name="0.89128" table:display="true" table:show-details="true"/>
                <table:data-pilot-member table:name="0.900489" table:display="true" table:show-details="true"/>
                <table:data-pilot-member table:name="0.924403" table:display="true" table:show-details="true"/>
                <table:data-pilot-member table:name="0.976804" table:display="true" table:show-details="true"/>
                <table:data-pilot-member table:name="0.980102" table:display="true" table:show-details="true"/>
                <table:data-pilot-member table:name="1.002274" table:display="true" table:show-details="true"/>
                <table:data-pilot-member table:name="1.018318" table:display="true" table:show-details="true"/>
                <table:data-pilot-member table:name="1.019681" table:display="true" table:show-details="true"/>
                <table:data-pilot-member table:name="1.034565" table:display="true" table:show-details="true"/>
                <table:data-pilot-member table:name="1.042641" table:display="true" table:show-details="true"/>
                <table:data-pilot-member table:name="1.059817" table:display="true" table:show-details="true"/>
                <table:data-pilot-member table:name="1.063071" table:display="true" table:show-details="true"/>
                <table:data-pilot-member table:name="1.068737" table:display="true" table:show-details="true"/>
                <table:data-pilot-member table:name="1.093069" table:display="true" table:show-details="true"/>
                <table:data-pilot-member table:name="1.094491" table:display="true" table:show-details="true"/>
                <table:data-pilot-member table:name="1.109539" table:display="true" table:show-details="true"/>
                <table:data-pilot-member table:name="1.111276" table:display="true" table:show-details="true"/>
                <table:data-pilot-member table:name="1.123952" table:display="true" table:show-details="true"/>
                <table:data-pilot-member table:name="1.125216" table:display="true" table:show-details="true"/>
                <table:data-pilot-member table:name="1.127643" table:display="true" table:show-details="true"/>
                <table:data-pilot-member table:name="1.132447" table:display="true" table:show-details="true"/>
                <table:data-pilot-member table:name="1.149039" table:display="true" table:show-details="true"/>
                <table:data-pilot-member table:name="1.163536" table:display="true" table:show-details="true"/>
                <table:data-pilot-member table:name="1.16436" table:display="true" table:show-details="true"/>
                <table:data-pilot-member table:name="1.167293" table:display="true" table:show-details="true"/>
                <table:data-pilot-member table:name="1.190712" table:display="true" table:show-details="true"/>
                <table:data-pilot-member table:name="1.230341" table:display="true" table:show-details="true"/>
                <table:data-pilot-member table:name="1.263499" table:display="true" table:show-details="true"/>
                <table:data-pilot-member table:name="1.276165" table:display="true" table:show-details="true"/>
                <table:data-pilot-member table:name="1.291242" table:display="true" table:show-details="true"/>
                <table:data-pilot-member table:name="1.298485" table:display="true" table:show-details="true"/>
                <table:data-pilot-member table:name="1.306825" table:display="true" table:show-details="true"/>
                <table:data-pilot-member table:name="1.340235" table:display="true" table:show-details="true"/>
                <table:data-pilot-member table:name="1.35018" table:display="true" table:show-details="true"/>
                <table:data-pilot-member table:name="1.355579" table:display="true" table:show-details="true"/>
                <table:data-pilot-member table:name="1.369461" table:display="true" table:show-details="true"/>
                <table:data-pilot-member table:name="1.418291" table:display="true" table:show-details="true"/>
                <table:data-pilot-member table:name="1.42674" table:display="true" table:show-details="true"/>
                <table:data-pilot-member table:name="1.431549" table:display="true" table:show-details="true"/>
                <table:data-pilot-member table:name="1.434692" table:display="true" table:show-details="true"/>
                <table:data-pilot-member table:name="1.437036" table:display="true" table:show-details="true"/>
                <table:data-pilot-member table:name="1.452355" table:display="true" table:show-details="true"/>
                <table:data-pilot-member table:name="1.482" table:display="true" table:show-details="true"/>
                <table:data-pilot-member table:name="1.506317" table:display="true" table:show-details="true"/>
                <table:data-pilot-member table:name="1.535015" table:display="true" table:show-details="true"/>
                <table:data-pilot-member table:name="1.578891" table:display="true" table:show-details="true"/>
                <table:data-pilot-member table:name="1.581293" table:display="true" table:show-details="true"/>
                <table:data-pilot-member table:name="1.604536" table:display="true" table:show-details="true"/>
                <table:data-pilot-member table:name="1.628214" table:display="true" table:show-details="true"/>
                <table:data-pilot-member table:name="1.642137" table:display="true" table:show-details="true"/>
                <table:data-pilot-member table:name="1.692902" table:display="true" table:show-details="true"/>
                <table:data-pilot-member table:name="1.699818" table:display="true" table:show-details="true"/>
                <table:data-pilot-member table:name="1.721152" table:display="true" table:show-details="true"/>
                <table:data-pilot-member table:name="1.723611" table:display="true" table:show-details="true"/>
                <table:data-pilot-member table:name="1.750394" table:display="true" table:show-details="true"/>
                <table:data-pilot-member table:name="1.751184" table:display="true" table:show-details="true"/>
                <table:data-pilot-member table:name="1.847862" table:display="true" table:show-details="true"/>
                <table:data-pilot-member table:name="1.860332" table:display="true" table:show-details="true"/>
                <table:data-pilot-member table:name="1.891015" table:display="true" table:show-details="true"/>
                <table:data-pilot-member table:name="1.893466" table:display="true" table:show-details="true"/>
                <table:data-pilot-member table:name="1.931581" table:display="true" table:show-details="true"/>
                <table:data-pilot-member table:name="1.937234" table:display="true" table:show-details="true"/>
                <table:data-pilot-member table:name="1.95141" table:display="true" table:show-details="true"/>
                <table:data-pilot-member table:name="1.976266" table:display="true" table:show-details="true"/>
                <table:data-pilot-member table:name="1.993893" table:display="true" table:show-details="true"/>
                <table:data-pilot-member table:name="2.006135" table:display="true" table:show-details="true"/>
                <table:data-pilot-member table:name="2.0474" table:display="true" table:show-details="true"/>
                <table:data-pilot-member table:name="2.047436" table:display="true" table:show-details="true"/>
                <table:data-pilot-member table:name="2.086879" table:display="true" table:show-details="true"/>
                <table:data-pilot-member table:name="2.163167" table:display="true" table:show-details="true"/>
                <table:data-pilot-member table:name="2.168847" table:display="true" table:show-details="true"/>
                <table:data-pilot-member table:name="2.19516" table:display="true" table:show-details="true"/>
                <table:data-pilot-member table:name="2.198301" table:display="true" table:show-details="true"/>
                <table:data-pilot-member table:name="2.201396" table:display="true" table:show-details="true"/>
                <table:data-pilot-member table:name="2.208238" table:display="true" table:show-details="true"/>
                <table:data-pilot-member table:name="2.212235" table:display="true" table:show-details="true"/>
                <table:data-pilot-member table:name="2.239357" table:display="true" table:show-details="true"/>
                <table:data-pilot-member table:name="2.268813" table:display="true" table:show-details="true"/>
                <table:data-pilot-member table:name="2.336369" table:display="true" table:show-details="true"/>
                <table:data-pilot-member table:name="2.340867" table:display="true" table:show-details="true"/>
                <table:data-pilot-member table:name="2.373881" table:display="true" table:show-details="true"/>
                <table:data-pilot-member table:name="2.376589" table:display="true" table:show-details="true"/>
                <table:data-pilot-member table:name="2.378865" table:display="true" table:show-details="true"/>
                <table:data-pilot-member table:name="2.384757" table:display="true" table:show-details="true"/>
                <table:data-pilot-member table:name="2.392245" table:display="true" table:show-details="true"/>
                <table:data-pilot-member table:name="2.402516" table:display="true" table:show-details="true"/>
                <table:data-pilot-member table:name="2.430082" table:display="true" table:show-details="true"/>
                <table:data-pilot-member table:name="2.445078" table:display="true" table:show-details="true"/>
                <table:data-pilot-member table:name="2.446561" table:display="true" table:show-details="true"/>
                <table:data-pilot-member table:name="2.467945" table:display="true" table:show-details="true"/>
                <table:data-pilot-member table:name="2.482129" table:display="true" table:show-details="true"/>
                <table:data-pilot-member table:name="2.494676" table:display="true" table:show-details="true"/>
                <table:data-pilot-member table:name="2.503194" table:display="true" table:show-details="true"/>
                <table:data-pilot-member table:name="2.51101" table:display="true" table:show-details="true"/>
                <table:data-pilot-member table:name="2.540419" table:display="true" table:show-details="true"/>
                <table:data-pilot-member table:name="2.5897" table:display="true" table:show-details="true"/>
                <table:data-pilot-member table:name="2.616069" table:display="true" table:show-details="true"/>
                <table:data-pilot-member table:name="2.628819" table:display="true" table:show-details="true"/>
                <table:data-pilot-member table:name="2.673065" table:display="true" table:show-details="true"/>
                <table:data-pilot-member table:name="2.676899" table:display="true" table:show-details="true"/>
                <table:data-pilot-member table:name="2.695842" table:display="true" table:show-details="true"/>
                <table:data-pilot-member table:name="2.705651" table:display="true" table:show-details="true"/>
                <table:data-pilot-member table:name="2.782218" table:display="true" table:show-details="true"/>
                <table:data-pilot-member table:name="2.8137" table:display="true" table:show-details="true"/>
                <table:data-pilot-member table:name="2.8255" table:display="true" table:show-details="true"/>
                <table:data-pilot-member table:name="2.878291" table:display="true" table:show-details="true"/>
                <table:data-pilot-member table:name="2.938924" table:display="true" table:show-details="true"/>
                <table:data-pilot-member table:name="2.965074" table:display="true" table:show-details="true"/>
                <table:data-pilot-member table:name="2.988774" table:display="true" table:show-details="true"/>
                <table:data-pilot-member table:name="2.992585" table:display="true" table:show-details="true"/>
                <table:data-pilot-member table:name="3.002412" table:display="true" table:show-details="true"/>
                <table:data-pilot-member table:name="3.051175" table:display="true" table:show-details="true"/>
                <table:data-pilot-member table:name="3.121978" table:display="true" table:show-details="true"/>
                <table:data-pilot-member table:name="3.132399" table:display="true" table:show-details="true"/>
                <table:data-pilot-member table:name="3.140222" table:display="true" table:show-details="true"/>
                <table:data-pilot-member table:name="3.385433" table:display="true" table:show-details="true"/>
                <table:data-pilot-member table:name="3.456063" table:display="true" table:show-details="true"/>
                <table:data-pilot-member table:name="3.468196" table:display="true" table:show-details="true"/>
                <table:data-pilot-member table:name="3.575541" table:display="true" table:show-details="true"/>
                <table:data-pilot-member table:name="3.798046" table:display="true" table:show-details="true"/>
                <table:data-pilot-member table:name="3.867789" table:display="true" table:show-details="true"/>
                <table:data-pilot-member table:name="3.927243" table:display="true" table:show-details="true"/>
                <table:data-pilot-member table:name="3.962212" table:display="true" table:show-details="true"/>
                <table:data-pilot-member table:name="4.010188" table:display="true" table:show-details="true"/>
                <table:data-pilot-member table:name="4.078943" table:display="true" table:show-details="true"/>
                <table:data-pilot-member table:name="4.190939" table:display="true" table:show-details="true"/>
                <table:data-pilot-member table:name="4.210863" table:display="true" table:show-details="true"/>
                <table:data-pilot-member table:name="4.863701" table:display="true" table:show-details="true"/>
                <table:data-pilot-member table:name="5.519666" table:display="true" table:show-details="true"/>
                <table:data-pilot-member table:name="5.805741" table:display="true" table:show-details="true"/>
                <table:data-pilot-member table:name="5.996325" table:display="true" table:show-details="true"/>
                <table:data-pilot-member table:name="6.412765" table:display="true" table:show-details="true"/>
                <table:data-pilot-member table:name="9.421275" table:display="true" table:show-details="true"/>
                <table:data-pilot-member table:name="11.4196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min]" table:orientation="data" table:used-hierarchy="0" table:function="sum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0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0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27" table:display="true" table:show-details="true"/>
                <table:data-pilot-member table:name="0.028" table:display="true" table:show-details="true"/>
                <table:data-pilot-member table:name="0.029" table:display="true" table:show-details="true"/>
                <table:data-pilot-member table:name="0.030" table:display="true" table:show-details="true"/>
                <table:data-pilot-member table:name="0.03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34" table:display="true" table:show-details="true"/>
                <table:data-pilot-member table:name="0.035" table:display="true" table:show-details="true"/>
                <table:data-pilot-member table:name="0.036" table:display="true" table:show-details="true"/>
                <table:data-pilot-member table:name="0.037" table:display="true" table:show-details="true"/>
                <table:data-pilot-member table:name="0.03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53" table:display="true" table:show-details="true"/>
                <table:data-pilot-member table:name="0.054" table:display="true" table:show-details="true"/>
                <table:data-pilot-member table:name="0.055" table:display="true" table:show-details="true"/>
                <table:data-pilot-member table:name="0.058" table:display="true" table:show-details="true"/>
                <table:data-pilot-member table:name="0.061" table:display="true" table:show-details="true"/>
                <table:data-pilot-member table:name="0.065" table:display="true" table:show-details="true"/>
                <table:data-pilot-member table:name="0.066" table:display="true" table:show-details="true"/>
                <table:data-pilot-member table:name="0.071" table:display="true" table:show-details="true"/>
                <table:data-pilot-member table:name="0.089" table:display="true" table:show-details="true"/>
                <table:data-pilot-member table:name="0.113" table:display="true" table:show-details="true"/>
                <table:data-pilot-member table:name="0.1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getScreenshot operation  over  firefox'.A1:'getScreenshot operation  over  firefox'.D59" table:buttons="'getScreenshot operation  over  firefox'.A2 'getScreenshot operation  over  firefox'.B2 'getScreenshot operation  over  firefox'.C1" table:show-filter-button="false" table:drill-down-on-double-click="false">
          <table:source-cell-range table:cell-range-address="'logged durations'.A1:'logged durations'.F253"/>
          <table:data-pilot-field table:source-field-name="operation" table:orientation="column" table:used-hierarchy="0" table:function="auto">
            <table:data-pilot-level table:show-empty="false" calcext:repeat-item-labels="false">
              <table:data-pilot-members>
                <table:data-pilot-member table:name="cropDimensions" table:display="false" table:show-details="true"/>
                <table:data-pilot-member table:name="generateThumbnail" table:display="false" table:show-details="true"/>
                <table:data-pilot-member table:name="getScreenshotData" table:display="true" table:show-details="true"/>
                <table:data-pilot-member table:name="readPng" table:display="false" table:show-details="true"/>
                <table:data-pilot-member table:name="write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er/screenshot" table:orientation="row" table:used-hierarchy="0" table:function="auto">
            <table:data-pilot-level table:show-empty="false" calcext:repeat-item-labels="false">
              <table:data-pilot-members>
                <table:data-pilot-member table:name="chrome_linux_1280x1024_1_false/footer.png" table:display="false" table:show-details="true"/>
                <table:data-pilot-member table:name="chrome_linux_1280x1024_1_false/header.png" table:display="false" table:show-details="true"/>
                <table:data-pilot-member table:name="chrome_linux_1280x1024_1_false/section-about.png" table:display="false" table:show-details="true"/>
                <table:data-pilot-member table:name="chrome_linux_1280x1024_1_false/section-book.png" table:display="false" table:show-details="true"/>
                <table:data-pilot-member table:name="chrome_linux_1280x1024_1_false/section-features.png" table:display="false" table:show-details="true"/>
                <table:data-pilot-member table:name="chrome_linux_1280x1024_1_false/section-stories-jack-hovered.png" table:display="false" table:show-details="true"/>
                <table:data-pilot-member table:name="chrome_linux_1280x1024_1_false/section-stories.png" table:display="false" table:show-details="true"/>
                <table:data-pilot-member table:name="chrome_linux_1280x1024_1_false/section-tours-card-hovered.png" table:display="false" table:show-details="true"/>
                <table:data-pilot-member table:name="chrome_linux_1280x1024_1_false/section-tours.png" table:display="false" table:show-details="true"/>
                <table:data-pilot-member table:name="chrome_linux_1280x1024_2_true/footer.png" table:display="false" table:show-details="true"/>
                <table:data-pilot-member table:name="chrome_linux_1280x1024_2_true/header.png" table:display="false" table:show-details="true"/>
                <table:data-pilot-member table:name="chrome_linux_1280x1024_2_true/section-about.png" table:display="false" table:show-details="true"/>
                <table:data-pilot-member table:name="chrome_linux_1280x1024_2_true/section-book.png" table:display="false" table:show-details="true"/>
                <table:data-pilot-member table:name="chrome_linux_1280x1024_2_true/section-features.png" table:display="false" table:show-details="true"/>
                <table:data-pilot-member table:name="chrome_linux_1280x1024_2_true/section-stories-jack-hovered.png" table:display="false" table:show-details="true"/>
                <table:data-pilot-member table:name="chrome_linux_1280x1024_2_true/section-stories.png" table:display="false" table:show-details="true"/>
                <table:data-pilot-member table:name="chrome_linux_1280x1024_2_true/section-tours-card-hovered.png" table:display="false" table:show-details="true"/>
                <table:data-pilot-member table:name="chrome_linux_1280x1024_2_true/section-tours.png" table:display="false" table:show-details="true"/>
                <table:data-pilot-member table:name="firefox_ubuntu_1280x1024_1_true/footer.png" table:display="true" table:show-details="true"/>
                <table:data-pilot-member table:name="firefox_ubuntu_1280x1024_1_true/header.png" table:display="true" table:show-details="true"/>
                <table:data-pilot-member table:name="firefox_ubuntu_1280x1024_1_true/section-about.png" table:display="true" table:show-details="true"/>
                <table:data-pilot-member table:name="firefox_ubuntu_1280x1024_1_true/section-book.png" table:display="true" table:show-details="true"/>
                <table:data-pilot-member table:name="firefox_ubuntu_1280x1024_1_true/section-features.png" table:display="true" table:show-details="true"/>
                <table:data-pilot-member table:name="firefox_ubuntu_1280x1024_1_true/section-stories-jack-hovered.png" table:display="true" table:show-details="true"/>
                <table:data-pilot-member table:name="firefox_ubuntu_1280x1024_1_true/section-stories.png" table:display="true" table:show-details="true"/>
                <table:data-pilot-member table:name="firefox_ubuntu_1280x1024_1_true/section-tours-card-hovered.png" table:display="true" table:show-details="true"/>
                <table:data-pilot-member table:name="firefox_ubuntu_1280x1024_1_true/section-tours.png" table:display="true" table:show-details="true"/>
                <table:data-pilot-member table:name="firefox_ubuntu_1285x1024_2_false/footer.png" table:display="true" table:show-details="true"/>
                <table:data-pilot-member table:name="firefox_ubuntu_1285x1024_2_false/header.png" table:display="true" table:show-details="true"/>
                <table:data-pilot-member table:name="firefox_ubuntu_1285x1024_2_false/section-about.png" table:display="true" table:show-details="true"/>
                <table:data-pilot-member table:name="firefox_ubuntu_1285x1024_2_false/section-book.png" table:display="true" table:show-details="true"/>
                <table:data-pilot-member table:name="firefox_ubuntu_1285x1024_2_false/section-features.png" table:display="true" table:show-details="true"/>
                <table:data-pilot-member table:name="firefox_ubuntu_1285x1024_2_false/section-stories-jack-hovered.png" table:display="true" table:show-details="true"/>
                <table:data-pilot-member table:name="firefox_ubuntu_1285x1024_2_false/section-stories.png" table:display="true" table:show-details="true"/>
                <table:data-pilot-member table:name="firefox_ubuntu_1285x1024_2_false/section-tours-card-hovered.png" table:display="true" table:show-details="true"/>
                <table:data-pilot-member table:name="firefox_ubuntu_1285x1024_2_false/section-tours.p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duration[s]" table:orientation="data" table:used-hierarchy="0" table:function="average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6" table:display="true" table:show-details="true"/>
                <table:data-pilot-member table:name="0.483" table:display="true" table:show-details="true"/>
                <table:data-pilot-member table:name="0.536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53" table:display="true" table:show-details="true"/>
                <table:data-pilot-member table:name="1.124" table:display="true" table:show-details="true"/>
                <table:data-pilot-member table:name="1.506" table:display="true" table:show-details="true"/>
                <table:data-pilot-member table:name="1.693" table:display="true" table:show-details="true"/>
                <table:data-pilot-member table:name="2.195" table:display="true" table:show-details="true"/>
                <table:data-pilot-member table:name="2.212" table:display="true" table:show-details="true"/>
                <table:data-pilot-member table:name="2.403" table:display="true" table:show-details="true"/>
                <table:data-pilot-member table:name="0.016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7" table:display="true" table:show-details="true"/>
                <table:data-pilot-member table:name="0.035" table:display="true" table:show-details="true"/>
                <table:data-pilot-member table:name="0.038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59" table:display="true" table:show-details="true"/>
                <table:data-pilot-member table:name="0.073" table:display="true" table:show-details="true"/>
                <table:data-pilot-member table:name="0.074" table:display="true" table:show-details="true"/>
                <table:data-pilot-member table:name="0.305" table:display="true" table:show-details="true"/>
                <table:data-pilot-member table:name="0.325" table:display="true" table:show-details="true"/>
                <table:data-pilot-member table:name="0.352" table:display="true" table:show-details="true"/>
                <table:data-pilot-member table:name="0.384" table:display="true" table:show-details="true"/>
                <table:data-pilot-member table:name="0.402" table:display="true" table:show-details="true"/>
                <table:data-pilot-member table:name="0.413" table:display="true" table:show-details="true"/>
                <table:data-pilot-member table:name="0.420" table:display="true" table:show-details="true"/>
                <table:data-pilot-member table:name="0.432" table:display="true" table:show-details="true"/>
                <table:data-pilot-member table:name="0.436" table:display="true" table:show-details="true"/>
                <table:data-pilot-member table:name="0.441" table:display="true" table:show-details="true"/>
                <table:data-pilot-member table:name="0.457" table:display="true" table:show-details="true"/>
                <table:data-pilot-member table:name="0.459" table:display="true" table:show-details="true"/>
                <table:data-pilot-member table:name="0.463" table:display="true" table:show-details="true"/>
                <table:data-pilot-member table:name="0.491" table:display="true" table:show-details="true"/>
                <table:data-pilot-member table:name="0.523" table:display="true" table:show-details="true"/>
                <table:data-pilot-member table:name="0.525" table:display="true" table:show-details="true"/>
                <table:data-pilot-member table:name="0.529" table:display="true" table:show-details="true"/>
                <table:data-pilot-member table:name="0.531" table:display="true" table:show-details="true"/>
                <table:data-pilot-member table:name="0.548" table:display="true" table:show-details="true"/>
                <table:data-pilot-member table:name="0.552" table:display="true" table:show-details="true"/>
                <table:data-pilot-member table:name="0.558" table:display="true" table:show-details="true"/>
                <table:data-pilot-member table:name="0.575" table:display="true" table:show-details="true"/>
                <table:data-pilot-member table:name="0.579" table:display="true" table:show-details="true"/>
                <table:data-pilot-member table:name="0.585" table:display="true" table:show-details="true"/>
                <table:data-pilot-member table:name="0.591" table:display="true" table:show-details="true"/>
                <table:data-pilot-member table:name="0.597" table:display="true" table:show-details="true"/>
                <table:data-pilot-member table:name="0.613" table:display="true" table:show-details="true"/>
                <table:data-pilot-member table:name="0.622" table:display="true" table:show-details="true"/>
                <table:data-pilot-member table:name="0.624" table:display="true" table:show-details="true"/>
                <table:data-pilot-member table:name="0.637" table:display="true" table:show-details="true"/>
                <table:data-pilot-member table:name="0.643" table:display="true" table:show-details="true"/>
                <table:data-pilot-member table:name="0.657" table:display="true" table:show-details="true"/>
                <table:data-pilot-member table:name="0.667" table:display="true" table:show-details="true"/>
                <table:data-pilot-member table:name="0.698" table:display="true" table:show-details="true"/>
                <table:data-pilot-member table:name="0.716" table:display="true" table:show-details="true"/>
                <table:data-pilot-member table:name="0.724" table:display="true" table:show-details="true"/>
                <table:data-pilot-member table:name="0.728" table:display="true" table:show-details="true"/>
                <table:data-pilot-member table:name="0.729" table:display="true" table:show-details="true"/>
                <table:data-pilot-member table:name="0.744" table:display="true" table:show-details="true"/>
                <table:data-pilot-member table:name="0.776" table:display="true" table:show-details="true"/>
                <table:data-pilot-member table:name="0.777" table:display="true" table:show-details="true"/>
                <table:data-pilot-member table:name="0.792" table:display="true" table:show-details="true"/>
                <table:data-pilot-member table:name="0.795" table:display="true" table:show-details="true"/>
                <table:data-pilot-member table:name="0.796" table:display="true" table:show-details="true"/>
                <table:data-pilot-member table:name="0.839" table:display="true" table:show-details="true"/>
                <table:data-pilot-member table:name="0.849" table:display="true" table:show-details="true"/>
                <table:data-pilot-member table:name="0.851" table:display="true" table:show-details="true"/>
                <table:data-pilot-member table:name="0.855" table:display="true" table:show-details="true"/>
                <table:data-pilot-member table:name="0.857" table:display="true" table:show-details="true"/>
                <table:data-pilot-member table:name="0.862" table:display="true" table:show-details="true"/>
                <table:data-pilot-member table:name="0.864" table:display="true" table:show-details="true"/>
                <table:data-pilot-member table:name="0.870" table:display="true" table:show-details="true"/>
                <table:data-pilot-member table:name="0.871" table:display="true" table:show-details="true"/>
                <table:data-pilot-member table:name="0.875" table:display="true" table:show-details="true"/>
                <table:data-pilot-member table:name="0.887" table:display="true" table:show-details="true"/>
                <table:data-pilot-member table:name="0.893" table:display="true" table:show-details="true"/>
                <table:data-pilot-member table:name="0.902" table:display="true" table:show-details="true"/>
                <table:data-pilot-member table:name="0.905" table:display="true" table:show-details="true"/>
                <table:data-pilot-member table:name="0.907" table:display="true" table:show-details="true"/>
                <table:data-pilot-member table:name="0.917" table:display="true" table:show-details="true"/>
                <table:data-pilot-member table:name="0.922" table:display="true" table:show-details="true"/>
                <table:data-pilot-member table:name="0.928" table:display="true" table:show-details="true"/>
                <table:data-pilot-member table:name="0.929" table:display="true" table:show-details="true"/>
                <table:data-pilot-member table:name="0.940" table:display="true" table:show-details="true"/>
                <table:data-pilot-member table:name="0.951" table:display="true" table:show-details="true"/>
                <table:data-pilot-member table:name="0.955" table:display="true" table:show-details="true"/>
                <table:data-pilot-member table:name="0.956" table:display="true" table:show-details="true"/>
                <table:data-pilot-member table:name="0.959" table:display="true" table:show-details="true"/>
                <table:data-pilot-member table:name="0.986" table:display="true" table:show-details="true"/>
                <table:data-pilot-member table:name="0.999" table:display="true" table:show-details="true"/>
                <table:data-pilot-member table:name="1.034" table:display="true" table:show-details="true"/>
                <table:data-pilot-member table:name="1.044" table:display="true" table:show-details="true"/>
                <table:data-pilot-member table:name="1.056" table:display="true" table:show-details="true"/>
                <table:data-pilot-member table:name="1.097" table:display="true" table:show-details="true"/>
                <table:data-pilot-member table:name="1.119" table:display="true" table:show-details="true"/>
                <table:data-pilot-member table:name="1.129" table:display="true" table:show-details="true"/>
                <table:data-pilot-member table:name="1.131" table:display="true" table:show-details="true"/>
                <table:data-pilot-member table:name="1.137" table:display="true" table:show-details="true"/>
                <table:data-pilot-member table:name="1.139" table:display="true" table:show-details="true"/>
                <table:data-pilot-member table:name="1.140" table:display="true" table:show-details="true"/>
                <table:data-pilot-member table:name="1.162" table:display="true" table:show-details="true"/>
                <table:data-pilot-member table:name="1.178" table:display="true" table:show-details="true"/>
                <table:data-pilot-member table:name="1.221" table:display="true" table:show-details="true"/>
                <table:data-pilot-member table:name="1.252" table:display="true" table:show-details="true"/>
                <table:data-pilot-member table:name="1.292" table:display="true" table:show-details="true"/>
                <table:data-pilot-member table:name="1.303" table:display="true" table:show-details="true"/>
                <table:data-pilot-member table:name="1.316" table:display="true" table:show-details="true"/>
                <table:data-pilot-member table:name="1.344" table:display="true" table:show-details="true"/>
                <table:data-pilot-member table:name="1.375" table:display="true" table:show-details="true"/>
                <table:data-pilot-member table:name="1.382" table:display="true" table:show-details="true"/>
                <table:data-pilot-member table:name="1.393" table:display="true" table:show-details="true"/>
                <table:data-pilot-member table:name="1.413" table:display="true" table:show-details="true"/>
                <table:data-pilot-member table:name="1.431" table:display="true" table:show-details="true"/>
                <table:data-pilot-member table:name="1.471" table:display="true" table:show-details="true"/>
                <table:data-pilot-member table:name="1.472" table:display="true" table:show-details="true"/>
                <table:data-pilot-member table:name="1.497" table:display="true" table:show-details="true"/>
                <table:data-pilot-member table:name="1.529" table:display="true" table:show-details="true"/>
                <table:data-pilot-member table:name="1.549" table:display="true" table:show-details="true"/>
                <table:data-pilot-member table:name="1.559" table:display="true" table:show-details="true"/>
                <table:data-pilot-member table:name="1.562" table:display="true" table:show-details="true"/>
                <table:data-pilot-member table:name="1.571" table:display="true" table:show-details="true"/>
                <table:data-pilot-member table:name="1.585" table:display="true" table:show-details="true"/>
                <table:data-pilot-member table:name="1.602" table:display="true" table:show-details="true"/>
                <table:data-pilot-member table:name="1.621" table:display="true" table:show-details="true"/>
                <table:data-pilot-member table:name="1.646" table:display="true" table:show-details="true"/>
                <table:data-pilot-member table:name="1.658" table:display="true" table:show-details="true"/>
                <table:data-pilot-member table:name="1.715" table:display="true" table:show-details="true"/>
                <table:data-pilot-member table:name="1.731" table:display="true" table:show-details="true"/>
                <table:data-pilot-member table:name="1.756" table:display="true" table:show-details="true"/>
                <table:data-pilot-member table:name="1.806" table:display="true" table:show-details="true"/>
                <table:data-pilot-member table:name="1.807" table:display="true" table:show-details="true"/>
                <table:data-pilot-member table:name="1.841" table:display="true" table:show-details="true"/>
                <table:data-pilot-member table:name="1.869" table:display="true" table:show-details="true"/>
                <table:data-pilot-member table:name="1.880" table:display="true" table:show-details="true"/>
                <table:data-pilot-member table:name="1.883" table:display="true" table:show-details="true"/>
                <table:data-pilot-member table:name="1.894" table:display="true" table:show-details="true"/>
                <table:data-pilot-member table:name="1.909" table:display="true" table:show-details="true"/>
                <table:data-pilot-member table:name="1.911" table:display="true" table:show-details="true"/>
                <table:data-pilot-member table:name="1.950" table:display="true" table:show-details="true"/>
                <table:data-pilot-member table:name="1.952" table:display="true" table:show-details="true"/>
                <table:data-pilot-member table:name="1.964" table:display="true" table:show-details="true"/>
                <table:data-pilot-member table:name="1.987" table:display="true" table:show-details="true"/>
                <table:data-pilot-member table:name="2.027" table:display="true" table:show-details="true"/>
                <table:data-pilot-member table:name="2.034" table:display="true" table:show-details="true"/>
                <table:data-pilot-member table:name="2.045" table:display="true" table:show-details="true"/>
                <table:data-pilot-member table:name="2.057" table:display="true" table:show-details="true"/>
                <table:data-pilot-member table:name="2.074" table:display="true" table:show-details="true"/>
                <table:data-pilot-member table:name="2.079" table:display="true" table:show-details="true"/>
                <table:data-pilot-member table:name="2.088" table:display="true" table:show-details="true"/>
                <table:data-pilot-member table:name="2.101" table:display="true" table:show-details="true"/>
                <table:data-pilot-member table:name="2.118" table:display="true" table:show-details="true"/>
                <table:data-pilot-member table:name="2.130" table:display="true" table:show-details="true"/>
                <table:data-pilot-member table:name="2.156" table:display="true" table:show-details="true"/>
                <table:data-pilot-member table:name="2.188" table:display="true" table:show-details="true"/>
                <table:data-pilot-member table:name="2.220" table:display="true" table:show-details="true"/>
                <table:data-pilot-member table:name="2.231" table:display="true" table:show-details="true"/>
                <table:data-pilot-member table:name="2.249" table:display="true" table:show-details="true"/>
                <table:data-pilot-member table:name="2.276" table:display="true" table:show-details="true"/>
                <table:data-pilot-member table:name="2.324" table:display="true" table:show-details="true"/>
                <table:data-pilot-member table:name="2.331" table:display="true" table:show-details="true"/>
                <table:data-pilot-member table:name="2.353" table:display="true" table:show-details="true"/>
                <table:data-pilot-member table:name="2.362" table:display="true" table:show-details="true"/>
                <table:data-pilot-member table:name="2.389" table:display="true" table:show-details="true"/>
                <table:data-pilot-member table:name="2.397" table:display="true" table:show-details="true"/>
                <table:data-pilot-member table:name="2.464" table:display="true" table:show-details="true"/>
                <table:data-pilot-member table:name="2.510" table:display="true" table:show-details="true"/>
                <table:data-pilot-member table:name="2.529" table:display="true" table:show-details="true"/>
                <table:data-pilot-member table:name="2.538" table:display="true" table:show-details="true"/>
                <table:data-pilot-member table:name="2.627" table:display="true" table:show-details="true"/>
                <table:data-pilot-member table:name="2.713" table:display="true" table:show-details="true"/>
                <table:data-pilot-member table:name="2.724" table:display="true" table:show-details="true"/>
                <table:data-pilot-member table:name="2.733" table:display="true" table:show-details="true"/>
                <table:data-pilot-member table:name="3.183" table:display="true" table:show-details="true"/>
                <table:data-pilot-member table:name="3.251" table:display="true" table:show-details="true"/>
                <table:data-pilot-member table:name="3.283" table:display="true" table:show-details="true"/>
                <table:data-pilot-member table:name="3.453" table:display="true" table:show-details="true"/>
                <table:data-pilot-member table:name="3.680" table:display="true" table:show-details="true"/>
                <table:data-pilot-member table:name="3.901" table:display="true" table:show-details="true"/>
                <table:data-pilot-member table:name="3.969" table:display="true" table:show-details="true"/>
                <table:data-pilot-member table:name="4.270" table:display="true" table:show-details="true"/>
                <table:data-pilot-member table:name="5.326" table:display="true" table:show-details="true"/>
                <table:data-pilot-member table:name="5.363" table:display="true" table:show-details="true"/>
                <table:data-pilot-member table:name="6.771" table:display="true" table:show-details="true"/>
                <table:data-pilot-member table:name="9.6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sum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11" table:display="true" table:show-details="true"/>
                <table:data-pilot-member table:name="0.020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37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47" table:display="true" table:show-details="true"/>
                <table:data-pilot-member table:name="0.050" table:display="true" table:show-details="true"/>
                <table:data-pilot-member table:name="0.058" table:display="true" table:show-details="true"/>
                <table:data-pilot-member table:name="0.060" table:display="true" table:show-details="true"/>
                <table:data-pilot-member table:name="0.063" table:display="true" table:show-details="true"/>
                <table:data-pilot-member table:name="0.082" table:display="true" table:show-details="true"/>
                <table:data-pilot-member table:name="0.362" table:display="true" table:show-details="true"/>
                <table:data-pilot-member table:name="0.438" table:display="true" table:show-details="true"/>
                <table:data-pilot-member table:name="0.464" table:display="true" table:show-details="true"/>
                <table:data-pilot-member table:name="0.465" table:display="true" table:show-details="true"/>
                <table:data-pilot-member table:name="0.475" table:display="true" table:show-details="true"/>
                <table:data-pilot-member table:name="0.483" table:display="true" table:show-details="true"/>
                <table:data-pilot-member table:name="0.486" table:display="true" table:show-details="true"/>
                <table:data-pilot-member table:name="0.501" table:display="true" table:show-details="true"/>
                <table:data-pilot-member table:name="0.502" table:display="true" table:show-details="true"/>
                <table:data-pilot-member table:name="0.516" table:display="true" table:show-details="true"/>
                <table:data-pilot-member table:name="0.536" table:display="true" table:show-details="true"/>
                <table:data-pilot-member table:name="0.539" table:display="true" table:show-details="true"/>
                <table:data-pilot-member table:name="0.542" table:display="true" table:show-details="true"/>
                <table:data-pilot-member table:name="0.547" table:display="true" table:show-details="true"/>
                <table:data-pilot-member table:name="0.566" table:display="true" table:show-details="true"/>
                <table:data-pilot-member table:name="0.588" table:display="true" table:show-details="true"/>
                <table:data-pilot-member table:name="0.607" table:display="true" table:show-details="true"/>
                <table:data-pilot-member table:name="0.608" table:display="true" table:show-details="true"/>
                <table:data-pilot-member table:name="0.648" table:display="true" table:show-details="true"/>
                <table:data-pilot-member table:name="0.652" table:display="true" table:show-details="true"/>
                <table:data-pilot-member table:name="0.674" table:display="true" table:show-details="true"/>
                <table:data-pilot-member table:name="0.677" table:display="true" table:show-details="true"/>
                <table:data-pilot-member table:name="0.683" table:display="true" table:show-details="true"/>
                <table:data-pilot-member table:name="0.685" table:display="true" table:show-details="true"/>
                <table:data-pilot-member table:name="0.687" table:display="true" table:show-details="true"/>
                <table:data-pilot-member table:name="0.693" table:display="true" table:show-details="true"/>
                <table:data-pilot-member table:name="0.717" table:display="true" table:show-details="true"/>
                <table:data-pilot-member table:name="0.723" table:display="true" table:show-details="true"/>
                <table:data-pilot-member table:name="0.737" table:display="true" table:show-details="true"/>
                <table:data-pilot-member table:name="0.745" table:display="true" table:show-details="true"/>
                <table:data-pilot-member table:name="0.749" table:display="true" table:show-details="true"/>
                <table:data-pilot-member table:name="0.781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32" table:display="true" table:show-details="true"/>
                <table:data-pilot-member table:name="0.853" table:display="true" table:show-details="true"/>
                <table:data-pilot-member table:name="0.868" table:display="true" table:show-details="true"/>
                <table:data-pilot-member table:name="0.882" table:display="true" table:show-details="true"/>
                <table:data-pilot-member table:name="0.883" table:display="true" table:show-details="true"/>
                <table:data-pilot-member table:name="0.884" table:display="true" table:show-details="true"/>
                <table:data-pilot-member table:name="0.888" table:display="true" table:show-details="true"/>
                <table:data-pilot-member table:name="0.891" table:display="true" table:show-details="true"/>
                <table:data-pilot-member table:name="0.900" table:display="true" table:show-details="true"/>
                <table:data-pilot-member table:name="0.924" table:display="true" table:show-details="true"/>
                <table:data-pilot-member table:name="0.977" table:display="true" table:show-details="true"/>
                <table:data-pilot-member table:name="0.980" table:display="true" table:show-details="true"/>
                <table:data-pilot-member table:name="1.002" table:display="true" table:show-details="true"/>
                <table:data-pilot-member table:name="1.018" table:display="true" table:show-details="true"/>
                <table:data-pilot-member table:name="1.020" table:display="true" table:show-details="true"/>
                <table:data-pilot-member table:name="1.035" table:display="true" table:show-details="true"/>
                <table:data-pilot-member table:name="1.043" table:display="true" table:show-details="true"/>
                <table:data-pilot-member table:name="1.060" table:display="true" table:show-details="true"/>
                <table:data-pilot-member table:name="1.063" table:display="true" table:show-details="true"/>
                <table:data-pilot-member table:name="1.069" table:display="true" table:show-details="true"/>
                <table:data-pilot-member table:name="1.093" table:display="true" table:show-details="true"/>
                <table:data-pilot-member table:name="1.094" table:display="true" table:show-details="true"/>
                <table:data-pilot-member table:name="1.110" table:display="true" table:show-details="true"/>
                <table:data-pilot-member table:name="1.111" table:display="true" table:show-details="true"/>
                <table:data-pilot-member table:name="1.124" table:display="true" table:show-details="true"/>
                <table:data-pilot-member table:name="1.125" table:display="true" table:show-details="true"/>
                <table:data-pilot-member table:name="1.128" table:display="true" table:show-details="true"/>
                <table:data-pilot-member table:name="1.132" table:display="true" table:show-details="true"/>
                <table:data-pilot-member table:name="1.149" table:display="true" table:show-details="true"/>
                <table:data-pilot-member table:name="1.164" table:display="true" table:show-details="true"/>
                <table:data-pilot-member table:name="1.167" table:display="true" table:show-details="true"/>
                <table:data-pilot-member table:name="1.191" table:display="true" table:show-details="true"/>
                <table:data-pilot-member table:name="1.230" table:display="true" table:show-details="true"/>
                <table:data-pilot-member table:name="1.263" table:display="true" table:show-details="true"/>
                <table:data-pilot-member table:name="1.276" table:display="true" table:show-details="true"/>
                <table:data-pilot-member table:name="1.291" table:display="true" table:show-details="true"/>
                <table:data-pilot-member table:name="1.298" table:display="true" table:show-details="true"/>
                <table:data-pilot-member table:name="1.307" table:display="true" table:show-details="true"/>
                <table:data-pilot-member table:name="1.340" table:display="true" table:show-details="true"/>
                <table:data-pilot-member table:name="1.350" table:display="true" table:show-details="true"/>
                <table:data-pilot-member table:name="1.356" table:display="true" table:show-details="true"/>
                <table:data-pilot-member table:name="1.369" table:display="true" table:show-details="true"/>
                <table:data-pilot-member table:name="1.418" table:display="true" table:show-details="true"/>
                <table:data-pilot-member table:name="1.427" table:display="true" table:show-details="true"/>
                <table:data-pilot-member table:name="1.432" table:display="true" table:show-details="true"/>
                <table:data-pilot-member table:name="1.435" table:display="true" table:show-details="true"/>
                <table:data-pilot-member table:name="1.437" table:display="true" table:show-details="true"/>
                <table:data-pilot-member table:name="1.452" table:display="true" table:show-details="true"/>
                <table:data-pilot-member table:name="1.482" table:display="true" table:show-details="true"/>
                <table:data-pilot-member table:name="1.506" table:display="true" table:show-details="true"/>
                <table:data-pilot-member table:name="1.535" table:display="true" table:show-details="true"/>
                <table:data-pilot-member table:name="1.579" table:display="true" table:show-details="true"/>
                <table:data-pilot-member table:name="1.581" table:display="true" table:show-details="true"/>
                <table:data-pilot-member table:name="1.605" table:display="true" table:show-details="true"/>
                <table:data-pilot-member table:name="1.628" table:display="true" table:show-details="true"/>
                <table:data-pilot-member table:name="1.642" table:display="true" table:show-details="true"/>
                <table:data-pilot-member table:name="1.693" table:display="true" table:show-details="true"/>
                <table:data-pilot-member table:name="1.700" table:display="true" table:show-details="true"/>
                <table:data-pilot-member table:name="1.721" table:display="true" table:show-details="true"/>
                <table:data-pilot-member table:name="1.724" table:display="true" table:show-details="true"/>
                <table:data-pilot-member table:name="1.750" table:display="true" table:show-details="true"/>
                <table:data-pilot-member table:name="1.751" table:display="true" table:show-details="true"/>
                <table:data-pilot-member table:name="1.848" table:display="true" table:show-details="true"/>
                <table:data-pilot-member table:name="1.860" table:display="true" table:show-details="true"/>
                <table:data-pilot-member table:name="1.891" table:display="true" table:show-details="true"/>
                <table:data-pilot-member table:name="1.893" table:display="true" table:show-details="true"/>
                <table:data-pilot-member table:name="1.932" table:display="true" table:show-details="true"/>
                <table:data-pilot-member table:name="1.937" table:display="true" table:show-details="true"/>
                <table:data-pilot-member table:name="1.951" table:display="true" table:show-details="true"/>
                <table:data-pilot-member table:name="1.976" table:display="true" table:show-details="true"/>
                <table:data-pilot-member table:name="1.994" table:display="true" table:show-details="true"/>
                <table:data-pilot-member table:name="2.006" table:display="true" table:show-details="true"/>
                <table:data-pilot-member table:name="2.047" table:display="true" table:show-details="true"/>
                <table:data-pilot-member table:name="2.087" table:display="true" table:show-details="true"/>
                <table:data-pilot-member table:name="2.163" table:display="true" table:show-details="true"/>
                <table:data-pilot-member table:name="2.169" table:display="true" table:show-details="true"/>
                <table:data-pilot-member table:name="2.195" table:display="true" table:show-details="true"/>
                <table:data-pilot-member table:name="2.198" table:display="true" table:show-details="true"/>
                <table:data-pilot-member table:name="2.201" table:display="true" table:show-details="true"/>
                <table:data-pilot-member table:name="2.208" table:display="true" table:show-details="true"/>
                <table:data-pilot-member table:name="2.212" table:display="true" table:show-details="true"/>
                <table:data-pilot-member table:name="2.239" table:display="true" table:show-details="true"/>
                <table:data-pilot-member table:name="2.269" table:display="true" table:show-details="true"/>
                <table:data-pilot-member table:name="2.336" table:display="true" table:show-details="true"/>
                <table:data-pilot-member table:name="2.341" table:display="true" table:show-details="true"/>
                <table:data-pilot-member table:name="2.374" table:display="true" table:show-details="true"/>
                <table:data-pilot-member table:name="2.377" table:display="true" table:show-details="true"/>
                <table:data-pilot-member table:name="2.379" table:display="true" table:show-details="true"/>
                <table:data-pilot-member table:name="2.385" table:display="true" table:show-details="true"/>
                <table:data-pilot-member table:name="2.392" table:display="true" table:show-details="true"/>
                <table:data-pilot-member table:name="2.403" table:display="true" table:show-details="true"/>
                <table:data-pilot-member table:name="2.430" table:display="true" table:show-details="true"/>
                <table:data-pilot-member table:name="2.445" table:display="true" table:show-details="true"/>
                <table:data-pilot-member table:name="2.447" table:display="true" table:show-details="true"/>
                <table:data-pilot-member table:name="2.468" table:display="true" table:show-details="true"/>
                <table:data-pilot-member table:name="2.482" table:display="true" table:show-details="true"/>
                <table:data-pilot-member table:name="2.495" table:display="true" table:show-details="true"/>
                <table:data-pilot-member table:name="2.503" table:display="true" table:show-details="true"/>
                <table:data-pilot-member table:name="2.511" table:display="true" table:show-details="true"/>
                <table:data-pilot-member table:name="2.540" table:display="true" table:show-details="true"/>
                <table:data-pilot-member table:name="2.590" table:display="true" table:show-details="true"/>
                <table:data-pilot-member table:name="2.616" table:display="true" table:show-details="true"/>
                <table:data-pilot-member table:name="2.629" table:display="true" table:show-details="true"/>
                <table:data-pilot-member table:name="2.673" table:display="true" table:show-details="true"/>
                <table:data-pilot-member table:name="2.677" table:display="true" table:show-details="true"/>
                <table:data-pilot-member table:name="2.696" table:display="true" table:show-details="true"/>
                <table:data-pilot-member table:name="2.706" table:display="true" table:show-details="true"/>
                <table:data-pilot-member table:name="2.782" table:display="true" table:show-details="true"/>
                <table:data-pilot-member table:name="2.814" table:display="true" table:show-details="true"/>
                <table:data-pilot-member table:name="2.826" table:display="true" table:show-details="true"/>
                <table:data-pilot-member table:name="2.878" table:display="true" table:show-details="true"/>
                <table:data-pilot-member table:name="2.939" table:display="true" table:show-details="true"/>
                <table:data-pilot-member table:name="2.965" table:display="true" table:show-details="true"/>
                <table:data-pilot-member table:name="2.989" table:display="true" table:show-details="true"/>
                <table:data-pilot-member table:name="2.993" table:display="true" table:show-details="true"/>
                <table:data-pilot-member table:name="3.002" table:display="true" table:show-details="true"/>
                <table:data-pilot-member table:name="3.051" table:display="true" table:show-details="true"/>
                <table:data-pilot-member table:name="3.122" table:display="true" table:show-details="true"/>
                <table:data-pilot-member table:name="3.132" table:display="true" table:show-details="true"/>
                <table:data-pilot-member table:name="3.140" table:display="true" table:show-details="true"/>
                <table:data-pilot-member table:name="3.385" table:display="true" table:show-details="true"/>
                <table:data-pilot-member table:name="3.456" table:display="true" table:show-details="true"/>
                <table:data-pilot-member table:name="3.468" table:display="true" table:show-details="true"/>
                <table:data-pilot-member table:name="3.576" table:display="true" table:show-details="true"/>
                <table:data-pilot-member table:name="3.798" table:display="true" table:show-details="true"/>
                <table:data-pilot-member table:name="3.868" table:display="true" table:show-details="true"/>
                <table:data-pilot-member table:name="3.927" table:display="true" table:show-details="true"/>
                <table:data-pilot-member table:name="3.962" table:display="true" table:show-details="true"/>
                <table:data-pilot-member table:name="4.010" table:display="true" table:show-details="true"/>
                <table:data-pilot-member table:name="4.079" table:display="true" table:show-details="true"/>
                <table:data-pilot-member table:name="4.191" table:display="true" table:show-details="true"/>
                <table:data-pilot-member table:name="4.211" table:display="true" table:show-details="true"/>
                <table:data-pilot-member table:name="4.864" table:display="true" table:show-details="true"/>
                <table:data-pilot-member table:name="5.520" table:display="true" table:show-details="true"/>
                <table:data-pilot-member table:name="5.806" table:display="true" table:show-details="true"/>
                <table:data-pilot-member table:name="5.996" table:display="true" table:show-details="true"/>
                <table:data-pilot-member table:name="6.413" table:display="true" table:show-details="true"/>
                <table:data-pilot-member table:name="9.421" table:display="true" table:show-details="true"/>
                <table:data-pilot-member table:name="11.4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min]" table:orientation="data" table:used-hierarchy="0" table:function="sum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0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0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27" table:display="true" table:show-details="true"/>
                <table:data-pilot-member table:name="0.028" table:display="true" table:show-details="true"/>
                <table:data-pilot-member table:name="0.029" table:display="true" table:show-details="true"/>
                <table:data-pilot-member table:name="0.03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34" table:display="true" table:show-details="true"/>
                <table:data-pilot-member table:name="0.035" table:display="true" table:show-details="true"/>
                <table:data-pilot-member table:name="0.036" table:display="true" table:show-details="true"/>
                <table:data-pilot-member table:name="0.037" table:display="true" table:show-details="true"/>
                <table:data-pilot-member table:name="0.03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58" table:display="true" table:show-details="true"/>
                <table:data-pilot-member table:name="0.065" table:display="true" table:show-details="true"/>
                <table:data-pilot-member table:name="0.066" table:display="true" table:show-details="true"/>
                <table:data-pilot-member table:name="0.005" table:display="true" table:show-details="true"/>
                <table:data-pilot-member table:name="0.030" table:display="true" table:show-details="true"/>
                <table:data-pilot-member table:name="0.053" table:display="true" table:show-details="true"/>
                <table:data-pilot-member table:name="0.054" table:display="true" table:show-details="true"/>
                <table:data-pilot-member table:name="0.055" table:display="true" table:show-details="true"/>
                <table:data-pilot-member table:name="0.061" table:display="true" table:show-details="true"/>
                <table:data-pilot-member table:name="0.071" table:display="true" table:show-details="true"/>
                <table:data-pilot-member table:name="0.089" table:display="true" table:show-details="true"/>
                <table:data-pilot-member table:name="0.113" table:display="true" table:show-details="true"/>
                <table:data-pilot-member table:name="0.1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getScreenshot  operation  over chrome'.A1:'getScreenshot  operation  over chrome'.D59" table:buttons="'getScreenshot  operation  over chrome'.A2 'getScreenshot  operation  over chrome'.B2 'getScreenshot  operation  over chrome'.C1" table:show-filter-button="false">
          <table:source-cell-range table:cell-range-address="'logged durations'.A1:'logged durations'.F253"/>
          <table:data-pilot-field table:source-field-name="operation" table:orientation="column" table:used-hierarchy="0" table:function="auto">
            <table:data-pilot-level table:show-empty="false" calcext:repeat-item-labels="false">
              <table:data-pilot-members>
                <table:data-pilot-member table:name="cropDimensions" table:display="false" table:show-details="true"/>
                <table:data-pilot-member table:name="generateThumbnail" table:display="false" table:show-details="true"/>
                <table:data-pilot-member table:name="getScreenshotData" table:display="true" table:show-details="true"/>
                <table:data-pilot-member table:name="readPng" table:display="false" table:show-details="true"/>
                <table:data-pilot-member table:name="write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er/screenshot" table:orientation="row" table:used-hierarchy="0" table:function="auto">
            <table:data-pilot-level table:show-empty="false" calcext:repeat-item-labels="false">
              <table:data-pilot-members>
                <table:data-pilot-member table:name="chrome_linux_1280x1024_1_false/footer.png" table:display="true" table:show-details="true"/>
                <table:data-pilot-member table:name="chrome_linux_1280x1024_1_false/header.png" table:display="true" table:show-details="true"/>
                <table:data-pilot-member table:name="chrome_linux_1280x1024_1_false/section-about.png" table:display="true" table:show-details="true"/>
                <table:data-pilot-member table:name="chrome_linux_1280x1024_1_false/section-book.png" table:display="true" table:show-details="true"/>
                <table:data-pilot-member table:name="chrome_linux_1280x1024_1_false/section-features.png" table:display="true" table:show-details="true"/>
                <table:data-pilot-member table:name="chrome_linux_1280x1024_1_false/section-stories-jack-hovered.png" table:display="true" table:show-details="true"/>
                <table:data-pilot-member table:name="chrome_linux_1280x1024_1_false/section-stories.png" table:display="true" table:show-details="true"/>
                <table:data-pilot-member table:name="chrome_linux_1280x1024_1_false/section-tours-card-hovered.png" table:display="true" table:show-details="true"/>
                <table:data-pilot-member table:name="chrome_linux_1280x1024_1_false/section-tours.png" table:display="true" table:show-details="true"/>
                <table:data-pilot-member table:name="chrome_linux_1280x1024_2_true/footer.png" table:display="true" table:show-details="true"/>
                <table:data-pilot-member table:name="chrome_linux_1280x1024_2_true/header.png" table:display="true" table:show-details="true"/>
                <table:data-pilot-member table:name="chrome_linux_1280x1024_2_true/section-about.png" table:display="true" table:show-details="true"/>
                <table:data-pilot-member table:name="chrome_linux_1280x1024_2_true/section-book.png" table:display="true" table:show-details="true"/>
                <table:data-pilot-member table:name="chrome_linux_1280x1024_2_true/section-features.png" table:display="true" table:show-details="true"/>
                <table:data-pilot-member table:name="chrome_linux_1280x1024_2_true/section-stories-jack-hovered.png" table:display="true" table:show-details="true"/>
                <table:data-pilot-member table:name="chrome_linux_1280x1024_2_true/section-stories.png" table:display="true" table:show-details="true"/>
                <table:data-pilot-member table:name="chrome_linux_1280x1024_2_true/section-tours-card-hovered.png" table:display="true" table:show-details="true"/>
                <table:data-pilot-member table:name="chrome_linux_1280x1024_2_true/section-tours.png" table:display="true" table:show-details="true"/>
                <table:data-pilot-member table:name="firefox_ubuntu_1280x1024_1_true/footer.png" table:display="false" table:show-details="true"/>
                <table:data-pilot-member table:name="firefox_ubuntu_1280x1024_1_true/header.png" table:display="false" table:show-details="true"/>
                <table:data-pilot-member table:name="firefox_ubuntu_1280x1024_1_true/section-about.png" table:display="false" table:show-details="true"/>
                <table:data-pilot-member table:name="firefox_ubuntu_1280x1024_1_true/section-book.png" table:display="false" table:show-details="true"/>
                <table:data-pilot-member table:name="firefox_ubuntu_1280x1024_1_true/section-features.png" table:display="false" table:show-details="true"/>
                <table:data-pilot-member table:name="firefox_ubuntu_1280x1024_1_true/section-stories-jack-hovered.png" table:display="false" table:show-details="true"/>
                <table:data-pilot-member table:name="firefox_ubuntu_1280x1024_1_true/section-stories.png" table:display="false" table:show-details="true"/>
                <table:data-pilot-member table:name="firefox_ubuntu_1280x1024_1_true/section-tours-card-hovered.png" table:display="false" table:show-details="true"/>
                <table:data-pilot-member table:name="firefox_ubuntu_1280x1024_1_true/section-tours.png" table:display="false" table:show-details="true"/>
                <table:data-pilot-member table:name="firefox_ubuntu_1285x1024_2_false/footer.png" table:display="false" table:show-details="true"/>
                <table:data-pilot-member table:name="firefox_ubuntu_1285x1024_2_false/header.png" table:display="false" table:show-details="true"/>
                <table:data-pilot-member table:name="firefox_ubuntu_1285x1024_2_false/section-about.png" table:display="false" table:show-details="true"/>
                <table:data-pilot-member table:name="firefox_ubuntu_1285x1024_2_false/section-book.png" table:display="false" table:show-details="true"/>
                <table:data-pilot-member table:name="firefox_ubuntu_1285x1024_2_false/section-features.png" table:display="false" table:show-details="true"/>
                <table:data-pilot-member table:name="firefox_ubuntu_1285x1024_2_false/section-stories-jack-hovered.png" table:display="false" table:show-details="true"/>
                <table:data-pilot-member table:name="firefox_ubuntu_1285x1024_2_false/section-stories.png" table:display="false" table:show-details="true"/>
                <table:data-pilot-member table:name="firefox_ubuntu_1285x1024_2_false/section-tours-card-hovered.png" table:display="false" table:show-details="true"/>
                <table:data-pilot-member table:name="firefox_ubuntu_1285x1024_2_false/section-tours.png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duration[s]" table:orientation="data" table:used-hierarchy="0" table:function="average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6" table:display="true" table:show-details="true"/>
                <table:data-pilot-member table:name="0.483" table:display="true" table:show-details="true"/>
                <table:data-pilot-member table:name="0.536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53" table:display="true" table:show-details="true"/>
                <table:data-pilot-member table:name="1.124" table:display="true" table:show-details="true"/>
                <table:data-pilot-member table:name="1.506" table:display="true" table:show-details="true"/>
                <table:data-pilot-member table:name="1.693" table:display="true" table:show-details="true"/>
                <table:data-pilot-member table:name="2.195" table:display="true" table:show-details="true"/>
                <table:data-pilot-member table:name="2.212" table:display="true" table:show-details="true"/>
                <table:data-pilot-member table:name="2.4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s]" table:orientation="data" table:used-hierarchy="0" table:function="sum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2" table:display="true" table:show-details="true"/>
                <table:data-pilot-member table:name="0.003" table:display="true" table:show-details="true"/>
                <table:data-pilot-member table:name="0.004" table:display="true" table:show-details="true"/>
                <table:data-pilot-member table:name="0.005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11" table:display="true" table:show-details="true"/>
                <table:data-pilot-member table:name="0.020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37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3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47" table:display="true" table:show-details="true"/>
                <table:data-pilot-member table:name="0.050" table:display="true" table:show-details="true"/>
                <table:data-pilot-member table:name="0.058" table:display="true" table:show-details="true"/>
                <table:data-pilot-member table:name="0.060" table:display="true" table:show-details="true"/>
                <table:data-pilot-member table:name="0.063" table:display="true" table:show-details="true"/>
                <table:data-pilot-member table:name="0.082" table:display="true" table:show-details="true"/>
                <table:data-pilot-member table:name="0.362" table:display="true" table:show-details="true"/>
                <table:data-pilot-member table:name="0.438" table:display="true" table:show-details="true"/>
                <table:data-pilot-member table:name="0.464" table:display="true" table:show-details="true"/>
                <table:data-pilot-member table:name="0.465" table:display="true" table:show-details="true"/>
                <table:data-pilot-member table:name="0.475" table:display="true" table:show-details="true"/>
                <table:data-pilot-member table:name="0.483" table:display="true" table:show-details="true"/>
                <table:data-pilot-member table:name="0.486" table:display="true" table:show-details="true"/>
                <table:data-pilot-member table:name="0.501" table:display="true" table:show-details="true"/>
                <table:data-pilot-member table:name="0.502" table:display="true" table:show-details="true"/>
                <table:data-pilot-member table:name="0.516" table:display="true" table:show-details="true"/>
                <table:data-pilot-member table:name="0.536" table:display="true" table:show-details="true"/>
                <table:data-pilot-member table:name="0.539" table:display="true" table:show-details="true"/>
                <table:data-pilot-member table:name="0.542" table:display="true" table:show-details="true"/>
                <table:data-pilot-member table:name="0.547" table:display="true" table:show-details="true"/>
                <table:data-pilot-member table:name="0.566" table:display="true" table:show-details="true"/>
                <table:data-pilot-member table:name="0.588" table:display="true" table:show-details="true"/>
                <table:data-pilot-member table:name="0.607" table:display="true" table:show-details="true"/>
                <table:data-pilot-member table:name="0.608" table:display="true" table:show-details="true"/>
                <table:data-pilot-member table:name="0.648" table:display="true" table:show-details="true"/>
                <table:data-pilot-member table:name="0.652" table:display="true" table:show-details="true"/>
                <table:data-pilot-member table:name="0.674" table:display="true" table:show-details="true"/>
                <table:data-pilot-member table:name="0.677" table:display="true" table:show-details="true"/>
                <table:data-pilot-member table:name="0.683" table:display="true" table:show-details="true"/>
                <table:data-pilot-member table:name="0.685" table:display="true" table:show-details="true"/>
                <table:data-pilot-member table:name="0.687" table:display="true" table:show-details="true"/>
                <table:data-pilot-member table:name="0.693" table:display="true" table:show-details="true"/>
                <table:data-pilot-member table:name="0.717" table:display="true" table:show-details="true"/>
                <table:data-pilot-member table:name="0.723" table:display="true" table:show-details="true"/>
                <table:data-pilot-member table:name="0.737" table:display="true" table:show-details="true"/>
                <table:data-pilot-member table:name="0.745" table:display="true" table:show-details="true"/>
                <table:data-pilot-member table:name="0.749" table:display="true" table:show-details="true"/>
                <table:data-pilot-member table:name="0.781" table:display="true" table:show-details="true"/>
                <table:data-pilot-member table:name="0.799" table:display="true" table:show-details="true"/>
                <table:data-pilot-member table:name="0.805" table:display="true" table:show-details="true"/>
                <table:data-pilot-member table:name="0.808" table:display="true" table:show-details="true"/>
                <table:data-pilot-member table:name="0.832" table:display="true" table:show-details="true"/>
                <table:data-pilot-member table:name="0.853" table:display="true" table:show-details="true"/>
                <table:data-pilot-member table:name="0.868" table:display="true" table:show-details="true"/>
                <table:data-pilot-member table:name="0.882" table:display="true" table:show-details="true"/>
                <table:data-pilot-member table:name="0.883" table:display="true" table:show-details="true"/>
                <table:data-pilot-member table:name="0.884" table:display="true" table:show-details="true"/>
                <table:data-pilot-member table:name="0.888" table:display="true" table:show-details="true"/>
                <table:data-pilot-member table:name="0.891" table:display="true" table:show-details="true"/>
                <table:data-pilot-member table:name="0.900" table:display="true" table:show-details="true"/>
                <table:data-pilot-member table:name="0.924" table:display="true" table:show-details="true"/>
                <table:data-pilot-member table:name="0.977" table:display="true" table:show-details="true"/>
                <table:data-pilot-member table:name="0.980" table:display="true" table:show-details="true"/>
                <table:data-pilot-member table:name="1.002" table:display="true" table:show-details="true"/>
                <table:data-pilot-member table:name="1.018" table:display="true" table:show-details="true"/>
                <table:data-pilot-member table:name="1.020" table:display="true" table:show-details="true"/>
                <table:data-pilot-member table:name="1.035" table:display="true" table:show-details="true"/>
                <table:data-pilot-member table:name="1.043" table:display="true" table:show-details="true"/>
                <table:data-pilot-member table:name="1.060" table:display="true" table:show-details="true"/>
                <table:data-pilot-member table:name="1.063" table:display="true" table:show-details="true"/>
                <table:data-pilot-member table:name="1.069" table:display="true" table:show-details="true"/>
                <table:data-pilot-member table:name="1.093" table:display="true" table:show-details="true"/>
                <table:data-pilot-member table:name="1.094" table:display="true" table:show-details="true"/>
                <table:data-pilot-member table:name="1.110" table:display="true" table:show-details="true"/>
                <table:data-pilot-member table:name="1.111" table:display="true" table:show-details="true"/>
                <table:data-pilot-member table:name="1.124" table:display="true" table:show-details="true"/>
                <table:data-pilot-member table:name="1.125" table:display="true" table:show-details="true"/>
                <table:data-pilot-member table:name="1.128" table:display="true" table:show-details="true"/>
                <table:data-pilot-member table:name="1.132" table:display="true" table:show-details="true"/>
                <table:data-pilot-member table:name="1.149" table:display="true" table:show-details="true"/>
                <table:data-pilot-member table:name="1.164" table:display="true" table:show-details="true"/>
                <table:data-pilot-member table:name="1.167" table:display="true" table:show-details="true"/>
                <table:data-pilot-member table:name="1.191" table:display="true" table:show-details="true"/>
                <table:data-pilot-member table:name="1.230" table:display="true" table:show-details="true"/>
                <table:data-pilot-member table:name="1.263" table:display="true" table:show-details="true"/>
                <table:data-pilot-member table:name="1.276" table:display="true" table:show-details="true"/>
                <table:data-pilot-member table:name="1.291" table:display="true" table:show-details="true"/>
                <table:data-pilot-member table:name="1.298" table:display="true" table:show-details="true"/>
                <table:data-pilot-member table:name="1.307" table:display="true" table:show-details="true"/>
                <table:data-pilot-member table:name="1.340" table:display="true" table:show-details="true"/>
                <table:data-pilot-member table:name="1.350" table:display="true" table:show-details="true"/>
                <table:data-pilot-member table:name="1.356" table:display="true" table:show-details="true"/>
                <table:data-pilot-member table:name="1.369" table:display="true" table:show-details="true"/>
                <table:data-pilot-member table:name="1.418" table:display="true" table:show-details="true"/>
                <table:data-pilot-member table:name="1.427" table:display="true" table:show-details="true"/>
                <table:data-pilot-member table:name="1.432" table:display="true" table:show-details="true"/>
                <table:data-pilot-member table:name="1.435" table:display="true" table:show-details="true"/>
                <table:data-pilot-member table:name="1.437" table:display="true" table:show-details="true"/>
                <table:data-pilot-member table:name="1.452" table:display="true" table:show-details="true"/>
                <table:data-pilot-member table:name="1.482" table:display="true" table:show-details="true"/>
                <table:data-pilot-member table:name="1.506" table:display="true" table:show-details="true"/>
                <table:data-pilot-member table:name="1.535" table:display="true" table:show-details="true"/>
                <table:data-pilot-member table:name="1.579" table:display="true" table:show-details="true"/>
                <table:data-pilot-member table:name="1.581" table:display="true" table:show-details="true"/>
                <table:data-pilot-member table:name="1.605" table:display="true" table:show-details="true"/>
                <table:data-pilot-member table:name="1.628" table:display="true" table:show-details="true"/>
                <table:data-pilot-member table:name="1.642" table:display="true" table:show-details="true"/>
                <table:data-pilot-member table:name="1.693" table:display="true" table:show-details="true"/>
                <table:data-pilot-member table:name="1.700" table:display="true" table:show-details="true"/>
                <table:data-pilot-member table:name="1.721" table:display="true" table:show-details="true"/>
                <table:data-pilot-member table:name="1.724" table:display="true" table:show-details="true"/>
                <table:data-pilot-member table:name="1.750" table:display="true" table:show-details="true"/>
                <table:data-pilot-member table:name="1.751" table:display="true" table:show-details="true"/>
                <table:data-pilot-member table:name="1.848" table:display="true" table:show-details="true"/>
                <table:data-pilot-member table:name="1.860" table:display="true" table:show-details="true"/>
                <table:data-pilot-member table:name="1.891" table:display="true" table:show-details="true"/>
                <table:data-pilot-member table:name="1.893" table:display="true" table:show-details="true"/>
                <table:data-pilot-member table:name="1.932" table:display="true" table:show-details="true"/>
                <table:data-pilot-member table:name="1.937" table:display="true" table:show-details="true"/>
                <table:data-pilot-member table:name="1.951" table:display="true" table:show-details="true"/>
                <table:data-pilot-member table:name="1.976" table:display="true" table:show-details="true"/>
                <table:data-pilot-member table:name="1.994" table:display="true" table:show-details="true"/>
                <table:data-pilot-member table:name="2.006" table:display="true" table:show-details="true"/>
                <table:data-pilot-member table:name="2.047" table:display="true" table:show-details="true"/>
                <table:data-pilot-member table:name="2.087" table:display="true" table:show-details="true"/>
                <table:data-pilot-member table:name="2.163" table:display="true" table:show-details="true"/>
                <table:data-pilot-member table:name="2.169" table:display="true" table:show-details="true"/>
                <table:data-pilot-member table:name="2.195" table:display="true" table:show-details="true"/>
                <table:data-pilot-member table:name="2.198" table:display="true" table:show-details="true"/>
                <table:data-pilot-member table:name="2.201" table:display="true" table:show-details="true"/>
                <table:data-pilot-member table:name="2.208" table:display="true" table:show-details="true"/>
                <table:data-pilot-member table:name="2.212" table:display="true" table:show-details="true"/>
                <table:data-pilot-member table:name="2.239" table:display="true" table:show-details="true"/>
                <table:data-pilot-member table:name="2.269" table:display="true" table:show-details="true"/>
                <table:data-pilot-member table:name="2.336" table:display="true" table:show-details="true"/>
                <table:data-pilot-member table:name="2.341" table:display="true" table:show-details="true"/>
                <table:data-pilot-member table:name="2.374" table:display="true" table:show-details="true"/>
                <table:data-pilot-member table:name="2.377" table:display="true" table:show-details="true"/>
                <table:data-pilot-member table:name="2.379" table:display="true" table:show-details="true"/>
                <table:data-pilot-member table:name="2.385" table:display="true" table:show-details="true"/>
                <table:data-pilot-member table:name="2.392" table:display="true" table:show-details="true"/>
                <table:data-pilot-member table:name="2.403" table:display="true" table:show-details="true"/>
                <table:data-pilot-member table:name="2.430" table:display="true" table:show-details="true"/>
                <table:data-pilot-member table:name="2.445" table:display="true" table:show-details="true"/>
                <table:data-pilot-member table:name="2.447" table:display="true" table:show-details="true"/>
                <table:data-pilot-member table:name="2.468" table:display="true" table:show-details="true"/>
                <table:data-pilot-member table:name="2.482" table:display="true" table:show-details="true"/>
                <table:data-pilot-member table:name="2.495" table:display="true" table:show-details="true"/>
                <table:data-pilot-member table:name="2.503" table:display="true" table:show-details="true"/>
                <table:data-pilot-member table:name="2.511" table:display="true" table:show-details="true"/>
                <table:data-pilot-member table:name="2.540" table:display="true" table:show-details="true"/>
                <table:data-pilot-member table:name="2.590" table:display="true" table:show-details="true"/>
                <table:data-pilot-member table:name="2.616" table:display="true" table:show-details="true"/>
                <table:data-pilot-member table:name="2.629" table:display="true" table:show-details="true"/>
                <table:data-pilot-member table:name="2.673" table:display="true" table:show-details="true"/>
                <table:data-pilot-member table:name="2.677" table:display="true" table:show-details="true"/>
                <table:data-pilot-member table:name="2.696" table:display="true" table:show-details="true"/>
                <table:data-pilot-member table:name="2.706" table:display="true" table:show-details="true"/>
                <table:data-pilot-member table:name="2.782" table:display="true" table:show-details="true"/>
                <table:data-pilot-member table:name="2.814" table:display="true" table:show-details="true"/>
                <table:data-pilot-member table:name="2.826" table:display="true" table:show-details="true"/>
                <table:data-pilot-member table:name="2.878" table:display="true" table:show-details="true"/>
                <table:data-pilot-member table:name="2.939" table:display="true" table:show-details="true"/>
                <table:data-pilot-member table:name="2.965" table:display="true" table:show-details="true"/>
                <table:data-pilot-member table:name="2.989" table:display="true" table:show-details="true"/>
                <table:data-pilot-member table:name="2.993" table:display="true" table:show-details="true"/>
                <table:data-pilot-member table:name="3.002" table:display="true" table:show-details="true"/>
                <table:data-pilot-member table:name="3.051" table:display="true" table:show-details="true"/>
                <table:data-pilot-member table:name="3.122" table:display="true" table:show-details="true"/>
                <table:data-pilot-member table:name="3.132" table:display="true" table:show-details="true"/>
                <table:data-pilot-member table:name="3.140" table:display="true" table:show-details="true"/>
                <table:data-pilot-member table:name="3.385" table:display="true" table:show-details="true"/>
                <table:data-pilot-member table:name="3.456" table:display="true" table:show-details="true"/>
                <table:data-pilot-member table:name="3.468" table:display="true" table:show-details="true"/>
                <table:data-pilot-member table:name="3.576" table:display="true" table:show-details="true"/>
                <table:data-pilot-member table:name="3.798" table:display="true" table:show-details="true"/>
                <table:data-pilot-member table:name="3.868" table:display="true" table:show-details="true"/>
                <table:data-pilot-member table:name="3.927" table:display="true" table:show-details="true"/>
                <table:data-pilot-member table:name="3.962" table:display="true" table:show-details="true"/>
                <table:data-pilot-member table:name="4.010" table:display="true" table:show-details="true"/>
                <table:data-pilot-member table:name="4.079" table:display="true" table:show-details="true"/>
                <table:data-pilot-member table:name="4.191" table:display="true" table:show-details="true"/>
                <table:data-pilot-member table:name="4.211" table:display="true" table:show-details="true"/>
                <table:data-pilot-member table:name="4.864" table:display="true" table:show-details="true"/>
                <table:data-pilot-member table:name="5.520" table:display="true" table:show-details="true"/>
                <table:data-pilot-member table:name="5.806" table:display="true" table:show-details="true"/>
                <table:data-pilot-member table:name="5.996" table:display="true" table:show-details="true"/>
                <table:data-pilot-member table:name="6.413" table:display="true" table:show-details="true"/>
                <table:data-pilot-member table:name="9.421" table:display="true" table:show-details="true"/>
                <table:data-pilot-member table:name="11.4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[min]" table:orientation="data" table:used-hierarchy="0" table:function="sum">
            <table:data-pilot-level table:show-empty="false" calcext:repeat-item-labels="false">
              <table:data-pilot-members>
                <table:data-pilot-member table:name="0.000" table:display="true" table:show-details="true"/>
                <table:data-pilot-member table:name="0.001" table:display="true" table:show-details="true"/>
                <table:data-pilot-member table:name="0.006" table:display="true" table:show-details="true"/>
                <table:data-pilot-member table:name="0.007" table:display="true" table:show-details="true"/>
                <table:data-pilot-member table:name="0.008" table:display="true" table:show-details="true"/>
                <table:data-pilot-member table:name="0.009" table:display="true" table:show-details="true"/>
                <table:data-pilot-member table:name="0.010" table:display="true" table:show-details="true"/>
                <table:data-pilot-member table:name="0.011" table:display="true" table:show-details="true"/>
                <table:data-pilot-member table:name="0.012" table:display="true" table:show-details="true"/>
                <table:data-pilot-member table:name="0.013" table:display="true" table:show-details="true"/>
                <table:data-pilot-member table:name="0.014" table:display="true" table:show-details="true"/>
                <table:data-pilot-member table:name="0.015" table:display="true" table:show-details="true"/>
                <table:data-pilot-member table:name="0.016" table:display="true" table:show-details="true"/>
                <table:data-pilot-member table:name="0.017" table:display="true" table:show-details="true"/>
                <table:data-pilot-member table:name="0.018" table:display="true" table:show-details="true"/>
                <table:data-pilot-member table:name="0.019" table:display="true" table:show-details="true"/>
                <table:data-pilot-member table:name="0.020" table:display="true" table:show-details="true"/>
                <table:data-pilot-member table:name="0.021" table:display="true" table:show-details="true"/>
                <table:data-pilot-member table:name="0.022" table:display="true" table:show-details="true"/>
                <table:data-pilot-member table:name="0.023" table:display="true" table:show-details="true"/>
                <table:data-pilot-member table:name="0.024" table:display="true" table:show-details="true"/>
                <table:data-pilot-member table:name="0.025" table:display="true" table:show-details="true"/>
                <table:data-pilot-member table:name="0.026" table:display="true" table:show-details="true"/>
                <table:data-pilot-member table:name="0.027" table:display="true" table:show-details="true"/>
                <table:data-pilot-member table:name="0.028" table:display="true" table:show-details="true"/>
                <table:data-pilot-member table:name="0.029" table:display="true" table:show-details="true"/>
                <table:data-pilot-member table:name="0.031" table:display="true" table:show-details="true"/>
                <table:data-pilot-member table:name="0.032" table:display="true" table:show-details="true"/>
                <table:data-pilot-member table:name="0.033" table:display="true" table:show-details="true"/>
                <table:data-pilot-member table:name="0.034" table:display="true" table:show-details="true"/>
                <table:data-pilot-member table:name="0.035" table:display="true" table:show-details="true"/>
                <table:data-pilot-member table:name="0.036" table:display="true" table:show-details="true"/>
                <table:data-pilot-member table:name="0.037" table:display="true" table:show-details="true"/>
                <table:data-pilot-member table:name="0.038" table:display="true" table:show-details="true"/>
                <table:data-pilot-member table:name="0.039" table:display="true" table:show-details="true"/>
                <table:data-pilot-member table:name="0.040" table:display="true" table:show-details="true"/>
                <table:data-pilot-member table:name="0.041" table:display="true" table:show-details="true"/>
                <table:data-pilot-member table:name="0.042" table:display="true" table:show-details="true"/>
                <table:data-pilot-member table:name="0.044" table:display="true" table:show-details="true"/>
                <table:data-pilot-member table:name="0.045" table:display="true" table:show-details="true"/>
                <table:data-pilot-member table:name="0.046" table:display="true" table:show-details="true"/>
                <table:data-pilot-member table:name="0.058" table:display="true" table:show-details="true"/>
                <table:data-pilot-member table:name="0.065" table:display="true" table:show-details="true"/>
                <table:data-pilot-member table:name="0.0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0" loext:min-decimal-places="0" number:min-integer-digits="4"/>
    </number:number-style>
    <number:number-style style:name="N124">
      <number:number number:decimal-places="3" loext:min-decimal-places="3" number:min-integer-digits="0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3">00/00/0000</text:date>, <text:time style:data-style-name="N2" text:time-value="18:01:23.270466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49:04.502626447</meta:creation-date>
    <dc:date>2019-06-23T18:03:51.588469143</dc:date>
    <meta:editing-duration>PT1H41M16S</meta:editing-duration>
    <meta:editing-cycles>35</meta:editing-cycles>
    <meta:generator>LibreOffice/5.1.6.2$Linux_X86_64 LibreOffice_project/10m0$Build-2</meta:generator>
    <meta:document-statistic meta:table-count="4" meta:cell-count="1975" meta:object-count="0"/>
  </office:meta>
</office:document-meta>
</file>